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fo:margin-left="0in" table:align="left"/>
    </style:style>
    <style:style style:name="Table1.A" style:family="table-column">
      <style:table-column-properties style:column-width="1in"/>
    </style:style>
    <style:style style:name="Table1.B" style:family="table-column">
      <style:table-column-properties style:column-width="5.925in"/>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B1" style:family="table-cell">
      <style:table-cell-properties fo:padding="0.0382in" fo:border="0.0007in solid #000000" style:writing-mode="lr-tb"/>
    </style:style>
    <style:style style:name="Table1.B2" style:family="table-cell">
      <style:table-cell-properties fo:padding="0.0382in" fo:border-left="0.0007in solid #000000" fo:border-right="0.0007in solid #000000" fo:border-top="none" fo:border-bottom="0.0007in solid #000000" style:writing-mode="lr-tb"/>
    </style:style>
    <style:style style:name="Table1.A6" style:family="table-cell">
      <style:table-cell-properties fo:padding="0.0382in" fo:border-left="0.0007in solid #000000" fo:border-right="none" fo:border-top="none" fo:border-bottom="0.0007in solid #000000" style:writing-mode="lr-tb"/>
    </style:style>
    <style:style style:name="Table2" style:family="table">
      <style:table-properties style:width="6.925in" fo:margin-left="0in" table:align="left"/>
    </style:style>
    <style:style style:name="Table2.A" style:family="table-column">
      <style:table-column-properties style:column-width="1in"/>
    </style:style>
    <style:style style:name="Table2.B" style:family="table-column">
      <style:table-column-properties style:column-width="5.925in"/>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B1" style:family="table-cell">
      <style:table-cell-properties fo:padding="0.0382in" fo:border="0.0007in solid #000000" style:writing-mode="lr-tb"/>
    </style:style>
    <style:style style:name="Table2.B2" style:family="table-cell">
      <style:table-cell-properties fo:padding="0.0382in" fo:border-left="0.0007in solid #000000" fo:border-right="0.0007in solid #000000" fo:border-top="none" fo:border-bottom="0.0007in solid #000000" style:writing-mode="lr-tb"/>
    </style:style>
    <style:style style:name="Table2.A6" style:family="table-cell">
      <style:table-cell-properties fo:padding="0.0382in" fo:border-left="0.0007in solid #000000" fo:border-right="none" fo:border-top="none" fo:border-bottom="0.0007in solid #000000" style:writing-mode="lr-tb"/>
    </style:style>
    <style:style style:name="Table3" style:family="table">
      <style:table-properties style:width="6.925in" fo:margin-left="0in" table:align="left"/>
    </style:style>
    <style:style style:name="Table3.A" style:family="table-column">
      <style:table-column-properties style:column-width="2.3083in"/>
    </style:style>
    <style:style style:name="Table3.A1" style:family="table-cell">
      <style:table-cell-properties fo:padding="0.0382in" fo:border-left="0.0007in solid #000000" fo:border-right="none" fo:border-top="0.0007in solid #000000" fo:border-bottom="0.0007in solid #000000" style:writing-mode="lr-tb"/>
    </style:style>
    <style:style style:name="Table3.C1" style:family="table-cell">
      <style:table-cell-properties fo:padding="0.0382in" fo:border="0.0007in solid #000000" style:writing-mode="lr-tb"/>
    </style:style>
    <style:style style:name="Table3.A2" style:family="table-cell">
      <style:table-cell-properties fo:padding="0.0382in" fo:border-left="0.0007in solid #000000" fo:border-right="none" fo:border-top="none" fo:border-bottom="0.0007in solid #000000" style:writing-mode="lr-tb"/>
    </style:style>
    <style:style style:name="Table3.C2" style:family="table-cell">
      <style:table-cell-properties fo:padding="0.0382in" fo:border-left="0.0007in solid #000000" fo:border-right="0.0007in solid #000000" fo:border-top="none" fo:border-bottom="0.0007in solid #000000" style:writing-mode="lr-tb"/>
    </style:style>
    <style:style style:name="Table4" style:family="table">
      <style:table-properties style:width="6.925in" fo:margin-left="0in" table:align="left"/>
    </style:style>
    <style:style style:name="Table4.A" style:family="table-column">
      <style:table-column-properties style:column-width="2.3083in"/>
    </style:style>
    <style:style style:name="Table4.A1" style:family="table-cell">
      <style:table-cell-properties fo:padding="0.0382in" fo:border-left="0.0007in solid #000000" fo:border-right="none" fo:border-top="0.0007in solid #000000" fo:border-bottom="0.0007in solid #000000" style:writing-mode="lr-tb"/>
    </style:style>
    <style:style style:name="Table4.C1" style:family="table-cell">
      <style:table-cell-properties fo:padding="0.0382in" fo:border="0.0007in solid #000000" style:writing-mode="lr-tb"/>
    </style:style>
    <style:style style:name="Table4.A2" style:family="table-cell">
      <style:table-cell-properties fo:padding="0.0382in" fo:border-left="0.0007in solid #000000" fo:border-right="none" fo:border-top="none" fo:border-bottom="0.0007in solid #000000" style:writing-mode="lr-tb"/>
    </style:style>
    <style:style style:name="Table4.C2" style:family="table-cell">
      <style:table-cell-properties fo:padding="0.0382in" fo:border-left="0.0007in solid #000000" fo:border-right="0.0007in solid #000000" fo:border-top="none" fo:border-bottom="0.0007in solid #000000" style:writing-mode="lr-tb"/>
    </style:style>
    <style:style style:name="Table5" style:family="table">
      <style:table-properties style:width="6.925in" fo:margin-left="0in" table:align="left"/>
    </style:style>
    <style:style style:name="Table5.A" style:family="table-column">
      <style:table-column-properties style:column-width="2.3083in"/>
    </style:style>
    <style:style style:name="Table5.A1" style:family="table-cell">
      <style:table-cell-properties fo:padding="0.0382in" fo:border-left="0.0007in solid #000000" fo:border-right="none" fo:border-top="0.0007in solid #000000" fo:border-bottom="0.0007in solid #000000" style:writing-mode="lr-tb"/>
    </style:style>
    <style:style style:name="Table5.C1" style:family="table-cell">
      <style:table-cell-properties fo:padding="0.0382in" fo:border="0.0007in solid #000000" style:writing-mode="lr-tb"/>
    </style:style>
    <style:style style:name="Table5.A2" style:family="table-cell">
      <style:table-cell-properties fo:padding="0.0382in" fo:border-left="0.0007in solid #000000" fo:border-right="none" fo:border-top="none" fo:border-bottom="0.0007in solid #000000" style:writing-mode="lr-tb"/>
    </style:style>
    <style:style style:name="Table5.C2" style:family="table-cell">
      <style:table-cell-properties fo:padding="0.0382in" fo:border-left="0.0007in solid #000000" fo:border-right="0.0007in solid #000000" fo:border-top="none" fo:border-bottom="0.0007in solid #000000" style:writing-mode="lr-tb"/>
    </style:style>
    <style:style style:name="Table6" style:family="table">
      <style:table-properties style:width="6.925in" fo:margin-left="0in" table:align="left"/>
    </style:style>
    <style:style style:name="Table6.A" style:family="table-column">
      <style:table-column-properties style:column-width="2.3083in"/>
    </style:style>
    <style:style style:name="Table6.A1" style:family="table-cell">
      <style:table-cell-properties fo:padding="0.0382in" fo:border-left="0.0007in solid #000000" fo:border-right="none" fo:border-top="0.0007in solid #000000" fo:border-bottom="0.0007in solid #000000" style:writing-mode="lr-tb"/>
    </style:style>
    <style:style style:name="Table6.C1" style:family="table-cell">
      <style:table-cell-properties fo:padding="0.0382in" fo:border="0.0007in solid #000000" style:writing-mode="lr-tb"/>
    </style:style>
    <style:style style:name="Table6.A2" style:family="table-cell">
      <style:table-cell-properties fo:padding="0.0382in" fo:border-left="0.0007in solid #000000" fo:border-right="none" fo:border-top="none" fo:border-bottom="0.0007in solid #000000" style:writing-mode="lr-tb"/>
    </style:style>
    <style:style style:name="Table6.C2" style:family="table-cell">
      <style:table-cell-properties fo:padding="0.0382in" fo:border-left="0.0007in solid #000000" fo:border-right="0.0007in solid #000000" fo:border-top="none" fo:border-bottom="0.0007in solid #000000" style:writing-mode="lr-tb"/>
    </style:style>
    <style:style style:name="Table7" style:family="table">
      <style:table-properties style:width="6.925in" fo:margin-left="0in" table:align="left"/>
    </style:style>
    <style:style style:name="Table7.A" style:family="table-column">
      <style:table-column-properties style:column-width="1.7313in"/>
    </style:style>
    <style:style style:name="Table7.A1" style:family="table-cell">
      <style:table-cell-properties fo:padding="0.0382in" fo:border-left="0.0007in solid #000000" fo:border-right="none" fo:border-top="0.0007in solid #000000" fo:border-bottom="0.0007in solid #000000" style:writing-mode="lr-tb"/>
    </style:style>
    <style:style style:name="Table7.D1" style:family="table-cell">
      <style:table-cell-properties fo:padding="0.0382in" fo:border="0.0007in solid #000000" style:writing-mode="lr-tb"/>
    </style:style>
    <style:style style:name="Table7.A2" style:family="table-cell">
      <style:table-cell-properties fo:padding="0.0382in" fo:border-left="0.0007in solid #000000" fo:border-right="none" fo:border-top="none" fo:border-bottom="0.0007in solid #000000" style:writing-mode="lr-tb"/>
    </style:style>
    <style:style style:name="Table7.D2" style:family="table-cell">
      <style:table-cell-properties fo:padding="0.0382in" fo:border-left="0.0007in solid #000000" fo:border-right="0.0007in solid #000000" fo:border-top="none" fo:border-bottom="0.0007in solid #000000" style:writing-mode="lr-tb"/>
    </style:style>
    <style:style style:name="Table8" style:family="table">
      <style:table-properties style:width="6.925in" fo:margin-left="0in" table:align="left"/>
    </style:style>
    <style:style style:name="Table8.A" style:family="table-column">
      <style:table-column-properties style:column-width="1.7313in"/>
    </style:style>
    <style:style style:name="Table8.A1" style:family="table-cell">
      <style:table-cell-properties fo:padding="0.0382in" fo:border-left="0.0007in solid #000000" fo:border-right="none" fo:border-top="0.0007in solid #000000" fo:border-bottom="0.0007in solid #000000" style:writing-mode="lr-tb"/>
    </style:style>
    <style:style style:name="Table8.D1" style:family="table-cell">
      <style:table-cell-properties fo:padding="0.0382in" fo:border="0.0007in solid #000000" style:writing-mode="lr-tb"/>
    </style:style>
    <style:style style:name="Table8.A2" style:family="table-cell">
      <style:table-cell-properties fo:padding="0.0382in" fo:border-left="0.0007in solid #000000" fo:border-right="none" fo:border-top="none" fo:border-bottom="0.0007in solid #000000" style:writing-mode="lr-tb"/>
    </style:style>
    <style:style style:name="Table8.D2" style:family="table-cell">
      <style:table-cell-properties fo:padding="0.0382in" fo:border-left="0.0007in solid #000000" fo:border-right="0.0007in solid #000000" fo:border-top="none" fo:border-bottom="0.0007in solid #000000" style:writing-mode="lr-tb"/>
    </style:style>
    <style:style style:name="Table9" style:family="table">
      <style:table-properties style:width="6.925in" fo:margin-left="0in" table:align="left"/>
    </style:style>
    <style:style style:name="Table9.A" style:family="table-column">
      <style:table-column-properties style:column-width="1.7313in"/>
    </style:style>
    <style:style style:name="Table9.A1" style:family="table-cell">
      <style:table-cell-properties fo:padding="0.0382in" fo:border-left="0.0007in solid #000000" fo:border-right="none" fo:border-top="0.0007in solid #000000" fo:border-bottom="0.0007in solid #000000" style:writing-mode="lr-tb"/>
    </style:style>
    <style:style style:name="Table9.D1" style:family="table-cell">
      <style:table-cell-properties fo:padding="0.0382in" fo:border="0.0007in solid #000000" style:writing-mode="lr-tb"/>
    </style:style>
    <style:style style:name="Table9.A2" style:family="table-cell">
      <style:table-cell-properties fo:padding="0.0382in" fo:border-left="0.0007in solid #000000" fo:border-right="none" fo:border-top="none" fo:border-bottom="0.0007in solid #000000" style:writing-mode="lr-tb"/>
    </style:style>
    <style:style style:name="Table9.D2" style:family="table-cell">
      <style:table-cell-properties fo:padding="0.0382in" fo:border-left="0.0007in solid #000000" fo:border-right="0.0007in solid #000000" fo:border-top="none" fo:border-bottom="0.0007in solid #000000" style:writing-mode="lr-tb"/>
    </style:style>
    <style:style style:name="Table10" style:family="table">
      <style:table-properties style:width="6.925in" fo:margin-left="0in" table:align="left"/>
    </style:style>
    <style:style style:name="Table10.A" style:family="table-column">
      <style:table-column-properties style:column-width="3.3236in"/>
    </style:style>
    <style:style style:name="Table10.B" style:family="table-column">
      <style:table-column-properties style:column-width="0.0903in"/>
    </style:style>
    <style:style style:name="Table10.C" style:family="table-column">
      <style:table-column-properties style:column-width="0.6681in"/>
    </style:style>
    <style:style style:name="Table10.D" style:family="table-column">
      <style:table-column-properties style:column-width="0.7486in"/>
    </style:style>
    <style:style style:name="Table10.E" style:family="table-column">
      <style:table-column-properties style:column-width="1.3451in"/>
    </style:style>
    <style:style style:name="Table10.F" style:family="table-column">
      <style:table-column-properties style:column-width="0.7493in"/>
    </style:style>
    <style:style style:name="Table10.A1" style:family="table-cell">
      <style:table-cell-properties style:vertical-align="middle" fo:padding="0.0382in" fo:border-left="0.0007in solid #000000" fo:border-right="none" fo:border-top="0.0007in solid #000000" fo:border-bottom="0.0007in solid #000000" style:writing-mode="lr-tb"/>
    </style:style>
    <style:style style:name="Table10.B1" style:family="table-cell">
      <style:table-cell-properties fo:padding="0.0382in" fo:border-left="0.0007in solid #000000" fo:border-right="none" fo:border-top="0.0007in solid #000000" fo:border-bottom="0.0007in solid #000000" style:writing-mode="lr-tb"/>
    </style:style>
    <style:style style:name="Table10.C1" style:family="table-cell">
      <style:table-cell-properties fo:padding="0.0382in" fo:border="0.0007in solid #000000" style:writing-mode="lr-tb"/>
    </style:style>
    <style:style style:name="Table10.B2" style:family="table-cell">
      <style:table-cell-properties fo:padding="0.0382in" fo:border-left="0.0007in solid #000000" fo:border-right="none" fo:border-top="none" fo:border-bottom="0.0007in solid #000000" style:writing-mode="lr-tb"/>
    </style:style>
    <style:style style:name="Table10.F2" style:family="table-cell">
      <style:table-cell-properties fo:padding="0.0382in" fo:border-left="0.0007in solid #000000" fo:border-right="0.0007in solid #000000" fo:border-top="none" fo:border-bottom="0.0007in solid #000000" style:writing-mode="lr-tb"/>
    </style:style>
    <style:style style:name="Table11" style:family="table">
      <style:table-properties style:width="6.925in" fo:margin-left="0in" table:align="left"/>
    </style:style>
    <style:style style:name="Table11.A" style:family="table-column">
      <style:table-column-properties style:column-width="1.7313in"/>
    </style:style>
    <style:style style:name="Table11.A1" style:family="table-cell">
      <style:table-cell-properties fo:padding="0.0382in" fo:border-left="0.0007in solid #000000" fo:border-right="none" fo:border-top="0.0007in solid #000000" fo:border-bottom="0.0007in solid #000000" style:writing-mode="lr-tb"/>
    </style:style>
    <style:style style:name="Table11.D1" style:family="table-cell">
      <style:table-cell-properties fo:padding="0.0382in" fo:border="0.0007in solid #000000" style:writing-mode="lr-tb"/>
    </style:style>
    <style:style style:name="Table11.D2" style:family="table-cell">
      <style:table-cell-properties fo:padding="0.0382in" fo:border-left="0.0007in solid #000000" fo:border-right="0.0007in solid #000000" fo:border-top="none" fo:border-bottom="0.0007in solid #000000" style:writing-mode="lr-tb"/>
    </style:style>
    <style:style style:name="Table11.A3" style:family="table-cell">
      <style:table-cell-properties fo:padding="0.0382in" fo:border-left="0.0007in solid #000000" fo:border-right="none" fo:border-top="none" fo:border-bottom="0.0007in solid #000000" style:writing-mode="lr-tb"/>
    </style:style>
    <style:style style:name="Table12" style:family="table">
      <style:table-properties style:width="6.925in" fo:margin-left="0in" table:align="left"/>
    </style:style>
    <style:style style:name="Table12.A" style:family="table-column">
      <style:table-column-properties style:column-width="3.4625in"/>
    </style:style>
    <style:style style:name="Table12.A1" style:family="table-cell">
      <style:table-cell-properties fo:padding="0.0382in" fo:border-left="0.0007in solid #000000" fo:border-right="none" fo:border-top="0.0007in solid #000000" fo:border-bottom="0.0007in solid #000000" style:writing-mode="lr-tb"/>
    </style:style>
    <style:style style:name="Table12.B1" style:family="table-cell">
      <style:table-cell-properties fo:padding="0.0382in" fo:border="0.0007in solid #000000" style:writing-mode="lr-tb"/>
    </style:style>
    <style:style style:name="Table12.A2" style:family="table-cell">
      <style:table-cell-properties fo:padding="0.0382in" fo:border-left="0.0007in solid #000000" fo:border-right="none" fo:border-top="none" fo:border-bottom="0.0007in solid #000000" style:writing-mode="lr-tb"/>
    </style:style>
    <style:style style:name="Table12.B2" style:family="table-cell">
      <style:table-cell-properties fo:padding="0.0382in" fo:border-left="0.0007in solid #000000" fo:border-right="0.0007in solid #000000" fo:border-top="none" fo:border-bottom="0.0007in solid #000000" style:writing-mode="lr-tb"/>
    </style:style>
    <style:style style:name="Table13" style:family="table">
      <style:table-properties style:width="6.925in" table:align="margins"/>
    </style:style>
    <style:style style:name="Table13.A" style:family="table-column">
      <style:table-column-properties style:column-width="0.6465in" style:rel-column-width="6118*"/>
    </style:style>
    <style:style style:name="Table13.B" style:family="table-column">
      <style:table-column-properties style:column-width="6.2785in" style:rel-column-width="59417*"/>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4" style:family="table">
      <style:table-properties style:width="6.925in" table:align="margins"/>
    </style:style>
    <style:style style:name="Table14.A" style:family="table-column">
      <style:table-column-properties style:column-width="2.2799in" style:rel-column-width="21575*"/>
    </style:style>
    <style:style style:name="Table14.B" style:family="table-column">
      <style:table-column-properties style:column-width="4.6451in" style:rel-column-width="4396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fo:break-before="pag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style:font-name="Courier New"/>
    </style:style>
    <style:style style:name="P5" style:family="paragraph" style:parent-style-name="Standard">
      <style:text-properties style:font-name="Courier New" fo:font-weight="bold" style:font-weight-asian="bold" style:font-weight-complex="bold"/>
    </style:style>
    <style:style style:name="P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text-properties style:text-position="sub 67%"/>
    </style:style>
    <style:style style:name="P8" style:family="paragraph" style:parent-style-name="Standard">
      <style:text-properties style:text-position="0% 100%"/>
    </style:style>
    <style:style style:name="P9" style:family="paragraph" style:parent-style-name="Standard">
      <style:text-properties style:text-position="0% 100%" fo:font-style="normal" style:font-style-asian="normal" style:font-style-complex="normal"/>
    </style:style>
    <style:style style:name="P10" style:family="paragraph" style:parent-style-name="Standard">
      <style:text-properties style:text-position="0% 100%" style:font-name="Times New Roman" fo:font-style="normal" style:font-style-asian="normal" style:font-style-complex="normal"/>
    </style:style>
    <style:style style:name="P11" style:family="paragraph" style:parent-style-name="Standard">
      <style:text-properties style:text-position="0% 100%" style:font-name="Times New Roman" fo:font-style="normal" fo:font-weight="normal" style:font-style-asian="normal" style:font-weight-asian="normal" style:font-style-complex="normal" style:font-weight-complex="normal"/>
    </style:style>
    <style:style style:name="P12" style:family="paragraph" style:parent-style-name="Standard">
      <style:text-properties style:text-position="0% 1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P13" style:family="paragraph" style:parent-style-name="Standard">
      <style:text-properties style:text-position="0% 100%" style:font-name="Courier New" fo:font-style="normal" fo:font-weight="normal" style:font-style-asian="normal" style:font-weight-asian="normal" style:font-style-complex="normal" style:font-weight-complex="normal"/>
    </style:style>
    <style:style style:name="P14" style:family="paragraph" style:parent-style-name="Table_20_Contents">
      <style:text-properties style:font-name="Courier New"/>
    </style:style>
    <style:style style:name="P15" style:family="paragraph" style:parent-style-name="Table_20_Contents">
      <style:text-properties style:font-name="Courier New" fo:font-weight="bold"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bold" style:font-weight-asian="bold" style:font-weight-complex="bold"/>
    </style:style>
    <style:style style:name="P18" style:family="paragraph" style:parent-style-name="Table_20_Contents">
      <style:text-properties style:font-name="Times New Roman"/>
    </style:style>
    <style:style style:name="P19" style:family="paragraph" style:parent-style-name="Normal">
      <style:text-properties text:display="none"/>
    </style:style>
    <style:style style:name="P20" style:family="paragraph" style:parent-style-name="Standard">
      <style:paragraph-properties fo:padding="0.0291in" fo:border-left="none" fo:border-right="none" fo:border-top="none" fo:border-bottom="0.0008in solid #000000" style:join-border="false"/>
      <style:text-properties style:text-position="0% 100%" style:font-name="Times New Roman" fo:font-style="normal" fo:font-weight="normal" style:font-style-asian="normal" style:font-weight-asian="normal" style:font-style-complex="normal" style:font-weight-complex="normal"/>
    </style:style>
    <style:style style:name="P21"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4"/>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8"/>
    <style:style style:name="P40" style:family="paragraph" style:parent-style-name="Standard" style:list-style-name="L19"/>
    <style:style style:name="P41" style:family="paragraph" style:parent-style-name="Standard" style:list-style-name="L20"/>
    <style:style style:name="P42" style:family="paragraph" style:parent-style-name="Standard" style:list-style-name="L21"/>
    <style:style style:name="P43" style:family="paragraph" style:parent-style-name="Standard" style:list-style-name="L22"/>
    <style:style style:name="P44" style:family="paragraph" style:parent-style-name="Standard" style:list-style-name="L23"/>
    <style:style style:name="P45" style:family="paragraph" style:parent-style-name="Standard" style:list-style-name="L24"/>
    <style:style style:name="P46" style:family="paragraph" style:parent-style-name="Standard" style:list-style-name="L25"/>
    <style:style style:name="P47" style:family="paragraph" style:parent-style-name="Standard" style:list-style-name="L26"/>
    <style:style style:name="P48" style:family="paragraph" style:parent-style-name="Standard" style:list-style-name="L27"/>
    <style:style style:name="P49" style:family="paragraph" style:parent-style-name="Standard" style:list-style-name="L28"/>
    <style:style style:name="P50" style:family="paragraph" style:parent-style-name="Standard" style:list-style-name="L29"/>
    <style:style style:name="P51" style:family="paragraph" style:parent-style-name="Standard" style:list-style-name="L30"/>
    <style:style style:name="P52" style:family="paragraph" style:parent-style-name="Standard" style:list-style-name="L31"/>
    <style:style style:name="P53" style:family="paragraph" style:parent-style-name="Standard" style:list-style-name="L32"/>
    <style:style style:name="P54" style:family="paragraph" style:parent-style-name="Standard">
      <style:text-properties style:text-position="0% 100%"/>
    </style:style>
    <style:style style:name="P55" style:family="paragraph" style:parent-style-name="Standard" style:list-style-name="L33">
      <style:text-properties style:text-position="0% 100%" fo:font-style="normal" style:font-style-asian="normal" style:font-style-complex="normal"/>
    </style:style>
    <style:style style:name="P56" style:family="paragraph" style:parent-style-name="Standard" style:list-style-name="L34">
      <style:text-properties style:text-position="0% 100%" fo:font-style="normal" style:font-style-asian="normal" style:font-style-complex="normal"/>
    </style:style>
    <style:style style:name="P57" style:family="paragraph" style:parent-style-name="Standard" style:list-style-name="L35">
      <style:text-properties style:text-position="0% 100%" style:font-name="Times New Roman" fo:font-style="normal" fo:font-weight="normal" style:font-style-asian="normal" style:font-weight-asian="normal" style:font-style-complex="normal" style:font-weight-complex="normal"/>
    </style:style>
    <style:style style:name="P58" style:family="paragraph" style:parent-style-name="Standard" style:list-style-name="L36">
      <style:text-properties style:text-position="0% 100%" style:font-name="Times New Roman" fo:font-style="normal" fo:font-weight="normal" style:font-style-asian="normal" style:font-weight-asian="normal" style:font-style-complex="normal" style:font-weight-complex="normal"/>
    </style:style>
    <style:style style:name="P59" style:family="paragraph" style:parent-style-name="Standard" style:list-style-name="L37">
      <style:text-properties style:text-position="0% 100%" style:font-name="Times New Roman" fo:font-style="normal" fo:font-weight="normal" style:font-style-asian="normal" style:font-weight-asian="normal" style:font-style-complex="normal" style:font-weight-complex="normal"/>
    </style:style>
    <style:style style:name="P60" style:family="paragraph" style:parent-style-name="Standard">
      <style:text-properties style:text-position="0% 100%" style:font-name="Times New Roman" fo:font-style="normal" style:text-underline-style="none" fo:font-weight="normal" style:font-style-asian="normal" style:font-weight-asian="normal" style:font-style-complex="normal" style:font-weight-complex="normal"/>
    </style:style>
    <style:style style:name="P61" style:family="paragraph" style:parent-style-name="Standard" style:list-style-name="L38">
      <style:text-properties style:text-position="0% 100%"/>
    </style:style>
    <style:style style:name="P62" style:family="paragraph" style:parent-style-name="Standard">
      <style:text-properties style:text-position="0% 100%" style:text-underline-style="none" fo:font-weight="bold" style:font-weight-asian="bold" style:font-weight-complex="bold"/>
    </style:style>
    <style:style style:name="P63" style:family="paragraph" style:parent-style-name="Standard" style:list-style-name="L39">
      <style:text-properties style:text-position="0% 100%" style:text-underline-style="none"/>
    </style:style>
    <style:style style:name="P64" style:family="paragraph" style:parent-style-name="Standard" style:list-style-name="L40">
      <style:text-properties style:text-position="0% 100%" style:text-underline-style="none"/>
    </style:style>
    <style:style style:name="P65" style:family="paragraph" style:parent-style-name="Standard" style:list-style-name="L41">
      <style:text-properties style:text-position="0% 100%" style:text-underline-style="none"/>
    </style:style>
    <style:style style:name="P66" style:family="paragraph" style:parent-style-name="Standard" style:list-style-name="L42">
      <style:text-properties style:text-position="0% 100%" style:text-underline-style="none" fo:font-weight="normal" style:font-weight-asian="normal" style:font-weight-complex="normal"/>
    </style:style>
    <style:style style:name="P67" style:family="paragraph" style:parent-style-name="Standard" style:list-style-name="L38"/>
    <style:style style:name="P68" style:family="paragraph" style:parent-style-name="Standard" style:list-style-name="L40"/>
    <style:style style:name="P69" style:family="paragraph" style:parent-style-name="Standard" style:list-style-name="L41"/>
    <style:style style:name="P70" style:family="paragraph" style:parent-style-name="Standard">
      <style:text-properties style:text-underline-style="none" fo:font-weight="normal" style:font-weight-asian="normal" style:font-weight-complex="normal"/>
    </style:style>
    <style:style style:name="P71" style:family="paragraph" style:parent-style-name="Standard" style:list-style-name="L42">
      <style:text-properties style:text-underline-style="none" fo:font-weight="normal" style:font-weight-asian="normal" style:font-weight-complex="normal"/>
    </style:style>
    <style:style style:name="P72" style:family="paragraph" style:parent-style-name="Standard" style:list-style-name="L43">
      <style:text-properties style:text-underline-style="none" fo:font-weight="normal" style:font-weight-asian="normal" style:font-weight-complex="normal"/>
    </style:style>
    <style:style style:name="P73" style:family="paragraph" style:parent-style-name="Standard" style:list-style-name="L44">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style:text-underline-style="solid" style:text-underline-width="auto" style:text-underline-color="font-color" style:text-underline-mode="continuous" style:text-overline-mode="continuous" style:text-line-through-mode="continuous"/>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fo:font-weight="bold" style:font-weight-asian="bold" style:font-weight-complex="bold"/>
    </style:style>
    <style:style style:name="T7" style:family="text">
      <style:text-properties style:text-position="sub 67%"/>
    </style:style>
    <style:style style:name="T8" style:family="text">
      <style:text-properties style:text-position="super 67%" fo:font-weight="bold" style:font-weight-asian="bold" style:font-weight-complex="bold"/>
    </style:style>
    <style:style style:name="T9" style:family="text">
      <style:text-properties style:text-line-through-style="solid" style:font-name="Courier New" style:text-underline-mode="continuous" style:text-overline-mode="continuous" style:text-line-through-mode="continuous"/>
    </style:style>
    <style:style style:name="T10" style:family="text">
      <style:text-properties style:text-position="sub 58%"/>
    </style:style>
    <style:style style:name="T11" style:family="text">
      <style:text-properties style:text-position="sub 58%" fo:font-style="normal" style:font-style-asian="normal" style:font-style-complex="normal"/>
    </style:style>
    <style:style style:name="T12" style:family="text">
      <style:text-properties style:text-position="0% 100%"/>
    </style:style>
    <style:style style:name="T13" style:family="text">
      <style:text-properties style:text-position="0% 100%" style:text-underline-style="solid" style:text-underline-width="auto" style:text-underline-color="font-color"/>
    </style:style>
    <style:style style:name="T14" style:family="text">
      <style:text-properties style:text-position="0% 100%" fo:font-style="italic" style:font-style-asian="italic" style:font-style-complex="italic"/>
    </style:style>
    <style:style style:name="T15" style:family="text">
      <style:text-properties style:text-position="0% 100%" fo:font-style="italic" style:text-underline-style="none" style:font-style-asian="italic" style:font-style-complex="italic"/>
    </style:style>
    <style:style style:name="T16" style:family="text">
      <style:text-properties style:text-position="0% 100%" fo:font-style="normal" style:font-style-asian="normal" style:font-style-complex="normal"/>
    </style:style>
    <style:style style:name="T17" style:family="text">
      <style:text-properties style:text-position="0% 100%" style:font-name="Courier New" fo:font-style="normal" style:font-style-asian="normal" style:font-style-complex="normal"/>
    </style:style>
    <style:style style:name="T18" style:family="text">
      <style:text-properties style:text-position="0% 100%" style:font-name="Times New Roman" fo:font-style="normal" style:font-style-asian="normal" style:font-style-complex="normal"/>
    </style:style>
    <style:style style:name="T19" style:family="text">
      <style:text-properties style:text-position="0% 100%" style:font-name="Times New Roman" fo:font-style="normal" fo:font-weight="normal" style:font-style-asian="normal" style:font-weight-asian="normal" style:font-style-complex="normal" style:font-weight-complex="normal"/>
    </style:style>
    <style:style style:name="T20" style:family="text">
      <style:text-properties style:text-position="0% 100%" style:text-underline-style="none"/>
    </style:style>
    <style:style style:name="T21" style:family="text">
      <style:text-properties style:text-position="super 58%"/>
    </style:style>
    <style:style style:name="T22" style:family="text">
      <style:text-properties style:text-underline-style="none"/>
    </style:style>
    <style:style style:name="T23" style:family="text">
      <style:text-properties style:text-underline-style="none" fo:font-weight="bold" style:font-weight-asian="bold" style:font-weight-complex="bold"/>
    </style:style>
    <text:list-style style:name="L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ednesday</text:p>
      <text:p text:style-name="P3">Week 10</text:p>
      <text:p text:style-name="P3">3-22-17</text:p>
      <text:p text:style-name="Standard"/>
      <text:p text:style-name="Standard">Talking about the project.</text:p>
      <text:p text:style-name="Standard">Last time:</text:p>
      <text:p text:style-name="Standard"><text:tab/>Exam 2</text:p>
      <text:p text:style-name="Standard"><text:tab/>Grading should be done soon.</text:p>
      <text:p text:style-name="Standard">Today:</text:p>
      <text:p text:style-name="Standard"><text:tab/>Project 3</text:p>
      <text:p text:style-name="Standard"><text:tab/><text:tab/>- type checking</text:p>
      <text:p text:style-name="Standard"><text:tab/><text:tab/>- ???</text:p>
      <text:p text:style-name="Standard"/>
      <text:p text:style-name="Standard">The semantic checking is stuff added to the parsing.</text:p>
      <text:p text:style-name="Standard"/>
      <text:p text:style-name="Standard">As far as parsing is concerned,</text:p>
      <text:p text:style-name="Standard"/>
      <text:p text:style-name="Standard">We have an ID as part of a declaration. It doesn't care what the ID is.</text:p>
      <text:p text:style-name="Standard">Semantics cares that the IDs are different and of the correct type.</text:p>
      <text:p text:style-name="Standard"/>
      <text:p text:style-name="Standard">“The cat drank the milk” is syntactically correct.</text:p>
      <text:p text:style-name="Standard">“The milk drank the cat” is also syntactically correct, but not semantically.</text:p>
      <text:p text:style-name="Standard"/>
      <text:p text:style-name="Standard"/>
      <text:p text:style-name="P4">id_list → ID | ID COMMA id_list</text:p>
      <text:p text:style-name="P4"/>
      <text:p text:style-name="P4">void parse_id_list()</text:p>
      <text:p text:style-name="P4">{</text:p>
      <text:p text:style-name="P4"><text:tab/>Token tok;</text:p>
      <text:p text:style-name="P4"><text:tab/>Token tok1;</text:p>
      <text:p text:style-name="P4"><text:tab/>tok = lexer.GetToken();</text:p>
      <text:p text:style-name="P4"><text:tab/>if(tok.token_type == ID)</text:p>
      <text:p text:style-name="P4"><text:tab/>{</text:p>
      <text:p text:style-name="P4"><text:tab/><text:tab/>tok1 = lexer.GetToken();</text:p>
      <text:p text:style-name="P4"><text:tab/><text:tab/>if(tok1.token_type == COMMA)</text:p>
      <text:p text:style-name="P4"><text:tab/><text:tab/>{</text:p>
      <text:p text:style-name="P4"><text:tab/><text:tab/><text:tab/>parse_id_list();</text:p>
      <text:p text:style-name="P4"><text:tab/><text:tab/>}</text:p>
      <text:p text:style-name="P4"><text:tab/><text:tab/>else if(tok1.token_type == COLON)</text:p>
      <text:p text:style-name="P4"><text:tab/><text:tab/>{</text:p>
      <text:p text:style-name="P4"><text:tab/><text:tab/><text:tab/>lexer.UngetToken(tok1);</text:p>
      <text:p text:style-name="P4"><text:tab/><text:tab/>}</text:p>
      <text:p text:style-name="P4"><text:tab/><text:tab/>else</text:p>
      <text:p text:style-name="P4"><text:tab/><text:tab/><text:tab/>syntax_error();</text:p>
      <text:p text:style-name="P4"><text:tab/>}</text:p>
      <text:p text:style-name="P4"><text:tab/>else</text:p>
      <text:p text:style-name="P4"><text:tab/><text:tab/>syntax_error();</text:p>
      <text:p text:style-name="P4">}</text:p>
      <text:p text:style-name="Standard">When doing type-checking, we parse id_list, then parse the type name.</text:p>
      <text:p text:style-name="Standard"><text:soft-page-break/>We need to capture that list of IDs. We need to capture the IDs together and put them in a list.</text:p>
      <text:p text:style-name="Standard"/>
      <text:p text:style-name="Standard">If we have</text:p>
      <text:p text:style-name="P4">t1, t2, t3 : INT</text:p>
      <text:p text:style-name="Standard">then we need to somehow return a list of IDs so we can classify them as an INT.</text:p>
      <text:p text:style-name="Standard">We're not just parsing, we're taking what we're parsing and adding it to a data structure.</text:p>
      <text:p text:style-name="Standard">parse_id_list is recursive, we do it recursively.</text:p>
      <text:p text:style-name="Standard">ID is a node. The id_list recursively returns a list recursively.</text:p>
      <text:p text:style-name="Standard">Add the original node to the list and return the whole thing.</text:p>
      <text:p text:style-name="Standard"/>
      <text:p text:style-name="P4">id_list → ID | ID COMMA id_list</text:p>
      <text:p text:style-name="P4"/>
      <text:p text:style-name="P4">struct idListNode* parse_id_list()</text:p>
      <text:p text:style-name="P4">{</text:p>
      <text:p text:style-name="P4"><text:tab/>Token tok;</text:p>
      <text:p text:style-name="P4"><text:tab/>Token tok1;</text:p>
      <text:p text:style-name="P4"><text:tab/>tok = lexer.GetToken();</text:p>
      <text:p text:style-name="P4"><text:tab/>if(tok.token_type == ID)</text:p>
      <text:p text:style-name="P4"><text:tab/>{</text:p>
      <text:p text:style-name="P4"><text:tab/><text:tab/>tok1 = lexer.GetToken();</text:p>
      <text:p text:style-name="P4"><text:tab/><text:tab/>if(tok1.token_type == COMMA)</text:p>
      <text:p text:style-name="P4"><text:tab/><text:tab/>{</text:p>
      <text:p text:style-name="P4"><text:tab/><text:tab/><text:tab/>//General case</text:p>
      <text:p text:style-name="P4"><text:tab/><text:tab/><text:tab/>result = (struct idListNode*)malloc(...)</text:p>
      <text:p text:style-name="P4"><text:tab/><text:tab/><text:tab/>result-&gt;id = tok;</text:p>
      <text:p text:style-name="P4"><text:tab/><text:tab/><text:tab/>result-&gt;next = parse_id_list();</text:p>
      <text:p text:style-name="P4"><text:tab/><text:tab/><text:tab/>return result;</text:p>
      <text:p text:style-name="P4"><text:tab/><text:tab/>}</text:p>
      <text:p text:style-name="P4"><text:tab/><text:tab/>else if(tok1.token_type == COLON)</text:p>
      <text:p text:style-name="P4"><text:tab/><text:tab/>{</text:p>
      <text:p text:style-name="P4"><text:tab/><text:tab/><text:tab/>//Base Case</text:p>
      <text:p text:style-name="P4"><text:tab/><text:tab/><text:tab/>lexer.UngetToken(tok1);</text:p>
      <text:p text:style-name="P4"><text:tab/><text:tab/><text:tab/>result = malloc(sizeof(struct idListNode));</text:p>
      <text:p text:style-name="P4"><text:tab/><text:tab/><text:tab/>result-&gt;id = tok;</text:p>
      <text:p text:style-name="P4"><text:tab/><text:tab/><text:tab/>result-&gt;next = NULL;</text:p>
      <text:p text:style-name="P4"><text:tab/><text:tab/><text:tab/>return result;</text:p>
      <text:p text:style-name="P4"><text:tab/><text:tab/>}</text:p>
      <text:p text:style-name="P4"><text:tab/><text:tab/>else</text:p>
      <text:p text:style-name="P4"><text:tab/><text:tab/><text:tab/>syntax_error();</text:p>
      <text:p text:style-name="P4"><text:tab/>}</text:p>
      <text:p text:style-name="P4"><text:tab/>else</text:p>
      <text:p text:style-name="P4"><text:tab/><text:tab/>syntax_error();</text:p>
      <text:p text:style-name="P4">}</text:p>
      <text:p text:style-name="P4"/>
      <text:p text:style-name="Standard">Test with example:</text:p>
      <text:p text:style-name="Standard"/>
      <text:p text:style-name="Standard">a, b, c : d</text:p>
      <text:p text:style-name="Standard"/>
      <text:p text:style-name="Standard">(see photo on phone)</text:p>
      <text:p text:style-name="Standard"><text:soft-page-break/></text:p>
      <text:p text:style-name="Standard">(missed some stuff because stupid camera and phone)</text:p>
      <text:p text:style-name="Standard"/>
      <text:p text:style-name="Standard"/>
      <text:p text:style-name="Standard">Type checking.</text:p>
      <text:p text:style-name="Standard">Example:</text:p>
      <text:p text:style-name="Standard"/>
      <text:p text:style-name="Standard">(1)<text:tab/>TYPE</text:p>
      <text:p text:style-name="Standard">(2)<text:tab/><text:tab/>t1, t2, t3 : INT //declaration 1</text:p>
      <text:p text:style-name="Standard">(3)<text:tab/><text:tab/>t4 : t1 //declaration 2</text:p>
      <text:p text:style-name="Standard">(4)<text:tab/>VAR</text:p>
      <text:p text:style-name="Standard">(5)<text:tab/><text:tab/>a, b, c : INT //declaration 3</text:p>
      <text:p text:style-name="Standard"/>
      <text:p text:style-name="Standard">We need to check things here. So we need a symbol table.</text:p>
      <text:p text:style-name="Standard">All work done is parse_id_list() and parse_type(). We have both pieces (see photo on phone), now we need to conect them.</text:p>
      <text:p text:style-name="Standard"/>
      <text:p text:style-name="Standard">Add all types to symbol table immediately. We'll find them when <text:s/>we look them up. Otherwise, we'd have to have a check “is type_name int, is type_name boolean, etc.” Just put it in immediately.</text:p>
      <text:p text:style-name="Standard"/>
      <table:table table:name="Table1" table:style-name="Table1">
        <table:table-column table:style-name="Table1.A"/>
        <table:table-column table:style-name="Table1.B"/>
        <table:table-row>
          <table:table-cell table:style-name="Table1.A1" table:number-rows-spanned="5" office:value-type="string">
            <text:p text:style-name="Table_20_Contents">Inititalization</text:p>
            <text:p text:style-name="Table_20_Contents"/>
            <text:p text:style-name="Table_20_Contents"/>
          </table:table-cell>
          <table:table-cell table:style-name="Table1.B1" office:value-type="string">
            <text:p text:style-name="Table_20_Contents">“int”<text:line-break/>TYPE<text:tab/>//flag (tells whether it's type or var)</text:p>
            <text:p text:style-name="Table_20_Contents">0<text:tab/>//type_number. If two things have same type number, they are both int.</text:p>
          </table:table-cell>
        </table:table-row>
        <table:table-row>
          <table:covered-table-cell/>
          <table:table-cell table:style-name="Table1.B2" office:value-type="string">
            <text:p text:style-name="Table_20_Contents">“real”<text:line-break/>TYPE<text:line-break/>1</text:p>
          </table:table-cell>
        </table:table-row>
        <table:table-row>
          <table:covered-table-cell/>
          <table:table-cell table:style-name="Table1.B2" office:value-type="string">
            <text:p text:style-name="Table_20_Contents">“boolean”<text:line-break/>TYPE</text:p>
            <text:p text:style-name="Table_20_Contents">2</text:p>
          </table:table-cell>
        </table:table-row>
        <table:table-row>
          <table:covered-table-cell/>
          <table:table-cell table:style-name="Table1.B2" office:value-type="string">
            <text:p text:style-name="Table_20_Contents">“string”<text:line-break/>TYPE<text:line-break/>3</text:p>
          </table:table-cell>
        </table:table-row>
        <table:table-row>
          <table:covered-table-cell/>
          <table:table-cell table:style-name="Table1.B2" office:value-type="string">
            <text:p text:style-name="Table_20_Contents">“long”</text:p>
            <text:p text:style-name="Table_20_Contents">TYPE</text:p>
            <text:p text:style-name="Table_20_Contents">4</text:p>
          </table:table-cell>
        </table:table-row>
        <table:table-row>
          <table:table-cell table:style-name="Table1.A6" office:value-type="string">
            <text:p text:style-name="Table_20_Contents"/>
          </table:table-cell>
          <table:table-cell table:style-name="Table1.B2" office:value-type="string">
            <text:p text:style-name="Table_20_Contents">t1 TYPE 0</text:p>
          </table:table-cell>
        </table:table-row>
        <table:table-row>
          <table:table-cell table:style-name="Table1.A6" office:value-type="string">
            <text:p text:style-name="Table_20_Contents"/>
          </table:table-cell>
          <table:table-cell table:style-name="Table1.B2" office:value-type="string">
            <text:p text:style-name="Table_20_Contents">t2 TYPE 0</text:p>
          </table:table-cell>
        </table:table-row>
        <table:table-row>
          <table:table-cell table:style-name="Table1.A6" office:value-type="string">
            <text:p text:style-name="Table_20_Contents"/>
          </table:table-cell>
          <table:table-cell table:style-name="Table1.B2" office:value-type="string">
            <text:p text:style-name="Table_20_Contents">t3 TYPE 0</text:p>
          </table:table-cell>
        </table:table-row>
        <table:table-row>
          <table:table-cell table:style-name="Table1.B2" table:number-columns-spanned="2" office:value-type="string">
            <text:p text:style-name="Table_20_Contents">See note below. (This is not a space in the symbol table, this is me leaving a note.)</text:p>
          </table:table-cell>
          <table:covered-table-cell/>
        </table:table-row>
        <table:table-row>
          <table:table-cell table:style-name="Table1.A6" office:value-type="string">
            <text:p text:style-name="Table_20_Contents"/>
          </table:table-cell>
          <table:table-cell table:style-name="Table1.B2" office:value-type="string">
            <text:p text:style-name="Table_20_Contents">t4 TYPE 0</text:p>
          </table:table-cell>
        </table:table-row>
        <table:table-row>
          <table:table-cell table:style-name="Table1.A6" office:value-type="string">
            <text:p text:style-name="Table_20_Contents"/>
          </table:table-cell>
          <table:table-cell table:style-name="Table1.B2" office:value-type="string">
            <text:p text:style-name="Table_20_Contents">a VAR 0</text:p>
          </table:table-cell>
        </table:table-row>
        <table:table-row>
          <table:table-cell table:style-name="Table1.A6" office:value-type="string">
            <text:p text:style-name="Table_20_Contents"/>
          </table:table-cell>
          <table:table-cell table:style-name="Table1.B2" office:value-type="string">
            <text:p text:style-name="Table_20_Contents">b VAR 0</text:p>
          </table:table-cell>
        </table:table-row>
        <table:table-row>
          <table:table-cell table:style-name="Table1.A6" office:value-type="string">
            <text:p text:style-name="Table_20_Contents"/>
          </table:table-cell>
          <table:table-cell table:style-name="Table1.B2" office:value-type="string">
            <text:p text:style-name="Table_20_Contents">c VAR 0</text:p>
          </table:table-cell>
        </table:table-row>
      </table:table>
      <text:p text:style-name="Standard"><text:soft-page-break/></text:p>
      <text:p text:style-name="Standard">Note:</text:p>
      <text:p text:style-name="Standard">Check if types are valid.</text:p>
      <text:p text:style-name="Standard">Wait until inserting into symbol table to check for duplicates</text:p>
      <text:p text:style-name="Standard">Since t1 is a type 0, then at declaration 2:</text:p>
      <text:p text:style-name="Standard">1. Lookup t1, get type 0,</text:p>
      <text:p text:style-name="Standard">2. Insert t4 (while checking for duplicates) with type number 0.</text:p>
      <text:p text:style-name="Standard">End of note</text:p>
      <text:p text:style-name="Standard"/>
      <text:p text:style-name="Standard">So if we said</text:p>
      <text:p text:style-name="Standard"/>
      <text:p text:style-name="P6">Implicit types</text:p>
      <text:p text:style-name="Standard"/>
      <text:p text:style-name="Standard">Example of something that exists in programming languages, which is figuring out the type from the usage.</text:p>
      <text:p text:style-name="Standard"/>
      <text:p text:style-name="Standard">Let's say we have</text:p>
      <text:p text:style-name="Standard"/>
      <text:list xml:id="list4165690760677973614" text:style-name="L1">
        <text:list-item>
          <text:p text:style-name="P22">TYPE</text:p>
        </text:list-item>
        <text:list-item>
          <text:p text:style-name="P22"><text:tab/>t1, t2, t3 : INT //declaration 1</text:p>
        </text:list-item>
        <text:list-item>
          <text:p text:style-name="P22"><text:tab/>t4 : t1 //declaration 2</text:p>
        </text:list-item>
        <text:list-item>
          <text:p text:style-name="P22"><text:tab/>t5 : t6</text:p>
        </text:list-item>
        <text:list-item>
          <text:p text:style-name="P22"><text:tab/>t7 : t8</text:p>
        </text:list-item>
        <text:list-item>
          <text:p text:style-name="P22">VAR</text:p>
        </text:list-item>
        <text:list-item>
          <text:p text:style-name="P22"><text:tab/>a, b, c : INT //declaration 3</text:p>
        </text:list-item>
      </text:list>
      <text:p text:style-name="Standard"/>
      <text:p text:style-name="Standard">We don't know what t5, t6, t7, or t8 are. We just know t5 and t6 are equivalent. We know t7 and t8 are also unknown, but we know they're equivalents, and we <text:span text:style-name="Default_20_Paragraph_20_Font"><text:span text:style-name="T1">don't</text:span></text:span> know if they're the same as t5 and t6.</text:p>
      <text:p text:style-name="Standard"/>
      <text:p text:style-name="Standard"/>
      <table:table table:name="Table2" table:style-name="Table2">
        <table:table-column table:style-name="Table2.A"/>
        <table:table-column table:style-name="Table2.B"/>
        <table:table-row>
          <table:table-cell table:style-name="Table2.A1" table:number-rows-spanned="5" office:value-type="string">
            <text:p text:style-name="Table_20_Contents">Inititalization</text:p>
            <text:p text:style-name="Table_20_Contents"/>
            <text:p text:style-name="Table_20_Contents"/>
          </table:table-cell>
          <table:table-cell table:style-name="Table2.B1" office:value-type="string">
            <text:p text:style-name="Table_20_Contents">“int”<text:line-break/>TYPE<text:tab/>//flag (tells whether it's type or var)</text:p>
            <text:p text:style-name="Table_20_Contents">0<text:tab/>//type_number. If two things have same type number, they are both int.</text:p>
          </table:table-cell>
        </table:table-row>
        <table:table-row>
          <table:covered-table-cell/>
          <table:table-cell table:style-name="Table2.B2" office:value-type="string">
            <text:p text:style-name="Table_20_Contents">“real” TYPE 1</text:p>
          </table:table-cell>
        </table:table-row>
        <table:table-row>
          <table:covered-table-cell/>
          <table:table-cell table:style-name="Table2.B2" office:value-type="string">
            <text:p text:style-name="Table_20_Contents">“boolean” TYPE 2</text:p>
          </table:table-cell>
        </table:table-row>
        <table:table-row>
          <table:covered-table-cell/>
          <table:table-cell table:style-name="Table2.B2" office:value-type="string">
            <text:p text:style-name="Table_20_Contents">“string” TYPE 3</text:p>
          </table:table-cell>
        </table:table-row>
        <table:table-row>
          <table:covered-table-cell/>
          <table:table-cell table:style-name="Table2.B2" office:value-type="string">
            <text:p text:style-name="Table_20_Contents">“long” TYPE 4</text:p>
          </table:table-cell>
        </table:table-row>
        <table:table-row>
          <table:table-cell table:style-name="Table2.A6" office:value-type="string">
            <text:p text:style-name="Table_20_Contents"/>
          </table:table-cell>
          <table:table-cell table:style-name="Table2.B2" office:value-type="string">
            <text:p text:style-name="Table_20_Contents">t1 TYPE 0</text:p>
          </table:table-cell>
        </table:table-row>
        <table:table-row>
          <table:table-cell table:style-name="Table2.A6" office:value-type="string">
            <text:p text:style-name="Table_20_Contents"/>
          </table:table-cell>
          <table:table-cell table:style-name="Table2.B2" office:value-type="string">
            <text:p text:style-name="Table_20_Contents">t2 TYPE 0</text:p>
          </table:table-cell>
        </table:table-row>
        <table:table-row>
          <table:table-cell table:style-name="Table2.A6" office:value-type="string">
            <text:p text:style-name="Table_20_Contents"/>
          </table:table-cell>
          <table:table-cell table:style-name="Table2.B2" office:value-type="string">
            <text:p text:style-name="Table_20_Contents">t3 TYPE 0</text:p>
          </table:table-cell>
        </table:table-row>
        <table:table-row>
          <table:table-cell table:style-name="Table2.A6" office:value-type="string">
            <text:p text:style-name="Table_20_Contents"/>
          </table:table-cell>
          <table:table-cell table:style-name="Table2.B2" office:value-type="string">
            <text:p text:style-name="Table_20_Contents">t4 TYPE 0</text:p>
          </table:table-cell>
        </table:table-row>
        <table:table-row>
          <table:table-cell table:style-name="Table2.A6" office:value-type="string">
            <text:p text:style-name="Table_20_Contents"/>
          </table:table-cell>
          <table:table-cell table:style-name="Table2.B2" office:value-type="string">
            <text:p text:style-name="Table_20_Contents">t5 TYPE 5</text:p>
          </table:table-cell>
        </table:table-row>
        <table:table-row>
          <table:table-cell table:style-name="Table2.A6" office:value-type="string">
            <text:p text:style-name="Table_20_Contents"/>
          </table:table-cell>
          <table:table-cell table:style-name="Table2.B2" office:value-type="string">
            <text:p text:style-name="Table_20_Contents">t6 TYPE 5</text:p>
          </table:table-cell>
        </table:table-row>
        <table:table-row>
          <table:table-cell table:style-name="Table2.A6" office:value-type="string">
            <text:p text:style-name="Table_20_Contents"/>
          </table:table-cell>
          <table:table-cell table:style-name="Table2.B2" office:value-type="string">
            <text:p text:style-name="Table_20_Contents">t7 TYPE 6</text:p>
          </table:table-cell>
        </table:table-row>
        <text:soft-page-break/>
        <table:table-row>
          <table:table-cell table:style-name="Table2.A6" office:value-type="string">
            <text:p text:style-name="Table_20_Contents"/>
          </table:table-cell>
          <table:table-cell table:style-name="Table2.B2" office:value-type="string">
            <text:p text:style-name="Table_20_Contents">t8 TYPE 6</text:p>
          </table:table-cell>
        </table:table-row>
        <table:table-row>
          <table:table-cell table:style-name="Table2.A6" office:value-type="string">
            <text:p text:style-name="Table_20_Contents"/>
          </table:table-cell>
          <table:table-cell table:style-name="Table2.B2" office:value-type="string">
            <text:p text:style-name="Table_20_Contents">a VAR 0</text:p>
          </table:table-cell>
        </table:table-row>
        <table:table-row>
          <table:table-cell table:style-name="Table2.A6" office:value-type="string">
            <text:p text:style-name="Table_20_Contents"/>
          </table:table-cell>
          <table:table-cell table:style-name="Table2.B2" office:value-type="string">
            <text:p text:style-name="Table_20_Contents">b VAR 0</text:p>
          </table:table-cell>
        </table:table-row>
        <table:table-row>
          <table:table-cell table:style-name="Table2.A6" office:value-type="string">
            <text:p text:style-name="Table_20_Contents"/>
          </table:table-cell>
          <table:table-cell table:style-name="Table2.B2" office:value-type="string">
            <text:p text:style-name="Table_20_Contents">c VAR 0</text:p>
          </table:table-cell>
        </table:table-row>
      </table:table>
      <text:p text:style-name="Standard"/>
      <text:p text:style-name="Standard">We use type numbers 0-4 for our base types, so we need to use a new number for these new types. So 5 for t5 and t6. We don't know if t7 or t8 or the same as t5 and t6, so that gets type number 6.</text:p>
      <text:p text:style-name="Standard"/>
      <text:p text:style-name="Standard">(This should cover everything for (up to?) error code 2???)</text:p>
      <text:p text:style-name="Standard"/>
      <text:p text:style-name="Standard">Implicit type can appear for the first time in type declarations or in variable declarations.</text:p>
      <text:p text:style-name="Standard"/>
      <text:p text:style-name="Standard">Now we just have to apply the various rules.</text:p>
      <text:p text:style-name="Standard"/>
      <text:p text:style-name="Standard">Now we need to know how to do checking for the body.</text:p>
      <text:p text:style-name="Standard"/>
      <text:p text:style-name="Standard">If we have</text:p>
      <text:p text:style-name="Standard"/>
      <text:p text:style-name="P4">a = b + c * d</text:p>
      <text:p text:style-name="Standard"/>
      <text:p text:style-name="Standard">How do we check that all these type should be the same?</text:p>
      <text:p text:style-name="Standard"/>
      <text:p text:style-name="Standard">When parsing c, we parse an expression.</text:p>
      <text:p text:style-name="Standard">How do we do it? Recursively.</text:p>
      <text:p text:style-name="Standard"/>
      <text:p text:style-name="P4">parse_expr()</text:p>
      <text:p text:style-name="P4">{</text:p>
      <text:p text:style-name="P4"><text:tab/>parse_term()</text:p>
      <text:p text:style-name="P4"><text:tab/>parse_expr()</text:p>
      <text:p text:style-name="P4">}</text:p>
      <text:p text:style-name="P4"/>
      <text:p text:style-name="P4">c : int</text:p>
      <text:p text:style-name="P4">a : t5</text:p>
      <text:p text:style-name="P4">b : t7</text:p>
      <text:p text:style-name="P4"/>
      <text:p text:style-name="P4">a = b + c</text:p>
      <text:p text:style-name="P4"/>
      <text:p text:style-name="P4">We get two different types from <text:s/>parse_term and parse_expr</text:p>
      <text:p text:style-name="P4">so 6 becomes int. So we go everywhere there is a 6, and we say it's an int.</text:p>
      <text:p text:style-name="Standard"/>
      <text:p text:style-name="Standard">Had to leave to get to recitation</text:p>
      <text:p text:style-name="Standard"/>
      <text:p text:style-name="Standard"/>
      <text:p text:style-name="P1">Friday</text:p>
      <text:p text:style-name="P3">Week 10</text:p>
      <text:p text:style-name="P3">3-24-17</text:p>
      <text:p text:style-name="Standard"/>
      <text:p text:style-name="Standard">Last Time: Project:</text:p>
      <text:p text:style-name="Standard">Today:</text:p>
      <text:p text:style-name="Standard"><text:tab/>Project</text:p>
      <text:p text:style-name="Standard"><text:tab/>Memory Allocation</text:p>
      <text:p text:style-name="Standard"><text:tab/>Reference Semantics for assignment</text:p>
      <text:p text:style-name="Standard"/>
      <text:p text:style-name="Standard"/>
      <text:p text:style-name="Standard">Continuing from last time, going over some stuff from before</text:p>
      <text:p text:style-name="Standard"/>
      <text:p text:style-name="Standard">t4 and t5 are same type, but we don't know what they are. So we make them type number 5</text:p>
      <text:p text:style-name="Standard"/>
      <text:p text:style-name="Standard">if a is t4, then it's type 5</text:p>
      <text:p text:style-name="Standard">if b is type t6, then it's type 6.</text:p>
      <text:p text:style-name="Standard"/>
      <text:p text:style-name="Standard">Now if code says a = b, then type 5 and type 6 are equivalent.</text:p>
      <text:p text:style-name="Standard">So go through symbol table and change all type 5's to type 6's, or vice-versa.</text:p>
      <text:p text:style-name="Standard">This should be reflected in both the variables and the types, so t4, t5, t6, and t7 would all change to be equivalent, not just a and b.</text:p>
      <text:p text:style-name="Standard"/>
      <text:p text:style-name="Standard">If this happens with one being an unknown type (≥ 5), and the other being known (&lt; 4), change to the known type.</text:p>
      <text:p text:style-name="Standard"/>
      <text:p text:style-name="Standard">If both types are known, and they're the same type, it's fine.</text:p>
      <text:p text:style-name="Standard">If both are known, but different type, then we get a type mismatch. Reals cannot become ints, ints cannot become reals (no typecasting here)</text:p>
      <text:p text:style-name="Standard"/>
      <text:p text:style-name="P4">unify(int typeNum1, int typeNum2)</text:p>
      <text:p text:style-name="P4">{</text:p>
      <text:p text:style-name="Standard"><text:span text:style-name="Default_20_Paragraph_20_Font"><text:span text:style-name="T2"><text:tab/>//figure out which </text:span></text:span><text:span text:style-name="Default_20_Paragraph_20_Font"><text:span text:style-name="T3">common type</text:span></text:span><text:span text:style-name="Default_20_Paragraph_20_Font"><text:span text:style-name="T2"> (if possible)</text:span></text:span></text:p>
      <text:p text:style-name="P4"><text:tab/>//typeNum1 and typeNum2 can be</text:p>
      <text:p text:style-name="P4"><text:tab/>//equal to</text:p>
      <text:p text:style-name="P4"/>
      <text:p text:style-name="P4"><text:tab/>//reflect this in the symbol table</text:p>
      <text:p text:style-name="P4"><text:tab/>//by changing typeNum1 or typeNum2</text:p>
      <text:p text:style-name="P4"><text:tab/>//everywhere to the common type</text:p>
      <text:p text:style-name="P4"/>
      <text:p text:style-name="P4"><text:tab/>//if typeNum1 and typeNum2</text:p>
      <text:p text:style-name="P4"><text:tab/>//are different built in types</text:p>
      <text:p text:style-name="P4"><text:tab/>//(int, real, etc.)</text:p>
      <text:p text:style-name="P4"><text:tab/>// =&gt; type mismatch</text:p>
      <text:p text:style-name="P4">}</text:p>
      <text:p text:style-name="Standard"/>
      <text:p text:style-name="Standard">How do we handle expressions?</text:p>
      <text:p text:style-name="Standard"/>
      <text:p text:style-name="Standard"/>
      <text:p text:style-name="Standard"><text:soft-page-break/>expr, term, and factor should:</text:p>
      <text:list xml:id="list8154344860613413102" text:style-name="L2">
        <text:list-item>
          <text:p text:style-name="P23">return a type number</text:p>
        </text:list-item>
        <text:list-item>
          <text:p text:style-name="P23">ensure that their subtrees have consistent types</text:p>
        </text:list-item>
        <text:list-item>
          <text:p text:style-name="P23">(expr returns a type. Type number of a factor is same as type number of expr. Recursion)</text:p>
        </text:list-item>
      </text:list>
      <text:p text:style-name="Standard"/>
      <text:p text:style-name="Standard">We have:</text:p>
      <text:p text:style-name="P4">expr<text:tab/><text:tab/>→</text:p>
      <text:p text:style-name="P4">term<text:tab/><text:tab/>→ factor * term //unify typeNum of factor and</text:p>
      <text:p text:style-name="P4"><text:tab/><text:tab/><text:tab/><text:tab/><text:tab/> //typeNum of term</text:p>
      <text:p text:style-name="P4"><text:tab/><text:tab/>→ factor<text:tab/><text:tab/> //return typeNum of factor</text:p>
      <text:p text:style-name="P4">factor <text:tab/>→ (expr)<text:tab/>//expr type#</text:p>
      <text:p text:style-name="P4"><text:tab/><text:tab/>→ INT<text:tab/>//return type #0</text:p>
      <text:p text:style-name="P4"><text:tab/><text:tab/>→ REAL<text:tab/>//return type #1</text:p>
      <text:p text:style-name="P4"><text:tab/><text:tab/>→ ID<text:tab/><text:tab/>//Look it up in symbol table.</text:p>
      <text:p text:style-name="P4"><text:tab/><text:tab/><text:tab/><text:tab/>//If listed, return typeNum</text:p>
      <text:p text:style-name="P4"><text:tab/><text:tab/><text:tab/><text:tab/>//If it's not listed, it's been implicity</text:p>
      <text:p text:style-name="P4"><text:tab/><text:tab/><text:tab/><text:tab/>// declared right here. So put it in symbol table</text:p>
      <text:p text:style-name="Standard">Pseudocode:</text:p>
      <text:p text:style-name="P4">lookupInSymbolTable(string ID)</text:p>
      <text:p text:style-name="P4">{</text:p>
      <text:p text:style-name="P4"><text:tab/>if found</text:p>
      <text:p text:style-name="P4"><text:tab/><text:tab/>return typeNum</text:p>
      <text:p text:style-name="P4"><text:tab/>else</text:p>
      <text:p text:style-name="P4"><text:tab/><text:tab/>put in symbol table</text:p>
      <text:p text:style-name="P4">}</text:p>
      <text:p text:style-name="Standard"><text:tab/></text:p>
      <text:p text:style-name="Standard">If we have a condition in a while statement, then the type should be a boolean.</text:p>
      <text:p text:style-name="Standard"/>
      <text:p text:style-name="Standard">When we parse <text:span text:style-name="Default_20_Paragraph_20_Font"><text:span text:style-name="T2">a = 1 + c;</text:span></text:span>, 1 is a term, which is a factor, which is an int.</text:p>
      <text:p text:style-name="Standard"/>
      <text:p text:style-name="Standard">When we parse c, we'll just see that 's typeNum 7.</text:p>
      <text:p text:style-name="Standard"/>
      <text:p text:style-name="Standard">Now we see that part of expression is typeNum 1, and other is typeNum 7. Now we call unify, and typeNum 7 becomes TypeNum 1. c and b (be because it's same type as c) become ints.</text:p>
      <text:p text:style-name="Standard"/>
      <text:p text:style-name="Standard"/>
      <text:p text:style-name="Standard">With allocation, you allocate by moving stack pointer forward, and deallocate, we move the pointer backward.</text:p>
      <text:p text:style-name="Standard"/>
      <text:p text:style-name="Standard">In C language, local variables are not initialized. Global variables are initialized to 0.</text:p>
      <text:p text:style-name="Standard">Some compilers might initialize local variables to 0, but it's not required. Linux doesn't do this, but Microsoft Visual Studio does.</text:p>
      <text:p text:style-name="Standard"/>
      <text:p text:style-name="Standard">With aggressive optimization</text:p>
      <text:list xml:id="list2822195560751912608" text:style-name="L3">
        <text:list-item>
          <text:p text:style-name="P24">Things that are supported by the compiler but not the language itself will be dropped across platforms.</text:p>
        </text:list-item>
        <text:list-item>
          <text:p text:style-name="P24">Might do other things that go beyond the spec, and those will be dropped, which causes the program to misbehave</text:p>
        </text:list-item>
        <text:list-item>
          <text:p text:style-name="P24"><text:soft-page-break/>Some might even <text:span text:style-name="Default_20_Paragraph_20_Font"><text:span text:style-name="T1">deviate</text:span></text:span> from the spec!</text:p>
        </text:list-item>
      </text:list>
      <text:p text:style-name="Standard"/>
      <text:p text:style-name="Standard">You could save space by allocating same memory to different variables by using them in different scopes.</text:p>
      <text:p text:style-name="Standard"/>
      <text:p text:style-name="Standard">Stack memory allocation is not done consistently for all variables. Arrays may be allocated on stack, and ints allocated elsewhere (registers, heaps, etc.)</text:p>
      <text:p text:style-name="Standard"/>
      <text:p text:style-name="Standard"/>
      <text:p text:style-name="Standard">Reference semantics for assignment</text:p>
      <text:p text:style-name="Standard">Reminder:</text:p>
      <text:p text:style-name="Standard">copy semantics:</text:p>
      <text:p text:style-name="Standard"><text:tab/>a = b</text:p>
      <text:p text:style-name="Standard"><text:tab/>See photo</text:p>
      <text:p text:style-name="Standard">Reference semantics:</text:p>
      <text:p text:style-name="Standard"><text:tab/>See photo</text:p>
      <text:p text:style-name="Standard"/>
      <text:p text:style-name="Standard">With Java objects, if we say a = b, then they both have same location associated with them. There are no pointers.</text:p>
      <text:p text:style-name="Standard">In Java, when memory becomes inaccessible through the program, it goes through and collects the garbage.</text:p>
      <text:p text:style-name="Standard"/>
      <text:p text:style-name="Standard"/>
      <text:p text:style-name="P1">Monday</text:p>
      <text:p text:style-name="P3">Week 11</text:p>
      <text:p text:style-name="P3">3-27-17</text:p>
      <text:p text:style-name="Standard"/>
      <text:p text:style-name="Standard">So far:</text:p>
      <text:list xml:id="list2625891236421146977" text:style-name="L4">
        <text:list-item>
          <text:p text:style-name="P25">Syntax</text:p>
          <text:list>
            <text:list-item>
              <text:p text:style-name="P25">breaking input into tokens</text:p>
              <text:list>
                <text:list-item>
                  <text:p text:style-name="P25">regular expressions</text:p>
                </text:list-item>
                <text:list-item>
                  <text:p text:style-name="P25">lexical analysis</text:p>
                </text:list-item>
              </text:list>
            </text:list-item>
            <text:list-item>
              <text:p text:style-name="P25">identifying/defining program structure</text:p>
              <text:list>
                <text:list-item>
                  <text:p text:style-name="P25">context-free grammars</text:p>
                </text:list-item>
                <text:list-item>
                  <text:p text:style-name="P25">parsing (recursive descent)</text:p>
                  <text:list>
                    <text:list-item>
                      <text:p text:style-name="P25">issue of backtracking</text:p>
                    </text:list-item>
                    <text:list-item>
                      <text:p text:style-name="P25">predictive parsing</text:p>
                    </text:list-item>
                    <text:list-item>
                      <text:p text:style-name="P25">parsing is driven by FIRST/FOLLOW sets</text:p>
                    </text:list-item>
                  </text:list>
                </text:list-item>
              </text:list>
            </text:list-item>
          </text:list>
        </text:list-item>
        <text:list-item>
          <text:p text:style-name="P25">Semantics</text:p>
          <text:list>
            <text:list-item>
              <text:p text:style-name="P25">(Value of lexeme matters)</text:p>
              <text:list>
                <text:list-item>
                  <text:p text:style-name="P25">declarations</text:p>
                </text:list-item>
                <text:list-item>
                  <text:p text:style-name="P25">scopes</text:p>
                </text:list-item>
                <text:list-item>
                  <text:p text:style-name="P25">name resolution</text:p>
                </text:list-item>
              </text:list>
            </text:list-item>
            <text:list-item>
              <text:p text:style-name="P25">semantics of assignment</text:p>
              <text:list>
                <text:list-item>
                  <text:p text:style-name="P25">copy semantics</text:p>
                </text:list-item>
                <text:list-item>
                  <text:p text:style-name="P25">reference semantics</text:p>
                </text:list-item>
              </text:list>
            </text:list-item>
            <text:list-item>
              <text:p text:style-name="P25">Pointer semantics in C with memory allocation</text:p>
            </text:list-item>
          </text:list>
        </text:list-item>
        <text:list-item>
          <text:p text:style-name="P25">λ-calculus</text:p>
          <text:list>
            <text:list-item>
              <text:p text:style-name="P25">Simple language</text:p>
              <text:list>
                <text:list-item>
                  <text:p text:style-name="P25">higher-order functions</text:p>
                </text:list-item>
                <text:list-item>
                  <text:p text:style-name="P25">lazy evaluation</text:p>
                  <text:list>
                    <text:list-item>
                      <text:p text:style-name="P25">applicative vs. normal order</text:p>
                    </text:list-item>
                  </text:list>
                </text:list-item>
              </text:list>
            </text:list-item>
            <text:list-item>
              <text:p text:style-name="P25">Goal:</text:p>
              <text:list>
                <text:list-item>
                  <text:p text:style-name="P25">Look at a simple language which is the foundation of modern functional languages.</text:p>
                </text:list-item>
              </text:list>
            </text:list-item>
            <text:list-item>
              <text:p text:style-name="P25">Turing Completeness</text:p>
            </text:list-item>
          </text:list>
        </text:list-item>
      </text:list>
      <text:p text:style-name="Standard"/>
      <text:p text:style-name="Standard">Next:</text:p>
      <text:list xml:id="list8745136779159580283" text:style-name="L5">
        <text:list-item>
          <text:p text:style-name="P26">Type systems</text:p>
        </text:list-item>
        <text:list-item>
          <text:p text:style-name="P26">Activations records and runtime environment</text:p>
        </text:list-item>
      </text:list>
      <text:p text:style-name="Standard"/>
      <text:p text:style-name="Standard"/>
      <text:p text:style-name="Standard">Type Systems:</text:p>
      <text:list xml:id="list7704222519091821495" text:style-name="L6">
        <text:list-item>
          <text:p text:style-name="P27">What is a type?</text:p>
          <text:list>
            <text:list-item>
              <text:p text:style-name="P27">Type specifies a set of <text:span text:style-name="Default_20_Paragraph_20_Font"><text:span text:style-name="T5">values</text:span></text:span> and <text:span text:style-name="Default_20_Paragraph_20_Font"><text:span text:style-name="T5">operations</text:span></text:span> that can be applied to these values.</text:p>
            </text:list-item>
          </text:list>
        </text:list-item>
        <text:list-item>
          <text:p text:style-name="P27">Type <text:span text:style-name="Default_20_Paragraph_20_Font"><text:span text:style-name="T5">compatibility</text:span></text:span> rules:</text:p>
          <text:list>
            <text:list-item>
              <text:p text:style-name="P27">specify constraints on assignment. Can also specify automatic type casting due to asignmment.</text:p>
            </text:list-item>
            <text:list-item>
              <text:p text:style-name="P27">Example:</text:p>
              <text:list>
                <text:list-item>
                  <text:p text:style-name="P27">a = b</text:p>
                </text:list-item>
                <text:list-item>
                  <text:p text:style-name="P27"><text:soft-page-break/>a is of T1 type</text:p>
                </text:list-item>
                <text:list-item>
                  <text:p text:style-name="P27">b is T2 type.</text:p>
                </text:list-item>
                <text:list-item>
                  <text:p text:style-name="P27">Under which constraints on T1 &amp; T2 is the assignment valid?</text:p>
                </text:list-item>
                <text:list-item>
                  <text:p text:style-name="P27">If T1 != T2, how do we obtain value for a?</text:p>
                </text:list-item>
              </text:list>
            </text:list-item>
          </text:list>
        </text:list-item>
        <text:list-item>
          <text:p text:style-name="P27">Type <text:span text:style-name="Default_20_Paragraph_20_Font"><text:span text:style-name="T5">inference</text:span></text:span>:</text:p>
          <text:list>
            <text:list-item>
              <text:p text:style-name="P27">What is the type of an expression, given the types of its constituent parts?</text:p>
            </text:list-item>
          </text:list>
        </text:list-item>
        <text:list-item>
          <text:p text:style-name="P27">Type <text:span text:style-name="Default_20_Paragraph_20_Font"><text:span text:style-name="T5">declarations</text:span></text:span>:</text:p>
          <text:list>
            <text:list-item>
              <text:p text:style-name="P27">How to specify new types</text:p>
            </text:list-item>
            <text:list-item>
              <text:p text:style-name="P27">Some types are built in.</text:p>
            </text:list-item>
          </text:list>
        </text:list-item>
      </text:list>
      <text:p text:style-name="Standard"/>
      <text:p text:style-name="Standard">Type compatibility, inference, and declarations are all part of a <text:span text:style-name="Default_20_Paragraph_20_Font"><text:span text:style-name="T6">Type System</text:span></text:span>.</text:p>
      <text:p text:style-name="Standard"/>
      <text:p text:style-name="Standard">What are types good for?</text:p>
      <text:list xml:id="list3733731923865361595" text:style-name="L7">
        <text:list-item>
          <text:p text:style-name="P28">Abstraction</text:p>
        </text:list-item>
        <text:list-item>
          <text:p text:style-name="P28">Documentation</text:p>
          <text:list>
            <text:list-item>
              <text:p text:style-name="P28">Allows us to have a name for a specific int</text:p>
            </text:list-item>
          </text:list>
        </text:list-item>
        <text:list-item>
          <text:p text:style-name="P28">Allows for more efficient code generation</text:p>
        </text:list-item>
        <text:list-item>
          <text:p text:style-name="P28">To catch errors at compilations</text:p>
          <text:list>
            <text:list-item>
              <text:p text:style-name="P28">Real-life example of type-checking:</text:p>
              <text:list>
                <text:list-item>
                  <text:p text:style-name="P28">When you put together IKEA furniture, if you can accidentally put the left side on the right side, then the desk has no type-checking. If the desk is made so that the left side is impossible to put on the right side, then it does have type-checking.</text:p>
                </text:list-item>
              </text:list>
            </text:list-item>
          </text:list>
        </text:list-item>
      </text:list>
      <text:p text:style-name="Standard"/>
      <text:p text:style-name="Standard">Type compatibility:</text:p>
      <text:p text:style-name="P4">TYPE</text:p>
      <text:p text:style-name="P4"><text:tab/>length: REAL;</text:p>
      <text:p text:style-name="P4"><text:tab/>speed: REAL;</text:p>
      <text:p text:style-name="P4">VAR</text:p>
      <text:p text:style-name="P4"><text:tab/>x : length;</text:p>
      <text:p text:style-name="P4"><text:tab/>y : speed;</text:p>
      <text:p text:style-name="P4">{</text:p>
      <text:p text:style-name="P4"><text:tab/>x = 1.0</text:p>
      <text:p text:style-name="P4"><text:tab/>y = x;</text:p>
      <text:p text:style-name="P4">}</text:p>
      <text:p text:style-name="Standard"/>
      <text:p text:style-name="Standard">This is allowed in our program, but should it be? A speed is a completely different unit from a length.</text:p>
      <text:p text:style-name="Standard"/>
      <text:p text:style-name="Standard">Name equivalenece: In this, x and y represent different kinds of quanitities, and should not allow an assignment of y = x.</text:p>
      <text:p text:style-name="Standard"/>
      <text:p text:style-name="Standard">Two types are name equivalent if:</text:p>
      <text:list xml:id="list6529937651482689839" text:style-name="L8">
        <text:list-item>
          <text:p text:style-name="P29">They are both the same built-in type</text:p>
        </text:list-item>
        <text:list-item>
          <text:p text:style-name="P29">They are both the same programmer-declared type name</text:p>
        </text:list-item>
      </text:list>
      <text:p text:style-name="Standard"/>
      <text:p text:style-name="Standard">Examples:</text:p>
      <text:p text:style-name="Standard"/>
      <text:p text:style-name="P4">TYPE</text:p>
      <text:p text:style-name="P4"><text:soft-page-break/><text:tab/>T1 : real;</text:p>
      <text:p text:style-name="P4"><text:tab/>T2 : real;</text:p>
      <text:p text:style-name="P4"><text:tab/>T3 : array(1 … 5) of T1</text:p>
      <text:p text:style-name="P4">VAR</text:p>
      <text:p text:style-name="P4"><text:tab/>x : array(1 … 5) of T1</text:p>
      <text:p text:style-name="P4"><text:tab/>y : array(1 … 5) of T1</text:p>
      <text:p text:style-name="P4"><text:tab/>z : T3;</text:p>
      <text:p text:style-name="P4"><text:tab/>w : T3;</text:p>
      <text:p text:style-name="P4">{</text:p>
      <text:p text:style-name="P4"><text:tab/>x = y</text:p>
      <text:p text:style-name="P4"><text:tab/>x[1] = y[1]</text:p>
      <text:p text:style-name="P4"><text:tab/>z = w</text:p>
      <text:p text:style-name="P4">}</text:p>
      <text:p text:style-name="Standard"/>
      <text:p text:style-name="Standard">x = y should not be allowed, but the other two parts should be allowed. <text:s/>(See recitation for more details)</text:p>
      <text:p text:style-name="Standard"/>
      <text:p text:style-name="P4">TYPE</text:p>
      <text:p text:style-name="P4"><text:tab/>T1 : real;</text:p>
      <text:p text:style-name="P4"><text:tab/>T2 : real;</text:p>
      <text:p text:style-name="P4"><text:tab/>T3 : array(1 … 5) of T1</text:p>
      <text:p text:style-name="P4">VAR</text:p>
      <text:p text:style-name="P4"><text:tab/>x, y : array(1 … 5) of T1</text:p>
      <text:p text:style-name="P4"><text:tab/>z : array(1 … 5) of T1</text:p>
      <text:p text:style-name="P4">{</text:p>
      <text:p text:style-name="P4"><text:tab/>x = y</text:p>
      <text:p text:style-name="P4"><text:tab/>x[1] = y[1]</text:p>
      <text:p text:style-name="P4"><text:tab/>z = w</text:p>
      <text:p text:style-name="Standard">}</text:p>
      <text:p text:style-name="Standard"/>
      <text:p text:style-name="Standard">Since x and <text:s/>are part of the same declaration, they are internally name equivalent.</text:p>
      <text:p text:style-name="Standard"/>
      <text:p text:style-name="Standard">Internal name equivalence:</text:p>
      <text:list xml:id="list3855672011754994781" text:style-name="L9">
        <text:list-item>
          <text:p text:style-name="P30">name equivalent or</text:p>
        </text:list-item>
        <text:list-item>
          <text:p text:style-name="P30">part of same declaration</text:p>
        </text:list-item>
      </text:list>
      <text:p text:style-name="Standard"/>
      <text:p text:style-name="Standard">Note: See recitation for more details</text:p>
      <text:p text:style-name="Standard"/>
      <text:p text:style-name="P1">Wednesday</text:p>
      <text:p text:style-name="P3">Week 11</text:p>
      <text:p text:style-name="P3">3-29-17</text:p>
      <text:p text:style-name="Standard"/>
      <text:p text:style-name="Standard">Last time:</text:p>
      <text:list xml:id="list524343070009069863" text:style-name="L10">
        <text:list-item>
          <text:p text:style-name="P31">Type Systems</text:p>
        </text:list-item>
        <text:list-item>
          <text:p text:style-name="P31">Name equivalence</text:p>
        </text:list-item>
        <text:list-item>
          <text:p text:style-name="P31">Internal name equivalence</text:p>
        </text:list-item>
      </text:list>
      <text:p text:style-name="Standard">Today:</text:p>
      <text:list xml:id="list3198236661725607531" text:style-name="L11">
        <text:list-item>
          <text:p text:style-name="P32">Structural Equivalence</text:p>
        </text:list-item>
      </text:list>
      <text:p text:style-name="Standard">Announcement:</text:p>
      <text:list xml:id="list3886657805533685208" text:style-name="L12">
        <text:list-item>
          <text:p text:style-name="P33">5% bonus for turning in Project 3 on time</text:p>
        </text:list-item>
      </text:list>
      <text:p text:style-name="Standard"/>
      <text:p text:style-name="Standard"/>
      <text:p text:style-name="P2">Structural Equivalence:</text:p>
      <text:p text:style-name="Standard"/>
      <text:p text:style-name="Standard">Informally:</text:p>
      <text:list xml:id="list4921111991717590903" text:style-name="L13">
        <text:list-item>
          <text:p text:style-name="P34">Allows an assignment if the assignment can be made with a memory copy without “breaking” the representation (directly or indirectly)</text:p>
        </text:list-item>
      </text:list>
      <text:p text:style-name="Standard"/>
      <text:p text:style-name="Standard">Example:</text:p>
      <text:p text:style-name="P4">TYPE:</text:p>
      <text:p text:style-name="P4"><text:tab/>T1 : INT;</text:p>
      <text:p text:style-name="P4"><text:tab/>T2 : REAL;</text:p>
      <text:p text:style-name="P4"><text:tab/>T3 : INT;</text:p>
      <text:p text:style-name="P4">VAR</text:p>
      <text:p text:style-name="P4"><text:tab/>a : T1</text:p>
      <text:p text:style-name="P4"><text:tab/>b : T2 //a and b are not structurally equivalent</text:p>
      <text:p text:style-name="P4"><text:tab/>c : T3 //a and c are structurally equivalent</text:p>
      <text:p text:style-name="P4"><text:tab/>p : pointer to T1 <text:tab/>//p &amp; q are not structurally equivalent,</text:p>
      <text:p text:style-name="P4"><text:tab/><text:tab/><text:tab/><text:tab/><text:tab/>//even though they are both pointers and</text:p>
      <text:p text:style-name="P4"><text:tab/><text:tab/><text:tab/><text:tab/><text:tab/>//have (most likely) the same</text:p>
      <text:p text:style-name="P4"><text:tab/><text:tab/><text:tab/><text:tab/><text:tab/>//representation, the representation</text:p>
      <text:p text:style-name="P4"><text:tab/><text:tab/><text:tab/><text:tab/><text:tab/>//“breaks” if we try to dereference them</text:p>
      <text:p text:style-name="P4"><text:tab/>q : pointer to T2 <text:tab/>//In short, you can assign fine,</text:p>
      <text:p text:style-name="P4"><text:tab/><text:tab/><text:tab/><text:tab/><text:tab/>//but *using* them will break it</text:p>
      <text:p text:style-name="P4">{</text:p>
      <text:p text:style-name="P4"><text:tab/>*q = 1.1</text:p>
      <text:p text:style-name="P4"><text:tab/>p = q;<text:tab/>//allowed, but...</text:p>
      <text:p text:style-name="P4"><text:tab/>*p = 5; <text:tab/>//attempts to write an integer value in a location</text:p>
      <text:p text:style-name="P4"><text:tab/><text:tab/><text:tab/>//that contains a real value</text:p>
      <text:p text:style-name="P4">}</text:p>
      <text:p text:style-name="P4"/>
      <text:p text:style-name="Standard">See photo for box-circle <text:s/>diagram.</text:p>
      <text:p text:style-name="Standard"/>
      <text:p text:style-name="Standard">What would happen with the *p = 5?</text:p>
      <text:p text:style-name="Standard">For example, if REAL is 8 bytes, and INT is 4 bytes, then you mess with half the bytes, and now you have nonsense.</text:p>
      <text:p text:style-name="Standard"><text:soft-page-break/></text:p>
      <text:p text:style-name="P2">Structural Equivalence</text:p>
      <text:p text:style-name="Standard">T<text:span text:style-name="Default_20_Paragraph_20_Font"><text:span text:style-name="T7">1</text:span></text:span> &amp; T<text:span text:style-name="Default_20_Paragraph_20_Font"><text:span text:style-name="T7">2</text:span></text:span> are structurally equivalent if:</text:p>
      <text:list xml:id="list3070389862091303876" text:style-name="L14">
        <text:list-item>
          <text:p text:style-name="P35">T<text:span text:style-name="Default_20_Paragraph_20_Font"><text:span text:style-name="T7">1</text:span></text:span> and T<text:span text:style-name="Default_20_Paragraph_20_Font"><text:span text:style-name="T7">2</text:span></text:span> are basic (built-in) types and T<text:span text:style-name="Default_20_Paragraph_20_Font"><text:span text:style-name="T7">1</text:span></text:span> &amp; T<text:span text:style-name="Default_20_Paragraph_20_Font"><text:span text:style-name="T7">2</text:span></text:span> are the same type</text:p>
        </text:list-item>
        <text:list-item>
          <text:p text:style-name="P35">T<text:span text:style-name="Default_20_Paragraph_20_Font"><text:span text:style-name="T7">1</text:span></text:span> : pointer to t<text:span text:style-name="Default_20_Paragraph_20_Font"><text:span text:style-name="T7">1</text:span></text:span>, <text:span text:style-name="Default_20_Paragraph_20_Font"><text:span text:style-name="T1">and</text:span></text:span><text:line-break/>T<text:span text:style-name="Default_20_Paragraph_20_Font"><text:span text:style-name="T7">2</text:span></text:span> : pointer to t<text:span text:style-name="Default_20_Paragraph_20_Font"><text:span text:style-name="T7">2</text:span></text:span>, <text:span text:style-name="Default_20_Paragraph_20_Font"><text:span text:style-name="T1">and</text:span></text:span><text:line-break/>t<text:span text:style-name="Default_20_Paragraph_20_Font"><text:span text:style-name="T7">1</text:span></text:span> and t<text:span text:style-name="Default_20_Paragraph_20_Font"><text:span text:style-name="T7">2</text:span></text:span> are structurally equivalent</text:p>
        </text:list-item>
        <text:list-item>
          <text:p text:style-name="P35">T<text:span text:style-name="Default_20_Paragraph_20_Font"><text:span text:style-name="T7">1</text:span></text:span> : array[range<text:span text:style-name="Default_20_Paragraph_20_Font"><text:span text:style-name="T7">1</text:span></text:span>] of t<text:span text:style-name="Default_20_Paragraph_20_Font"><text:span text:style-name="T7">1</text:span></text:span>, <text:span text:style-name="Default_20_Paragraph_20_Font"><text:span text:style-name="T1">and</text:span></text:span><text:line-break/>T<text:span text:style-name="Default_20_Paragraph_20_Font"><text:span text:style-name="T7">2</text:span></text:span> : array[range<text:span text:style-name="Default_20_Paragraph_20_Font"><text:span text:style-name="T7">2</text:span></text:span>] of t<text:span text:style-name="Default_20_Paragraph_20_Font"><text:span text:style-name="T7">2</text:span></text:span>, <text:span text:style-name="Default_20_Paragraph_20_Font"><text:span text:style-name="T1">and</text:span></text:span><text:line-break/>range<text:span text:style-name="Default_20_Paragraph_20_Font"><text:span text:style-name="T7">1</text:span></text:span> and range<text:span text:style-name="Default_20_Paragraph_20_Font"><text:span text:style-name="T7">2</text:span></text:span> have the same number of elements, <text:span text:style-name="Default_20_Paragraph_20_Font"><text:span text:style-name="T1">and</text:span></text:span><text:line-break/>t<text:span text:style-name="Default_20_Paragraph_20_Font"><text:span text:style-name="T7">1</text:span></text:span> and t<text:span text:style-name="Default_20_Paragraph_20_Font"><text:span text:style-name="T7">2</text:span></text:span> are structurally equivalent</text:p>
        </text:list-item>
        <text:list-item>
          <text:p text:style-name="P35">T<text:span text:style-name="Default_20_Paragraph_20_Font"><text:span text:style-name="T7">1</text:span></text:span> : array range<text:span text:style-name="Default_20_Paragraph_20_Font"><text:span text:style-name="T7">11</text:span></text:span> × range<text:span text:style-name="Default_20_Paragraph_20_Font"><text:span text:style-name="T7">12</text:span></text:span> × … × range<text:span text:style-name="Default_20_Paragraph_20_Font"><text:span text:style-name="T7">1k</text:span></text:span> of t<text:span text:style-name="Default_20_Paragraph_20_Font"><text:span text:style-name="T7">1</text:span></text:span>, <text:span text:style-name="Default_20_Paragraph_20_Font"><text:span text:style-name="T1">and</text:span></text:span><text:line-break/>T<text:span text:style-name="Default_20_Paragraph_20_Font"><text:span text:style-name="T7">2</text:span></text:span> : array range<text:span text:style-name="Default_20_Paragraph_20_Font"><text:span text:style-name="T7">21</text:span></text:span> × range<text:span text:style-name="Default_20_Paragraph_20_Font"><text:span text:style-name="T7">22</text:span></text:span> × … × range<text:span text:style-name="Default_20_Paragraph_20_Font"><text:span text:style-name="T7">2k</text:span></text:span> of t<text:span text:style-name="Default_20_Paragraph_20_Font"><text:span text:style-name="T7">2</text:span></text:span>, <text:span text:style-name="Default_20_Paragraph_20_Font"><text:span text:style-name="T1">and</text:span></text:span><text:line-break/>Same k =&gt; same number of dimensions, <text:span text:style-name="Default_20_Paragraph_20_Font"><text:span text:style-name="T1">and</text:span></text:span><text:line-break/>range<text:span text:style-name="Default_20_Paragraph_20_Font"><text:span text:style-name="T7">1i</text:span></text:span> has same # of elements as range<text:span text:style-name="Default_20_Paragraph_20_Font"><text:span text:style-name="T7">2i</text:span></text:span>, <text:span text:style-name="Default_20_Paragraph_20_Font"><text:span text:style-name="T1">and</text:span></text:span><text:line-break/>t<text:span text:style-name="Default_20_Paragraph_20_Font"><text:span text:style-name="T7">1</text:span></text:span> &amp; t<text:span text:style-name="Default_20_Paragraph_20_Font"><text:span text:style-name="T7">2</text:span></text:span> are structurally equivalent</text:p>
        </text:list-item>
        <text:list-item>
          <text:p text:style-name="P35">T<text:span text:style-name="Default_20_Paragraph_20_Font"><text:span text:style-name="T7">1</text:span></text:span> is structure<text:line-break/>{<text:line-break/><text:tab/>a<text:span text:style-name="Default_20_Paragraph_20_Font"><text:span text:style-name="T7">11</text:span></text:span> : t<text:span text:style-name="Default_20_Paragraph_20_Font"><text:span text:style-name="T7">11</text:span></text:span><text:span text:style-name="Default_20_Paragraph_20_Font"><text:span text:style-name="T7"><text:line-break/></text:span></text:span><text:tab/>a<text:span text:style-name="Default_20_Paragraph_20_Font"><text:span text:style-name="T7">12</text:span></text:span> : t<text:span text:style-name="Default_20_Paragraph_20_Font"><text:span text:style-name="T7">12</text:span></text:span><text:span text:style-name="Default_20_Paragraph_20_Font"><text:span text:style-name="T7"><text:line-break/></text:span></text:span><text:tab/>…<text:line-break/><text:tab/>a<text:span text:style-name="Default_20_Paragraph_20_Font"><text:span text:style-name="T7">1k</text:span></text:span> : t<text:span text:style-name="Default_20_Paragraph_20_Font"><text:span text:style-name="T7">1</text:span></text:span><text:span text:style-name="Default_20_Paragraph_20_Font"><text:span text:style-name="T7">k</text:span></text:span><text:span text:style-name="Default_20_Paragraph_20_Font"><text:span text:style-name="T7"><text:line-break/></text:span></text:span>}<text:line-break/><text:span text:style-name="Default_20_Paragraph_20_Font"><text:span text:style-name="T1">and</text:span></text:span> T<text:span text:style-name="Default_20_Paragraph_20_Font"><text:span text:style-name="T7">2</text:span></text:span> is structure<text:line-break/>{<text:line-break/><text:tab/>a<text:span text:style-name="Default_20_Paragraph_20_Font"><text:span text:style-name="T7">21</text:span></text:span> : t<text:span text:style-name="Default_20_Paragraph_20_Font"><text:span text:style-name="T7">21</text:span></text:span><text:span text:style-name="Default_20_Paragraph_20_Font"><text:span text:style-name="T7"><text:line-break/></text:span></text:span><text:tab/>a<text:span text:style-name="Default_20_Paragraph_20_Font"><text:span text:style-name="T7">22</text:span></text:span> : t<text:span text:style-name="Default_20_Paragraph_20_Font"><text:span text:style-name="T7">22</text:span></text:span><text:span text:style-name="Default_20_Paragraph_20_Font"><text:span text:style-name="T7"><text:line-break/></text:span></text:span><text:tab/>…<text:line-break/><text:tab/>a<text:span text:style-name="Default_20_Paragraph_20_Font"><text:span text:style-name="T7">2k</text:span></text:span> : t<text:span text:style-name="Default_20_Paragraph_20_Font"><text:span text:style-name="T7">2k</text:span></text:span><text:span text:style-name="Default_20_Paragraph_20_Font"><text:span text:style-name="T7"><text:line-break/></text:span></text:span>}<text:line-break/><text:span text:style-name="Default_20_Paragraph_20_Font"><text:span text:style-name="T1">and</text:span></text:span> they have the same number of fields, <text:line-break/><text:span text:style-name="Default_20_Paragraph_20_Font"><text:span text:style-name="T1">and</text:span></text:span> t<text:span text:style-name="Default_20_Paragraph_20_Font"><text:span text:style-name="T7">1i</text:span></text:span> is structurally equivalent to t<text:span text:style-name="Default_20_Paragraph_20_Font"><text:span text:style-name="T7">2i</text:span></text:span></text:p>
        </text:list-item>
        <text:list-item>
          <text:p text:style-name="P35">T<text:span text:style-name="Default_20_Paragraph_20_Font"><text:span text:style-name="T7">1</text:span></text:span> : function of (t<text:span text:style-name="Default_20_Paragraph_20_Font"><text:span text:style-name="T7">11</text:span></text:span>, t<text:span text:style-name="Default_20_Paragraph_20_Font"><text:span text:style-name="T7">12</text:span></text:span>, …, t<text:span text:style-name="Default_20_Paragraph_20_Font"><text:span text:style-name="T7">1k</text:span></text:span>)<text:line-break/><text:tab/>returns t<text:span text:style-name="Default_20_Paragraph_20_Font"><text:span text:style-name="T7">1</text:span></text:span><text:line-break/><text:span text:style-name="Default_20_Paragraph_20_Font"><text:span text:style-name="T1">and</text:span></text:span> T<text:span text:style-name="Default_20_Paragraph_20_Font"><text:span text:style-name="T7">2</text:span></text:span> : function of (t<text:span text:style-name="Default_20_Paragraph_20_Font"><text:span text:style-name="T7">21</text:span></text:span>, t<text:span text:style-name="Default_20_Paragraph_20_Font"><text:span text:style-name="T7">22</text:span></text:span>, …, t<text:span text:style-name="Default_20_Paragraph_20_Font"><text:span text:style-name="T7">2k</text:span></text:span>)<text:line-break/><text:tab/>returns t<text:span text:style-name="Default_20_Paragraph_20_Font"><text:span text:style-name="T7">2</text:span></text:span><text:line-break/><text:span text:style-name="Default_20_Paragraph_20_Font"><text:span text:style-name="T1">and</text:span></text:span> t<text:span text:style-name="Default_20_Paragraph_20_Font"><text:span text:style-name="T7">1i</text:span></text:span> structurally equivalent to t<text:span text:style-name="Default_20_Paragraph_20_Font"><text:span text:style-name="T7">2i</text:span></text:span><text:line-break/><text:span text:style-name="Default_20_Paragraph_20_Font"><text:span text:style-name="T1">and</text:span></text:span> t<text:span text:style-name="Default_20_Paragraph_20_Font"><text:span text:style-name="T7">1</text:span></text:span> <text:s/>structurally equivalent to t<text:span text:style-name="Default_20_Paragraph_20_Font"><text:span text:style-name="T7">2</text:span></text:span><text:line-break/><text:span text:style-name="Default_20_Paragraph_20_Font"><text:span text:style-name="T1">and </text:span></text:span>??? Missed it, see notes online</text:p>
        </text:list-item>
      </text:list>
      <text:p text:style-name="Standard"/>
      <text:p text:style-name="Standard">Weird cases:</text:p>
      <text:p text:style-name="Standard"/>
      <text:p text:style-name="Standard">What about this?</text:p>
      <text:p text:style-name="Standard"/>
      <text:p text:style-name="P4">struct A</text:p>
      <text:p text:style-name="P4">{</text:p>
      <text:p text:style-name="P4"><text:tab/>int a;</text:p>
      <text:p text:style-name="P4"><text:tab/>struct B* next;</text:p>
      <text:p text:style-name="P4">}</text:p>
      <text:p text:style-name="P4"><text:soft-page-break/></text:p>
      <text:p text:style-name="P4">struct B</text:p>
      <text:p text:style-name="P4">{</text:p>
      <text:p text:style-name="P4"><text:tab/>int b;</text:p>
      <text:p text:style-name="P4"><text:tab/>struct A* next;</text:p>
      <text:p text:style-name="P4">}</text:p>
      <text:p text:style-name="Standard"/>
      <text:p text:style-name="Standard">These are structurally equivalent.</text:p>
      <text:p text:style-name="Standard">The first part is easy, because they're both ints.</text:p>
      <text:p text:style-name="Standard">The second part is recursive, so how do we test for this?</text:p>
      <text:p text:style-name="Standard">Struct B* next is is equivalent to Struct A* next if Struct A and Struct B are equivalent, but Struct A and Struct B are only structurally equivalent if Struct A* next and Struct B* next are structurally equivalent.</text:p>
      <text:p text:style-name="Standard"/>
      <text:p text:style-name="Standard">We do it iteratively, like with FIRST AND FOLLOW sets, using truth tables. They have same number of elements, so we initially assume equivalence, then check again.</text:p>
      <text:p text:style-name="Standard"/>
      <text:p text:style-name="Standard">Initially:</text:p>
      <table:table table:name="Table3" table:style-name="Table3">
        <table:table-column table:style-name="Table3.A" table:number-columns-repeated="3"/>
        <table:table-row>
          <table:table-cell table:style-name="Table3.A1" office:value-type="string">
            <text:p text:style-name="P14"/>
          </table:table-cell>
          <table:table-cell table:style-name="Table3.A1" office:value-type="string">
            <text:p text:style-name="P15">A</text:p>
          </table:table-cell>
          <table:table-cell table:style-name="Table3.C1" office:value-type="string">
            <text:p text:style-name="P15">B</text:p>
          </table:table-cell>
        </table:table-row>
        <table:table-row>
          <table:table-cell table:style-name="Table3.A2" office:value-type="string">
            <text:p text:style-name="P15">A</text:p>
          </table:table-cell>
          <table:table-cell table:style-name="Table3.A2" office:value-type="string">
            <text:p text:style-name="P14">T</text:p>
          </table:table-cell>
          <table:table-cell table:style-name="Table3.C2" office:value-type="string">
            <text:p text:style-name="P14">T</text:p>
          </table:table-cell>
        </table:table-row>
        <table:table-row>
          <table:table-cell table:style-name="Table3.A2" office:value-type="string">
            <text:p text:style-name="P15">B</text:p>
          </table:table-cell>
          <table:table-cell table:style-name="Table3.A2" office:value-type="string">
            <text:p text:style-name="P14">T</text:p>
          </table:table-cell>
          <table:table-cell table:style-name="Table3.C2" office:value-type="string">
            <text:p text:style-name="P14">T</text:p>
          </table:table-cell>
        </table:table-row>
      </table:table>
      <text:p text:style-name="Standard"/>
      <text:p text:style-name="Standard">After one pass:</text:p>
      <table:table table:name="Table4" table:style-name="Table4">
        <table:table-column table:style-name="Table4.A" table:number-columns-repeated="3"/>
        <table:table-row>
          <table:table-cell table:style-name="Table4.A1" office:value-type="string">
            <text:p text:style-name="P14"/>
          </table:table-cell>
          <table:table-cell table:style-name="Table4.A1" office:value-type="string">
            <text:p text:style-name="P15">A</text:p>
          </table:table-cell>
          <table:table-cell table:style-name="Table4.C1" office:value-type="string">
            <text:p text:style-name="P15">B</text:p>
          </table:table-cell>
        </table:table-row>
        <table:table-row>
          <table:table-cell table:style-name="Table4.A2" office:value-type="string">
            <text:p text:style-name="P15">A</text:p>
          </table:table-cell>
          <table:table-cell table:style-name="Table4.A2" office:value-type="string">
            <text:p text:style-name="P14">T</text:p>
          </table:table-cell>
          <table:table-cell table:style-name="Table4.C2" office:value-type="string">
            <text:p text:style-name="P14">T</text:p>
          </table:table-cell>
        </table:table-row>
        <table:table-row>
          <table:table-cell table:style-name="Table4.A2" office:value-type="string">
            <text:p text:style-name="P15">B</text:p>
          </table:table-cell>
          <table:table-cell table:style-name="Table4.A2" office:value-type="string">
            <text:p text:style-name="P14">T</text:p>
          </table:table-cell>
          <table:table-cell table:style-name="Table4.C2" office:value-type="string">
            <text:p text:style-name="P14">T</text:p>
          </table:table-cell>
        </table:table-row>
      </table:table>
      <text:p text:style-name="Standard"/>
      <text:p text:style-name="Standard">Nothing changes, so they are equivalent.</text:p>
      <text:p text:style-name="P7"/>
      <text:p text:style-name="P4">struct A</text:p>
      <text:p text:style-name="P4">{</text:p>
      <text:p text:style-name="P4"><text:tab/>int a;</text:p>
      <text:p text:style-name="P4"><text:tab/>struct B* next;</text:p>
      <text:p text:style-name="P4">}</text:p>
      <text:p text:style-name="P4"/>
      <text:p text:style-name="P4">struct B</text:p>
      <text:p text:style-name="P4">{</text:p>
      <text:p text:style-name="P4"><text:tab/>double;</text:p>
      <text:p text:style-name="P4"><text:tab/>struct A* next;</text:p>
      <text:p text:style-name="P4">}</text:p>
      <text:p text:style-name="Standard"/>
      <text:p text:style-name="Standard">Truth Table</text:p>
      <text:p text:style-name="Standard"/>
      <text:p text:style-name="Standard">Initially:</text:p>
      <table:table table:name="Table5" table:style-name="Table5">
        <table:table-column table:style-name="Table5.A" table:number-columns-repeated="3"/>
        <table:table-row>
          <table:table-cell table:style-name="Table5.A1" office:value-type="string">
            <text:p text:style-name="P14"/>
          </table:table-cell>
          <table:table-cell table:style-name="Table5.A1" office:value-type="string">
            <text:p text:style-name="P15">A</text:p>
          </table:table-cell>
          <table:table-cell table:style-name="Table5.C1" office:value-type="string">
            <text:p text:style-name="P15">B</text:p>
          </table:table-cell>
        </table:table-row>
        <table:table-row>
          <table:table-cell table:style-name="Table5.A2" office:value-type="string">
            <text:p text:style-name="P15">A</text:p>
          </table:table-cell>
          <table:table-cell table:style-name="Table5.A2" office:value-type="string">
            <text:p text:style-name="P14">T</text:p>
          </table:table-cell>
          <table:table-cell table:style-name="Table5.C2" office:value-type="string">
            <text:p text:style-name="P14">T</text:p>
          </table:table-cell>
        </table:table-row>
        <text:soft-page-break/>
        <table:table-row>
          <table:table-cell table:style-name="Table5.A2" office:value-type="string">
            <text:p text:style-name="P15">B</text:p>
          </table:table-cell>
          <table:table-cell table:style-name="Table5.A2" office:value-type="string">
            <text:p text:style-name="P14">T</text:p>
          </table:table-cell>
          <table:table-cell table:style-name="Table5.C2" office:value-type="string">
            <text:p text:style-name="P14">T</text:p>
          </table:table-cell>
        </table:table-row>
      </table:table>
      <text:p text:style-name="Standard"/>
      <text:p text:style-name="Standard">After one pass:</text:p>
      <table:table table:name="Table6" table:style-name="Table6">
        <table:table-column table:style-name="Table6.A" table:number-columns-repeated="3"/>
        <table:table-row>
          <table:table-cell table:style-name="Table6.A1" office:value-type="string">
            <text:p text:style-name="P14"/>
          </table:table-cell>
          <table:table-cell table:style-name="Table6.A1" office:value-type="string">
            <text:p text:style-name="P15">A</text:p>
          </table:table-cell>
          <table:table-cell table:style-name="Table6.C1" office:value-type="string">
            <text:p text:style-name="P15">B</text:p>
          </table:table-cell>
        </table:table-row>
        <table:table-row>
          <table:table-cell table:style-name="Table6.A2" office:value-type="string">
            <text:p text:style-name="P15">A</text:p>
          </table:table-cell>
          <table:table-cell table:style-name="Table6.A2" office:value-type="string">
            <text:p text:style-name="P14">T</text:p>
          </table:table-cell>
          <table:table-cell table:style-name="Table6.C2" office:value-type="string">
            <text:p text:style-name="P14">F</text:p>
          </table:table-cell>
        </table:table-row>
        <table:table-row>
          <table:table-cell table:style-name="Table6.A2" office:value-type="string">
            <text:p text:style-name="P15">B</text:p>
          </table:table-cell>
          <table:table-cell table:style-name="Table6.A2" office:value-type="string">
            <text:p text:style-name="P14">F</text:p>
          </table:table-cell>
          <table:table-cell table:style-name="Table6.C2" office:value-type="string">
            <text:p text:style-name="P14">T</text:p>
          </table:table-cell>
        </table:table-row>
      </table:table>
      <text:p text:style-name="Standard"/>
      <text:p text:style-name="Standard"/>
      <text:p text:style-name="P1">Friday</text:p>
      <text:p text:style-name="P3">Week 11</text:p>
      <text:p text:style-name="P3">3-31-17</text:p>
      <text:p text:style-name="Standard"/>
      <text:p text:style-name="Standard">Last time:</text:p>
      <text:list xml:id="list388511621708838557" text:style-name="L15">
        <text:list-item>
          <text:p text:style-name="P36">Structural equivalence</text:p>
        </text:list-item>
      </text:list>
      <text:p text:style-name="Standard">Today:</text:p>
      <text:list xml:id="list2493731265092233082" text:style-name="L16">
        <text:list-item>
          <text:p text:style-name="P37">Structural equivalence</text:p>
        </text:list-item>
        <text:list-item>
          <text:p text:style-name="P37">Hindley-Milner type inference</text:p>
        </text:list-item>
      </text:list>
      <text:p text:style-name="Standard"/>
      <text:p text:style-name="Standard">Recursive type checking (example from last time):</text:p>
      <text:p text:style-name="Standard"/>
      <text:p text:style-name="P4">struct A</text:p>
      <text:p text:style-name="P4">{</text:p>
      <text:p text:style-name="P4"><text:tab/>int a;</text:p>
      <text:p text:style-name="P4"><text:tab/>struct B* next;</text:p>
      <text:p text:style-name="P4">}</text:p>
      <text:p text:style-name="P4"/>
      <text:p text:style-name="P4">struct B</text:p>
      <text:p text:style-name="P4">{</text:p>
      <text:p text:style-name="P4"><text:tab/>int b;</text:p>
      <text:p text:style-name="P4"><text:tab/>struct A* next;</text:p>
      <text:p text:style-name="P4">}</text:p>
      <text:p text:style-name="Standard"/>
      <text:p text:style-name="Standard">These are structurally equivalent.</text:p>
      <text:p text:style-name="Standard">The first part is easy, because int ≡ int.</text:p>
      <text:p text:style-name="Standard">The second part is recursive, so how do we test for this?</text:p>
      <text:p text:style-name="Standard">B* ≡ A* if A ≡ B. But A ≡ B if B* ≡ A* (and if int ≡ int, which we're already fine with).</text:p>
      <text:p text:style-name="Standard"/>
      <text:p text:style-name="Standard">Solution: To break the circular dependence,</text:p>
      <text:list xml:id="list3808391340627603284" text:style-name="L17">
        <text:list-item>
          <text:p text:style-name="P38">Assume all types are equivalent</text:p>
        </text:list-item>
        <text:list-item>
          <text:p text:style-name="P38">iterate over every pair of types and check for equivalence.</text:p>
        </text:list-item>
        <text:list-item>
          <text:p text:style-name="P38">If any equivalence changes from true to false, repeat the whole process. This is fix-point ???</text:p>
        </text:list-item>
      </text:list>
      <text:p text:style-name="Standard"/>
      <text:p text:style-name="Standard">Example:</text:p>
      <text:p text:style-name="Standard"/>
      <text:p text:style-name="P4">struct A</text:p>
      <text:p text:style-name="P4">{</text:p>
      <text:p text:style-name="P4"><text:tab/>int a;</text:p>
      <text:p text:style-name="P4"><text:tab/>struct B* next;</text:p>
      <text:p text:style-name="P4">}</text:p>
      <text:p text:style-name="P4"/>
      <text:p text:style-name="P4">struct B</text:p>
      <text:p text:style-name="P4">{</text:p>
      <text:p text:style-name="P4"><text:tab/>int a;</text:p>
      <text:p text:style-name="P4"><text:tab/>struct C* next;</text:p>
      <text:p text:style-name="Standard">}</text:p>
      <text:p text:style-name="Standard"/>
      <text:p text:style-name="P4"><text:soft-page-break/>struct C</text:p>
      <text:p text:style-name="P4">{</text:p>
      <text:p text:style-name="P4"><text:tab/>real a;</text:p>
      <text:p text:style-name="P4"><text:tab/>struct A* next;</text:p>
      <text:p text:style-name="Standard">}</text:p>
      <text:p text:style-name="Standard"/>
      <text:p text:style-name="Standard">Initially:</text:p>
      <table:table table:name="Table7" table:style-name="Table7">
        <table:table-column table:style-name="Table7.A" table:number-columns-repeated="4"/>
        <table:table-row>
          <table:table-cell table:style-name="Table7.A1" office:value-type="string">
            <text:p text:style-name="P16"/>
          </table:table-cell>
          <table:table-cell table:style-name="Table7.A1" office:value-type="string">
            <text:p text:style-name="P16">A</text:p>
          </table:table-cell>
          <table:table-cell table:style-name="Table7.A1" office:value-type="string">
            <text:p text:style-name="P16">B</text:p>
          </table:table-cell>
          <table:table-cell table:style-name="Table7.D1" office:value-type="string">
            <text:p text:style-name="P16">C</text:p>
          </table:table-cell>
        </table:table-row>
        <table:table-row>
          <table:table-cell table:style-name="Table7.A2" office:value-type="string">
            <text:p text:style-name="P16">A</text:p>
          </table:table-cell>
          <table:table-cell table:style-name="Table7.A2" office:value-type="string">
            <text:p text:style-name="Table_20_Contents">T</text:p>
          </table:table-cell>
          <table:table-cell table:style-name="Table7.A2" office:value-type="string">
            <text:p text:style-name="Table_20_Contents">T</text:p>
          </table:table-cell>
          <table:table-cell table:style-name="Table7.D2" office:value-type="string">
            <text:p text:style-name="Table_20_Contents">T</text:p>
          </table:table-cell>
        </table:table-row>
        <table:table-row>
          <table:table-cell table:style-name="Table7.A2" office:value-type="string">
            <text:p text:style-name="P16">B</text:p>
          </table:table-cell>
          <table:table-cell table:style-name="Table7.A2" office:value-type="string">
            <text:p text:style-name="Table_20_Contents">T</text:p>
          </table:table-cell>
          <table:table-cell table:style-name="Table7.A2" office:value-type="string">
            <text:p text:style-name="Table_20_Contents">T</text:p>
          </table:table-cell>
          <table:table-cell table:style-name="Table7.D2" office:value-type="string">
            <text:p text:style-name="Table_20_Contents">T</text:p>
          </table:table-cell>
        </table:table-row>
        <table:table-row>
          <table:table-cell table:style-name="Table7.A2" office:value-type="string">
            <text:p text:style-name="P16">C</text:p>
          </table:table-cell>
          <table:table-cell table:style-name="Table7.A2" office:value-type="string">
            <text:p text:style-name="Table_20_Contents">T</text:p>
          </table:table-cell>
          <table:table-cell table:style-name="Table7.A2" office:value-type="string">
            <text:p text:style-name="Table_20_Contents">T</text:p>
          </table:table-cell>
          <table:table-cell table:style-name="Table7.D2" office:value-type="string">
            <text:p text:style-name="Table_20_Contents">T</text:p>
          </table:table-cell>
        </table:table-row>
      </table:table>
      <text:p text:style-name="Standard"/>
      <text:p text:style-name="Standard">First pass:</text:p>
      <text:p text:style-name="Standard"/>
      <text:p text:style-name="Standard">A ≡ B?</text:p>
      <text:list xml:id="list1716766790658909859" text:style-name="L18">
        <text:list-item>
          <text:p text:style-name="P39">int ≡ int?</text:p>
          <text:list>
            <text:list-item>
              <text:p text:style-name="P39">True</text:p>
            </text:list-item>
          </text:list>
        </text:list-item>
        <text:list-item>
          <text:p text:style-name="P39">B* ≡ C*?</text:p>
          <text:list>
            <text:list-item>
              <text:p text:style-name="P39">True</text:p>
            </text:list-item>
          </text:list>
        </text:list-item>
      </text:list>
      <text:p text:style-name="Standard">A ≡ C?</text:p>
      <text:list xml:id="list5185428014803545302" text:style-name="L19">
        <text:list-item>
          <text:p text:style-name="P40">int ≡ real?</text:p>
          <text:list>
            <text:list-item>
              <text:p text:style-name="P40">False</text:p>
            </text:list-item>
          </text:list>
        </text:list-item>
      </text:list>
      <text:p text:style-name="Standard">B ≡ C?</text:p>
      <text:list xml:id="list919948982603537352" text:style-name="L20">
        <text:list-item>
          <text:p text:style-name="P41">int ≡ real?</text:p>
          <text:list>
            <text:list-item>
              <text:p text:style-name="P41">False</text:p>
            </text:list-item>
          </text:list>
        </text:list-item>
      </text:list>
      <text:p text:style-name="Standard"/>
      <text:p text:style-name="Standard">After one pass:</text:p>
      <table:table table:name="Table8" table:style-name="Table8">
        <table:table-column table:style-name="Table8.A" table:number-columns-repeated="4"/>
        <table:table-row>
          <table:table-cell table:style-name="Table8.A1" office:value-type="string">
            <text:p text:style-name="P16"/>
          </table:table-cell>
          <table:table-cell table:style-name="Table8.A1" office:value-type="string">
            <text:p text:style-name="P16">A</text:p>
          </table:table-cell>
          <table:table-cell table:style-name="Table8.A1" office:value-type="string">
            <text:p text:style-name="P16">B</text:p>
          </table:table-cell>
          <table:table-cell table:style-name="Table8.D1" office:value-type="string">
            <text:p text:style-name="P16">C</text:p>
          </table:table-cell>
        </table:table-row>
        <table:table-row>
          <table:table-cell table:style-name="Table8.A2" office:value-type="string">
            <text:p text:style-name="P16">A</text:p>
          </table:table-cell>
          <table:table-cell table:style-name="Table8.A2" office:value-type="string">
            <text:p text:style-name="Table_20_Contents">T</text:p>
          </table:table-cell>
          <table:table-cell table:style-name="Table8.A2" office:value-type="string">
            <text:p text:style-name="Table_20_Contents">T</text:p>
          </table:table-cell>
          <table:table-cell table:style-name="Table8.D2" office:value-type="string">
            <text:p text:style-name="Table_20_Contents">F</text:p>
          </table:table-cell>
        </table:table-row>
        <table:table-row>
          <table:table-cell table:style-name="Table8.A2" office:value-type="string">
            <text:p text:style-name="P16">B</text:p>
          </table:table-cell>
          <table:table-cell table:style-name="Table8.A2" office:value-type="string">
            <text:p text:style-name="Table_20_Contents">T</text:p>
          </table:table-cell>
          <table:table-cell table:style-name="Table8.A2" office:value-type="string">
            <text:p text:style-name="Table_20_Contents">T</text:p>
          </table:table-cell>
          <table:table-cell table:style-name="Table8.D2" office:value-type="string">
            <text:p text:style-name="Table_20_Contents">F</text:p>
          </table:table-cell>
        </table:table-row>
        <table:table-row>
          <table:table-cell table:style-name="Table8.A2" office:value-type="string">
            <text:p text:style-name="P16">C</text:p>
          </table:table-cell>
          <table:table-cell table:style-name="Table8.A2" office:value-type="string">
            <text:p text:style-name="Table_20_Contents">F</text:p>
          </table:table-cell>
          <table:table-cell table:style-name="Table8.A2" office:value-type="string">
            <text:p text:style-name="Table_20_Contents">F</text:p>
          </table:table-cell>
          <table:table-cell table:style-name="Table8.D2" office:value-type="string">
            <text:p text:style-name="Table_20_Contents">T</text:p>
          </table:table-cell>
        </table:table-row>
      </table:table>
      <text:p text:style-name="Standard"/>
      <text:p text:style-name="Standard">Things have changed, so go through again.</text:p>
      <text:p text:style-name="Standard"/>
      <text:p text:style-name="Standard">A ≡ B?</text:p>
      <text:list xml:id="list870684907571810315" text:style-name="L21">
        <text:list-item>
          <text:p text:style-name="P42">int ≡ int?</text:p>
          <text:list>
            <text:list-item>
              <text:p text:style-name="P42">True</text:p>
            </text:list-item>
          </text:list>
        </text:list-item>
        <text:list-item>
          <text:p text:style-name="P42">B* ≡ C*?</text:p>
          <text:list>
            <text:list-item>
              <text:p text:style-name="P42">False</text:p>
            </text:list-item>
          </text:list>
        </text:list-item>
      </text:list>
      <text:p text:style-name="Standard"/>
      <text:p text:style-name="Standard"/>
      <text:p text:style-name="Standard"/>
      <text:p text:style-name="Standard"/>
      <text:p text:style-name="Standard"/>
      <text:p text:style-name="Standard"/>
      <text:p text:style-name="Standard"><text:soft-page-break/>After a second pass:</text:p>
      <table:table table:name="Table9" table:style-name="Table9">
        <table:table-column table:style-name="Table9.A" table:number-columns-repeated="4"/>
        <table:table-row>
          <table:table-cell table:style-name="Table9.A1" office:value-type="string">
            <text:p text:style-name="P16"/>
          </table:table-cell>
          <table:table-cell table:style-name="Table9.A1" office:value-type="string">
            <text:p text:style-name="P16">A</text:p>
          </table:table-cell>
          <table:table-cell table:style-name="Table9.A1" office:value-type="string">
            <text:p text:style-name="P16">B</text:p>
          </table:table-cell>
          <table:table-cell table:style-name="Table9.D1" office:value-type="string">
            <text:p text:style-name="P16">C</text:p>
          </table:table-cell>
        </table:table-row>
        <table:table-row>
          <table:table-cell table:style-name="Table9.A2" office:value-type="string">
            <text:p text:style-name="P16">A</text:p>
          </table:table-cell>
          <table:table-cell table:style-name="Table9.A2" office:value-type="string">
            <text:p text:style-name="Table_20_Contents">T</text:p>
          </table:table-cell>
          <table:table-cell table:style-name="Table9.A2" office:value-type="string">
            <text:p text:style-name="Table_20_Contents">F</text:p>
          </table:table-cell>
          <table:table-cell table:style-name="Table9.D2" office:value-type="string">
            <text:p text:style-name="Table_20_Contents">F</text:p>
          </table:table-cell>
        </table:table-row>
        <table:table-row>
          <table:table-cell table:style-name="Table9.A2" office:value-type="string">
            <text:p text:style-name="P16">B</text:p>
          </table:table-cell>
          <table:table-cell table:style-name="Table9.A2" office:value-type="string">
            <text:p text:style-name="Table_20_Contents">F</text:p>
          </table:table-cell>
          <table:table-cell table:style-name="Table9.A2" office:value-type="string">
            <text:p text:style-name="Table_20_Contents">T</text:p>
          </table:table-cell>
          <table:table-cell table:style-name="Table9.D2" office:value-type="string">
            <text:p text:style-name="Table_20_Contents">F</text:p>
          </table:table-cell>
        </table:table-row>
        <table:table-row>
          <table:table-cell table:style-name="Table9.A2" office:value-type="string">
            <text:p text:style-name="P16">C</text:p>
          </table:table-cell>
          <table:table-cell table:style-name="Table9.A2" office:value-type="string">
            <text:p text:style-name="Table_20_Contents">F</text:p>
          </table:table-cell>
          <table:table-cell table:style-name="Table9.A2" office:value-type="string">
            <text:p text:style-name="Table_20_Contents">F</text:p>
          </table:table-cell>
          <table:table-cell table:style-name="Table9.D2" office:value-type="string">
            <text:p text:style-name="Table_20_Contents">T</text:p>
          </table:table-cell>
        </table:table-row>
      </table:table>
      <text:p text:style-name="Standard"/>
      <text:p text:style-name="Standard">Things changed, so another pass, and there is no change, so we're done.</text:p>
      <text:p text:style-name="Standard"/>
      <text:p text:style-name="Standard">Assume you have a function where you pass in two parameters, x and y, and we want to return one of them, regardless of type.</text:p>
      <text:p text:style-name="Standard"/>
      <text:p text:style-name="Standard">(On page 62 on typed notes online)</text:p>
      <text:p text:style-name="Standard"/>
      <text:p text:style-name="P4">class Chooser</text:p>
      <text:p text:style-name="P4">{</text:p>
      <text:p text:style-name="P4"><text:tab/>static Random rand = new Random();</text:p>
      <text:p text:style-name="P4"/>
      <text:p text:style-name="P4"><text:tab/>public static T Choose&lt;T&gt;(T first, T second)</text:p>
      <text:p text:style-name="P4"><text:tab/>{</text:p>
      <text:p text:style-name="P4"><text:tab/><text:tab/>return (rand.Next(2) == 0)? first: second;</text:p>
      <text:p text:style-name="P4"><text:tab/>}</text:p>
      <text:p text:style-name="P4">}</text:p>
      <text:p text:style-name="Standard"/>
      <text:p text:style-name="Standard">This is a polymorphic declaration. This allows for multiple types to be used. This is useful because the function doesn't work any differently depending on the type, just as long as they are the same. This way you don't have to write a new function each for an int, a real, a long, etc.</text:p>
      <text:p text:style-name="Standard"/>
      <text:p text:style-name="Standard">Vectors can use this, too.</text:p>
      <text:p text:style-name="Standard"/>
      <text:p text:style-name="Standard">How to call it:</text:p>
      <text:p text:style-name="P4">Chooser.Choose&lt;string&gt;(“abc”, “def”);</text:p>
      <text:p text:style-name="Standard"/>
      <text:p text:style-name="Standard">But do we need to specify that it's a string in this case? No, because these are very clearly strings. So why do this? Efficiency. Providing type information is all about efficiency. We know at compile time what the types are. What if you pass in two variables? This can check to see if they're both the required type.</text:p>
      <text:p text:style-name="Standard"/>
      <text:p text:style-name="Standard">C++ does have issues, so it's best to declare it.</text:p>
      <text:p text:style-name="Standard"/>
      <text:p text:style-name="Standard">In C#:</text:p>
      <text:p text:style-name="Standard"/>
      <text:p text:style-name="P4">static Z f&lt;X, Y, Z&gt;(X value, Func&lt;X, Y&gt; f1, Func&lt;Y, Z&gt; f2)</text:p>
      <text:p text:style-name="P4">{</text:p>
      <text:p text:style-name="P4"><text:tab/>return f2(f1(value));</text:p>
      <text:p text:style-name="P4">}</text:p>
      <text:p text:style-name="P4"/>
      <text:p text:style-name="Standard">f1 is passing in an X into the function Func, returns something of type Y, so f1 is of type Y.</text:p>
      <text:p text:style-name="Standard"><text:soft-page-break/>f2 is passing in an Y into the function Func, returns something of type Z, so f2 is of type Z.</text:p>
      <text:p text:style-name="Standard"/>
      <text:p text:style-name="Standard">[Side note brought up in class: Python can return more than one type?]</text:p>
      <text:p text:style-name="Standard"/>
      <text:p text:style-name="Standard">An invocation of this function:</text:p>
      <text:p text:style-name="Standard"/>
      <text:p text:style-name="P4">F(“1:15:30”, s =&gt; TimeSpan.Parse(s), t =&gt; t.TotalSeconds);</text:p>
      <text:p text:style-name="Standard"/>
      <text:p text:style-name="Standard">Note the two anonymous functions. See typed notes online for how this works.</text:p>
      <text:p text:style-name="Standard"/>
      <text:p text:style-name="Standard">So here, <text:span text:style-name="Default_20_Paragraph_20_Font"><text:span text:style-name="T2">“1:15:30”</text:span></text:span> is obviously a string, so type X is a string.</text:p>
      <text:p text:style-name="Standard">Since s is being put into the function used in f1, this means s must be a string. Y is inferred to be System.TimeSpan ???? <text:span text:style-name="Default_20_Paragraph_20_Font"><text:span text:style-name="T6">See types notes online.</text:span></text:span></text:p>
      <text:p text:style-name="Standard"/>
      <text:p text:style-name="Standard"/>
      <text:p text:style-name="P1">Monday</text:p>
      <text:p text:style-name="P3">Week 12</text:p>
      <text:p text:style-name="P3">4-3-17</text:p>
      <text:p text:style-name="Standard"/>
      <text:p text:style-name="Standard">Last Time:</text:p>
      <text:list xml:id="list8532764581436118006" text:style-name="L22">
        <text:list-item>
          <text:p text:style-name="P43">Structure Equivalence</text:p>
        </text:list-item>
        <text:list-item>
          <text:p text:style-name="P43">Parametric polymorphism (type parameters)</text:p>
        </text:list-item>
      </text:list>
      <text:p text:style-name="Standard">Today:</text:p>
      <text:list xml:id="list1855861091005302085" text:style-name="L23">
        <text:list-item>
          <text:p text:style-name="P44">Hindley-Milner type inference</text:p>
        </text:list-item>
      </text:list>
      <text:p text:style-name="Standard"/>
      <text:p text:style-name="P4">b = 1;</text:p>
      <text:p text:style-name="Standard"/>
      <text:p text:style-name="Standard">If typed that, and b is not declared, we can assume b is an int.</text:p>
      <text:p text:style-name="Standard"/>
      <text:p text:style-name="Standard">What about</text:p>
      <text:p text:style-name="Standard"/>
      <text:p text:style-name="P4">a[i] = 1;</text:p>
      <text:p text:style-name="Standard"/>
      <text:p text:style-name="Standard">What can we assume about a? We can assume <text:span text:style-name="Default_20_Paragraph_20_Font"><text:span text:style-name="T2">a</text:span></text:span> is an array of ints, and that <text:span text:style-name="Default_20_Paragraph_20_Font"><text:span text:style-name="T2">i</text:span></text:span> is an int (because it's an index).</text:p>
      <text:p text:style-name="Standard"/>
      <text:p text:style-name="P4">c = a; //c is an array of int</text:p>
      <text:p text:style-name="Standard"/>
      <text:p text:style-name="P4">c[d(b)] = 1; <text:tab/>//we know d(b) is an int because it's an index</text:p>
      <text:p text:style-name="P4"><text:tab/><text:tab/><text:tab/>//d is a function of int, and returns an int</text:p>
      <text:p text:style-name="P4"><text:tab/><text:tab/><text:tab/>//Notation: d: function of int → int</text:p>
      <text:p text:style-name="P4"><text:tab/><text:tab/><text:tab/>//or: “int (*)(int)”, where first “int” is the return</text:p>
      <text:p text:style-name="P4"><text:tab/><text:tab/><text:tab/>//type and the second “int” is the type of parameter</text:p>
      <text:p text:style-name="Standard"/>
      <text:p text:style-name="Standard">So now...</text:p>
      <text:p text:style-name="Standard"/>
      <text:p text:style-name="P4">func f(a, b, c, d) = 1.0 + (if a then b[c](d) else d[c](a))</text:p>
      <text:p text:style-name="Standard"/>
      <text:p text:style-name="Standard">See Picture on Phone for abstract syntax tree</text:p>
      <text:p text:style-name="Standard"/>
      <text:p text:style-name="Standard">Similar to λ-calculus.</text:p>
      <text:p text:style-name="Standard"/>
      <text:p text:style-name="Standard">abstract: you need three things</text:p>
      <text:p text:style-name="Standard">condition</text:p>
      <text:p text:style-name="Standard">what happens if condition is true</text:p>
      <text:p text:style-name="Standard">what happens if condition is false</text:p>
      <text:p text:style-name="Standard"/>
      <text:p text:style-name="Standard">We don't know the types, so we'll have (See photos)</text:p>
      <text:p text:style-name="Standard"/>
      <text:p text:style-name="Standard">f = T<text:span text:style-name="Default_20_Paragraph_20_Font"><text:span text:style-name="T7">f</text:span></text:span></text:p>
      <text:p text:style-name="Standard">a = T<text:span text:style-name="Default_20_Paragraph_20_Font"><text:span text:style-name="T7">a</text:span></text:span></text:p>
      <text:p text:style-name="Standard">b = T<text:span text:style-name="Default_20_Paragraph_20_Font"><text:span text:style-name="T7">b</text:span></text:span></text:p>
      <text:p text:style-name="Standard">c = T<text:span text:style-name="Default_20_Paragraph_20_Font"><text:span text:style-name="T7">c</text:span></text:span></text:p>
      <text:p text:style-name="Standard"><text:soft-page-break/>d = T<text:span text:style-name="Default_20_Paragraph_20_Font"><text:span text:style-name="T7">d</text:span></text:span> <text:s/></text:p>
      <text:p text:style-name="Standard"/>
      <text:p text:style-name="Standard">(0): <text:span text:style-name="Default_20_Paragraph_20_Font"><text:span text:style-name="T2">def</text:span></text:span>, so it's a function.</text:p>
      <text:p text:style-name="Standard"/>
      <text:p text:style-name="Standard">T<text:span text:style-name="Default_20_Paragraph_20_Font"><text:span text:style-name="T7">f</text:span></text:span> = T<text:span text:style-name="Default_20_Paragraph_20_Font"><text:span text:style-name="T7">(1)</text:span></text:span> (*) (T<text:span text:style-name="Default_20_Paragraph_20_Font"><text:span text:style-name="T7">a</text:span></text:span>, T<text:span text:style-name="Default_20_Paragraph_20_Font"><text:span text:style-name="T7">b</text:span></text:span>, T<text:span text:style-name="Default_20_Paragraph_20_Font"><text:span text:style-name="T7">c</text:span></text:span>, T<text:span text:style-name="Default_20_Paragraph_20_Font"><text:span text:style-name="T7">d</text:span></text:span>)</text:p>
      <text:p text:style-name="Standard"/>
      <text:p text:style-name="Standard">If we visit node 7 (which is <text:span text:style-name="Default_20_Paragraph_20_Font"><text:span text:style-name="T2">[]</text:span></text:span>), they we are applying the square bracket operator to the leaf on the left (node 10) and the leaf on the right (node 11). So we can determine:</text:p>
      <text:p text:style-name="Standard"/>
      <text:p text:style-name="Standard">T<text:span text:style-name="Default_20_Paragraph_20_Font"><text:span text:style-name="T7">(10)</text:span></text:span> = array of T<text:span text:style-name="Default_20_Paragraph_20_Font"><text:span text:style-name="T7">(7)</text:span></text:span></text:p>
      <text:p text:style-name="Standard">T<text:span text:style-name="Default_20_Paragraph_20_Font"><text:span text:style-name="T7">(11)</text:span></text:span> = int</text:p>
      <text:p text:style-name="Standard"/>
      <text:p text:style-name="Standard">If we visit node 5, we're calling something, so then T<text:span text:style-name="Default_20_Paragraph_20_Font"><text:span text:style-name="T7">7</text:span></text:span> is a function of T<text:span text:style-name="Default_20_Paragraph_20_Font"><text:span text:style-name="T7">9</text:span></text:span>, so we determine</text:p>
      <text:p text:style-name="Standard"/>
      <text:p text:style-name="Standard">T<text:span text:style-name="Default_20_Paragraph_20_Font"><text:span text:style-name="T7">(7)</text:span></text:span> = T<text:span text:style-name="Default_20_Paragraph_20_Font"><text:span text:style-name="T7">(5)</text:span></text:span>(*)(T<text:span text:style-name="Default_20_Paragraph_20_Font"><text:span text:style-name="T7">(9)</text:span></text:span>)</text:p>
      <text:p text:style-name="Standard"/>
      <text:p text:style-name="Standard">But we've already seen T<text:span text:style-name="Default_20_Paragraph_20_Font"><text:span text:style-name="T7">(7)</text:span></text:span>, we can now conclude</text:p>
      <text:p text:style-name="Standard"/>
      <text:p text:style-name="Standard">T<text:span text:style-name="Default_20_Paragraph_20_Font"><text:span text:style-name="T7">(10)</text:span></text:span> = array of T<text:span text:style-name="Default_20_Paragraph_20_Font"><text:span text:style-name="T7">(5)</text:span></text:span>(*)(T<text:span text:style-name="Default_20_Paragraph_20_Font"><text:span text:style-name="T7">(9)</text:span></text:span>)</text:p>
      <text:p text:style-name="Standard"/>
      <text:p text:style-name="Standard">Visit Node 1 (which is <text:span text:style-name="Default_20_Paragraph_20_Font"><text:span text:style-name="T2">+</text:span></text:span>), and left node (Node 2) is a real, and a plus operator needs both sides to be of the same type, so...</text:p>
      <text:p text:style-name="Standard"/>
      <text:p text:style-name="Standard">T<text:span text:style-name="Default_20_Paragraph_20_Font"><text:span text:style-name="T7">(2)</text:span></text:span> <text:s/>= real</text:p>
      <text:p text:style-name="Standard">T<text:span text:style-name="Default_20_Paragraph_20_Font"><text:span text:style-name="T7">(1)</text:span></text:span> = real</text:p>
      <text:p text:style-name="Standard">T<text:span text:style-name="Default_20_Paragraph_20_Font"><text:span text:style-name="T7">(3)</text:span></text:span> = real</text:p>
      <text:p text:style-name="Standard"/>
      <text:p text:style-name="Standard">Node 3 is an if statement so when we visit node 3, we can conclude</text:p>
      <text:p text:style-name="Standard"/>
      <text:p text:style-name="Standard">T<text:span text:style-name="Default_20_Paragraph_20_Font"><text:span text:style-name="T7">(4)</text:span></text:span> = boolean</text:p>
      <text:p text:style-name="Standard"/>
      <text:p text:style-name="Standard">Since T<text:span text:style-name="Default_20_Paragraph_20_Font"><text:span text:style-name="T7">(3)</text:span></text:span> returns a real, that means</text:p>
      <text:p text:style-name="Standard"/>
      <text:p text:style-name="Standard">T<text:span text:style-name="Default_20_Paragraph_20_Font"><text:span text:style-name="T7">(5)</text:span></text:span> = real</text:p>
      <text:p text:style-name="Standard">T<text:span text:style-name="Default_20_Paragraph_20_Font"><text:span text:style-name="T7">(6)</text:span></text:span> = real</text:p>
      <text:p text:style-name="Standard"/>
      <text:p text:style-name="Standard">When we visit node 6, we know</text:p>
      <text:p text:style-name="Standard"/>
      <text:p text:style-name="Standard">T<text:span text:style-name="Default_20_Paragraph_20_Font"><text:span text:style-name="T7">(8)</text:span></text:span> = real (*) (T<text:span text:style-name="Default_20_Paragraph_20_Font"><text:span text:style-name="T7">(14)</text:span></text:span>)</text:p>
      <text:p text:style-name="Standard"/>
      <text:p text:style-name="Standard">When we visit nodes 4, 10, 11, 9, 12, 13, 14, we can conclude</text:p>
      <text:p text:style-name="Standard"/>
      <text:p text:style-name="Standard">T<text:span text:style-name="Default_20_Paragraph_20_Font"><text:span text:style-name="T7">(4)</text:span></text:span> = T<text:span text:style-name="Default_20_Paragraph_20_Font"><text:span text:style-name="T7">a</text:span></text:span></text:p>
      <text:p text:style-name="Standard">T<text:span text:style-name="Default_20_Paragraph_20_Font"><text:span text:style-name="T7">(10)</text:span></text:span> = T<text:span text:style-name="Default_20_Paragraph_20_Font"><text:span text:style-name="T7">b</text:span></text:span></text:p>
      <text:p text:style-name="Standard">T<text:span text:style-name="Default_20_Paragraph_20_Font"><text:span text:style-name="T7">(11)</text:span></text:span> = T<text:span text:style-name="Default_20_Paragraph_20_Font"><text:span text:style-name="T7">c</text:span></text:span></text:p>
      <text:p text:style-name="Standard">T<text:span text:style-name="Default_20_Paragraph_20_Font"><text:span text:style-name="T7">(9)</text:span></text:span> = T<text:span text:style-name="Default_20_Paragraph_20_Font"><text:span text:style-name="T7">d</text:span></text:span></text:p>
      <text:p text:style-name="Standard">T<text:span text:style-name="Default_20_Paragraph_20_Font"><text:span text:style-name="T7">(12)</text:span></text:span> = T<text:span text:style-name="Default_20_Paragraph_20_Font"><text:span text:style-name="T7">d</text:span></text:span></text:p>
      <text:p text:style-name="Standard">T<text:span text:style-name="Default_20_Paragraph_20_Font"><text:span text:style-name="T7">(13)</text:span></text:span> = T<text:span text:style-name="Default_20_Paragraph_20_Font"><text:span text:style-name="T7">c</text:span></text:span></text:p>
      <text:p text:style-name="Standard"><text:soft-page-break/>T<text:span text:style-name="Default_20_Paragraph_20_Font"><text:span text:style-name="T7">(14)</text:span></text:span> = T<text:span text:style-name="Default_20_Paragraph_20_Font"><text:span text:style-name="T7">a</text:span></text:span></text:p>
      <text:p text:style-name="Standard"/>
      <text:p text:style-name="Standard">From all of this, we can conclude</text:p>
      <text:p text:style-name="Standard"/>
      <text:p text:style-name="Standard">T<text:span text:style-name="Default_20_Paragraph_20_Font"><text:span text:style-name="T7">f</text:span></text:span> = real (*) (T<text:span text:style-name="Default_20_Paragraph_20_Font"><text:span text:style-name="T7">a</text:span></text:span>, T<text:span text:style-name="Default_20_Paragraph_20_Font"><text:span text:style-name="T7">b</text:span></text:span>, T<text:span text:style-name="Default_20_Paragraph_20_Font"><text:span text:style-name="T7">c</text:span></text:span>, T<text:span text:style-name="Default_20_Paragraph_20_Font"><text:span text:style-name="T7">d</text:span></text:span>)</text:p>
      <text:p text:style-name="Standard"/>
      <text:p text:style-name="Standard">T<text:span text:style-name="Default_20_Paragraph_20_Font"><text:span text:style-name="T7">a</text:span></text:span> <text:s/>= boolean</text:p>
      <text:p text:style-name="Standard">T<text:span text:style-name="Default_20_Paragraph_20_Font"><text:span text:style-name="T7">b</text:span></text:span> = array of T<text:span text:style-name="Default_20_Paragraph_20_Font"><text:span text:style-name="T7">(7)</text:span></text:span> = real (*) (real)</text:p>
      <text:p text:style-name="Standard">T<text:span text:style-name="Default_20_Paragraph_20_Font"><text:span text:style-name="T7">c</text:span></text:span> = int</text:p>
      <text:p text:style-name="Standard">T<text:span text:style-name="Default_20_Paragraph_20_Font"><text:span text:style-name="T7">d</text:span></text:span> = array of T<text:span text:style-name="Default_20_Paragraph_20_Font"><text:span text:style-name="T7">(8)</text:span></text:span> = array of real (*) (bool)</text:p>
      <text:p text:style-name="Standard"/>
      <text:p text:style-name="Standard">T<text:span text:style-name="Default_20_Paragraph_20_Font"><text:span text:style-name="T7">(8)</text:span></text:span> = real (*) (bool)</text:p>
      <text:p text:style-name="Standard">T<text:span text:style-name="Default_20_Paragraph_20_Font"><text:span text:style-name="T7">(7)</text:span></text:span> = T<text:span text:style-name="Default_20_Paragraph_20_Font"><text:span text:style-name="T7">(5)</text:span></text:span>(*)(T<text:span text:style-name="Default_20_Paragraph_20_Font"><text:span text:style-name="T7">(9)</text:span></text:span>) = real (*) (real)</text:p>
      <text:p text:style-name="Standard"/>
      <text:p text:style-name="Standard"><text:span text:style-name="Default_20_Paragraph_20_Font"><text:span text:style-name="T6">Idea:</text:span></text:span> Every node has a type, every node has a constraint involving types (?)</text:p>
      <text:p text:style-name="Standard"/>
      <text:p text:style-name="Standard"/>
      <text:p text:style-name="Standard">On Typed notes, page 65-ish.</text:p>
      <text:p text:style-name="Standard"/>
      <text:p text:style-name="Standard">(Note: function application is listed as “call” in handwritten notes, “apply” in typed notes)</text:p>
      <text:p text:style-name="Standard"/>
      <text:p text:style-name="Standard">Constraints:</text:p>
      <text:list xml:id="list8909845770542512917" text:style-name="L24">
        <text:list-item>
          <text:p text:style-name="P45">If we have constant of type int, then the item is an int.</text:p>
        </text:list-item>
        <text:list-item>
          <text:p text:style-name="P45">If we have constant of type real, then the item is an real.</text:p>
        </text:list-item>
      </text:list>
      <text:p text:style-name="Standard">??? <text:span text:style-name="Default_20_Paragraph_20_Font"><text:span text:style-name="T6">Read Typed Notes</text:span></text:span></text:p>
      <text:p text:style-name="Standard"/>
      <text:p text:style-name="Standard">Keep in mind, we could get Type Mismatch.</text:p>
      <text:p text:style-name="Standard"/>
      <text:p text:style-name="Standard">More on Wednesday</text:p>
      <text:p text:style-name="P1">Wednesday</text:p>
      <text:p text:style-name="P3">Week 12</text:p>
      <text:p text:style-name="P3">4-5-17</text:p>
      <text:p text:style-name="Standard"/>
      <text:p text:style-name="Standard">Last Time:</text:p>
      <text:list xml:id="list7975967957168248962" text:style-name="L25">
        <text:list-item>
          <text:p text:style-name="P46">Hindley-Milner</text:p>
        </text:list-item>
      </text:list>
      <text:p text:style-name="Standard">Today:</text:p>
      <text:list xml:id="list7884119879514463057" text:style-name="L26">
        <text:list-item>
          <text:p text:style-name="P47">Hindley-Milner</text:p>
        </text:list-item>
      </text:list>
      <text:p text:style-name="Standard"/>
      <text:p text:style-name="Standard">Hindley-Milner simply says go through each node, apply constraints.</text:p>
      <text:p text:style-name="Standard"/>
      <text:p text:style-name="P4">fun f(x, y) = x &gt; y</text:p>
      <text:p text:style-name="Standard"/>
      <text:p text:style-name="Standard">See photo on phone for tree breakdown.</text:p>
      <text:p text:style-name="Standard"/>
      <text:p text:style-name="Standard"><text:tab/><text:tab/><text:tab/> <text:tab/> <text:s text:c="3"/>def</text:p>
      <text:p text:style-name="Standard"><text:tab/><text:tab/><text:tab/><text:tab/>/<text:tab/>\</text:p>
      <text:p text:style-name="Standard"><text:tab/><text:tab/><text:tab/>f(x, y)<text:tab/><text:tab/>&gt;</text:p>
      <text:p text:style-name="Standard"><text:tab/><text:tab/><text:tab/><text:tab/> <text:s text:c="8"/>/<text:tab/> <text:s text:c="4"/>\</text:p>
      <text:p text:style-name="Standard"><text:tab/><text:tab/><text:tab/><text:tab/> <text:s text:c="7"/>x<text:tab/> <text:s text:c="5"/>y</text:p>
      <text:p text:style-name="Standard"/>
      <text:p text:style-name="Standard">f(x, y) = T<text:span text:style-name="Default_20_Paragraph_20_Font"><text:span text:style-name="T7">f</text:span></text:span> , T<text:span text:style-name="Default_20_Paragraph_20_Font"><text:span text:style-name="T7">x</text:span></text:span>, T<text:span text:style-name="Default_20_Paragraph_20_Font"><text:span text:style-name="T7">y</text:span></text:span></text:p>
      <text:p text:style-name="Standard">def = T<text:span text:style-name="Default_20_Paragraph_20_Font"><text:span text:style-name="T7">0</text:span></text:span></text:p>
      <text:p text:style-name="Standard">&gt; = T<text:span text:style-name="Default_20_Paragraph_20_Font"><text:span text:style-name="T7">1</text:span></text:span></text:p>
      <text:p text:style-name="Standard">x = T<text:span text:style-name="Default_20_Paragraph_20_Font"><text:span text:style-name="T7">2</text:span></text:span></text:p>
      <text:p text:style-name="Standard">y = T<text:span text:style-name="Default_20_Paragraph_20_Font"><text:span text:style-name="T7">3</text:span></text:span></text:p>
      <text:p text:style-name="Standard"/>
      <text:p text:style-name="Standard">T<text:span text:style-name="Default_20_Paragraph_20_Font"><text:span text:style-name="T7">2</text:span></text:span> = T<text:span text:style-name="Default_20_Paragraph_20_Font"><text:span text:style-name="T7">x</text:span></text:span></text:p>
      <text:p text:style-name="Standard">T<text:span text:style-name="Default_20_Paragraph_20_Font"><text:span text:style-name="T7">3</text:span></text:span> = T<text:span text:style-name="Default_20_Paragraph_20_Font"><text:span text:style-name="T7">y</text:span></text:span></text:p>
      <text:p text:style-name="Standard"/>
      <text:p text:style-name="Standard">Visit:</text:p>
      <text:list xml:id="list6614081193938381806" text:style-name="L27">
        <text:list-item>
          <text:p text:style-name="P48">T<text:span text:style-name="Default_20_Paragraph_20_Font"><text:span text:style-name="T7">f</text:span></text:span> = T<text:span text:style-name="Default_20_Paragraph_20_Font"><text:span text:style-name="T7">1</text:span></text:span> (*) (T<text:span text:style-name="Default_20_Paragraph_20_Font"><text:span text:style-name="T7">x</text:span></text:span>, T<text:span text:style-name="Default_20_Paragraph_20_Font"><text:span text:style-name="T7">y</text:span></text:span>)</text:p>
        </text:list-item>
        <text:list-item>
          <text:p text:style-name="P48"><text:s/>T<text:span text:style-name="Default_20_Paragraph_20_Font"><text:span text:style-name="T7">x</text:span></text:span> = T<text:span text:style-name="Default_20_Paragraph_20_Font"><text:span text:style-name="T7">y</text:span></text:span> = numeric<text:line-break/><text:tab/> T<text:span text:style-name="Default_20_Paragraph_20_Font"><text:span text:style-name="T7">1</text:span></text:span> = bool<text:line-break/><text:tab/> T<text:span text:style-name="Default_20_Paragraph_20_Font"><text:span text:style-name="T7">f</text:span></text:span> = bool (*) (T, T)<text:tab/>where T is numeric<text:span text:style-name="Default_20_Paragraph_20_Font"><text:span text:style-name="T8">*</text:span></text:span></text:p>
        </text:list-item>
      </text:list>
      <text:p text:style-name="Standard"/>
      <text:p text:style-name="Standard"/>
      <text:p text:style-name="Standard"><text:span text:style-name="Default_20_Paragraph_20_Font"><text:span text:style-name="T8">*</text:span></text:span> Don't want “bool (*) (numeric, numeric),” because we want to indicate that they are of the same numeric type.</text:p>
      <text:p text:style-name="Standard"/>
      <text:p text:style-name="Standard">Note: constraints of booleans being required to compare numeric values is specfic to what the teacher is giving us, not to all languages or all Hindley-Milner type inferrences.</text:p>
      <text:p text:style-name="Standard"/>
      <text:p text:style-name="Standard">Example 2:</text:p>
      <text:p text:style-name="Standard"/>
      <text:p text:style-name="P4">fun f(x, y g) = if g(x, y) then</text:p>
      <text:p text:style-name="P4"><text:tab/><text:tab/><text:tab/><text:tab/>x</text:p>
      <text:p text:style-name="P4"><text:tab/><text:tab/><text:tab/> else</text:p>
      <text:p text:style-name="P4"><text:tab/><text:tab/><text:tab/><text:tab/>y</text:p>
      <text:p text:style-name="Standard"><text:soft-page-break/></text:p>
      <text:p text:style-name="Standard">See photo for tree.</text:p>
      <text:p text:style-name="Standard"/>
      <text:p text:style-name="Standard">0 = def</text:p>
      <text:p text:style-name="Standard">1 = if</text:p>
      <text:p text:style-name="Standard">2 = call</text:p>
      <text:p text:style-name="Standard"/>
      <text:p text:style-name="Standard">Visit: Type</text:p>
      <text:p text:style-name="Standard">(0): T<text:span text:style-name="Default_20_Paragraph_20_Font"><text:span text:style-name="T7">f</text:span></text:span> = T<text:span text:style-name="Default_20_Paragraph_20_Font"><text:span text:style-name="T7">1</text:span></text:span> (*) (T<text:span text:style-name="Default_20_Paragraph_20_Font"><text:span text:style-name="T7">x</text:span></text:span>, T<text:span text:style-name="Default_20_Paragraph_20_Font"><text:span text:style-name="T7">y</text:span></text:span>,T<text:span text:style-name="Default_20_Paragraph_20_Font"><text:span text:style-name="T7">g</text:span></text:span>)</text:p>
      <text:p text:style-name="Standard">(1): if-node = <text:s/>T<text:span text:style-name="Default_20_Paragraph_20_Font"><text:span text:style-name="T7">2</text:span></text:span> = bool<text:line-break/><text:tab/><text:tab/>T<text:span text:style-name="Default_20_Paragraph_20_Font"><text:span text:style-name="T7">1</text:span></text:span> = T<text:span text:style-name="Default_20_Paragraph_20_Font"><text:span text:style-name="T7">x</text:span></text:span> = T<text:span text:style-name="Default_20_Paragraph_20_Font"><text:span text:style-name="T7">y</text:span></text:span> = T<text:line-break/><text:tab/>unify: T<text:span text:style-name="Default_20_Paragraph_20_Font"><text:span text:style-name="T7">f</text:span></text:span> = T (*) (T, T, T<text:span text:style-name="Default_20_Paragraph_20_Font"><text:span text:style-name="T7">g</text:span></text:span>)</text:p>
      <text:p text:style-name="Standard">(2): call-node = T<text:span text:style-name="Default_20_Paragraph_20_Font"><text:span text:style-name="T7">g</text:span></text:span> = bool (*)(T, T)</text:p>
      <text:p text:style-name="Standard"/>
      <text:p text:style-name="Standard">Teacher's Constraint: if-node must return a specific type that is known, and both items it returns must be identical.</text:p>
      <text:p text:style-name="Standard"/>
      <text:p text:style-name="Standard">Example 3:</text:p>
      <text:p text:style-name="Standard"/>
      <text:p text:style-name="P4">fun f(a, b, c, d) = if a &gt; b, then</text:p>
      <text:p text:style-name="P4"><text:tab/><text:tab/><text:tab/><text:tab/><text:tab/>c</text:p>
      <text:p text:style-name="P4"><text:tab/><text:tab/><text:tab/><text:tab/> else</text:p>
      <text:p text:style-name="P4"><text:tab/><text:tab/><text:tab/><text:tab/><text:tab/>if a &gt; d</text:p>
      <text:p text:style-name="P4"><text:tab/><text:tab/><text:tab/><text:tab/><text:tab/> <text:s/>d + 1</text:p>
      <text:p text:style-name="P4"><text:tab/><text:tab/><text:tab/><text:tab/><text:tab/>else</text:p>
      <text:p text:style-name="P4"><text:tab/><text:tab/><text:tab/><text:tab/><text:tab/> <text:s/>c + 1.0</text:p>
      <text:p text:style-name="P4"/>
      <text:p text:style-name="Standard">See phone photo for tree</text:p>
      <text:p text:style-name="Standard"/>
      <text:p text:style-name="Standard">0: def</text:p>
      <text:p text:style-name="Standard">1: if (upper)</text:p>
      <text:p text:style-name="Standard">2: &gt; (upper)</text:p>
      <text:p text:style-name="Standard">3: if (lower)</text:p>
      <text:p text:style-name="Standard">4: &gt; (lower)</text:p>
      <text:p text:style-name="Standard">5: + (upper)</text:p>
      <text:p text:style-name="Standard">6: + (lower)</text:p>
      <text:p text:style-name="Standard"/>
      <text:p text:style-name="Standard">Visit:</text:p>
      <text:p text:style-name="Standard">(0): def-node: T<text:span text:style-name="Default_20_Paragraph_20_Font"><text:span text:style-name="T7">f</text:span></text:span> = T<text:span text:style-name="Default_20_Paragraph_20_Font"><text:span text:style-name="T7">(1)</text:span></text:span> (*) (T<text:span text:style-name="Default_20_Paragraph_20_Font"><text:span text:style-name="T7">a</text:span></text:span>, T<text:span text:style-name="Default_20_Paragraph_20_Font"><text:span text:style-name="T7">b</text:span></text:span>, T<text:span text:style-name="Default_20_Paragraph_20_Font"><text:span text:style-name="T7">c</text:span></text:span>, T<text:span text:style-name="Default_20_Paragraph_20_Font"><text:span text:style-name="T7">d</text:span></text:span>)</text:p>
      <text:p text:style-name="Standard">(1): if-node:<text:tab/>T<text:span text:style-name="Default_20_Paragraph_20_Font"><text:span text:style-name="T7">(2)</text:span></text:span> = bool</text:p>
      <text:p text:style-name="Standard"><text:tab/><text:tab/>T<text:span text:style-name="Default_20_Paragraph_20_Font"><text:span text:style-name="T7">c</text:span></text:span> = T<text:span text:style-name="Default_20_Paragraph_20_Font"><text:span text:style-name="T7">(3)</text:span></text:span> = T<text:span text:style-name="Default_20_Paragraph_20_Font"><text:span text:style-name="T7">(1)</text:span></text:span></text:p>
      <text:p text:style-name="Standard"><text:tab/><text:tab/>T<text:span text:style-name="Default_20_Paragraph_20_Font"><text:span text:style-name="T7">f</text:span></text:span> = T<text:span text:style-name="Default_20_Paragraph_20_Font"><text:span text:style-name="T7">c</text:span></text:span> = (*)(T<text:span text:style-name="Default_20_Paragraph_20_Font"><text:span text:style-name="T7">a</text:span></text:span>, T<text:span text:style-name="Default_20_Paragraph_20_Font"><text:span text:style-name="T7">b</text:span></text:span>, T<text:span text:style-name="Default_20_Paragraph_20_Font"><text:span text:style-name="T7">c</text:span></text:span>, T<text:span text:style-name="Default_20_Paragraph_20_Font"><text:span text:style-name="T7">d</text:span></text:span>)</text:p>
      <text:p text:style-name="Standard">(2): relop:<text:tab/>T<text:span text:style-name="Default_20_Paragraph_20_Font"><text:span text:style-name="T7">(2)</text:span></text:span> = bool<text:line-break/><text:tab/><text:tab/>T<text:span text:style-name="Default_20_Paragraph_20_Font"><text:span text:style-name="T7">a</text:span></text:span> = T<text:span text:style-name="Default_20_Paragraph_20_Font"><text:span text:style-name="T7">b</text:span></text:span> = T numeric</text:p>
      <text:p text:style-name="Standard"><text:tab/><text:tab/>T<text:span text:style-name="Default_20_Paragraph_20_Font"><text:span text:style-name="T7">f</text:span></text:span> = T<text:span text:style-name="Default_20_Paragraph_20_Font"><text:span text:style-name="T7">c</text:span></text:span> (*) (T, T, T<text:span text:style-name="Default_20_Paragraph_20_Font"><text:span text:style-name="T7">c</text:span></text:span>, T<text:span text:style-name="Default_20_Paragraph_20_Font"><text:span text:style-name="T7">d</text:span></text:span>)</text:p>
      <text:p text:style-name="Standard">(3): if-node:<text:tab/>T<text:span text:style-name="Default_20_Paragraph_20_Font"><text:span text:style-name="T7">(4)</text:span></text:span> = bool</text:p>
      <text:p text:style-name="Standard"><text:tab/><text:tab/>T<text:span text:style-name="Default_20_Paragraph_20_Font"><text:span text:style-name="T7">(5)</text:span></text:span> = <text:s/>T<text:span text:style-name="Default_20_Paragraph_20_Font"><text:span text:style-name="T7">(6)</text:span></text:span> = T<text:span text:style-name="Default_20_Paragraph_20_Font"><text:span text:style-name="T7">(3)</text:span></text:span> (Note: Inferred by me based on (1). Didn't write down in time in class.)<text:line-break/>(4): relop<text:tab/>T<text:span text:style-name="Default_20_Paragraph_20_Font"><text:span text:style-name="T7">(4)</text:span></text:span> = bool<text:line-break/><text:tab/><text:tab/>T<text:span text:style-name="Default_20_Paragraph_20_Font"><text:span text:style-name="T7">a</text:span></text:span> = T<text:span text:style-name="Default_20_Paragraph_20_Font"><text:span text:style-name="T7">d</text:span></text:span> = T (T is numeric, and from before)</text:p>
      <text:p text:style-name="Standard"><text:soft-page-break/><text:tab/><text:tab/>T<text:span text:style-name="Default_20_Paragraph_20_Font"><text:span text:style-name="T7">f</text:span></text:span> = T<text:span text:style-name="Default_20_Paragraph_20_Font"><text:span text:style-name="T7">c</text:span></text:span> (*) (T, T, T<text:span text:style-name="Default_20_Paragraph_20_Font"><text:span text:style-name="T7">c</text:span></text:span>, T)</text:p>
      <text:p text:style-name="Standard">(5): plus:<text:tab/>T<text:span text:style-name="Default_20_Paragraph_20_Font"><text:span text:style-name="T7">(5)</text:span></text:span> = T<text:span text:style-name="Default_20_Paragraph_20_Font"><text:span text:style-name="T7">d</text:span></text:span> = type of 1 = int</text:p>
      <text:p text:style-name="Standard"><text:tab/>unify:<text:tab/>T<text:span text:style-name="Default_20_Paragraph_20_Font"><text:span text:style-name="T7">(6)</text:span></text:span> = int (Because node 3)</text:p>
      <text:p text:style-name="Standard"><text:tab/><text:tab/>T<text:span text:style-name="Default_20_Paragraph_20_Font"><text:span text:style-name="T7">a</text:span></text:span> = int</text:p>
      <text:p text:style-name="Standard"><text:tab/><text:tab/>T<text:span text:style-name="Default_20_Paragraph_20_Font"><text:span text:style-name="T7">b</text:span></text:span> = int</text:p>
      <text:p text:style-name="Standard"><text:tab/><text:tab/>T<text:span text:style-name="Default_20_Paragraph_20_Font"><text:span text:style-name="T7">f</text:span></text:span> = T<text:span text:style-name="Default_20_Paragraph_20_Font"><text:span text:style-name="T7">c</text:span></text:span> (*)(int, int, T<text:span text:style-name="Default_20_Paragraph_20_Font"><text:span text:style-name="T7">c</text:span></text:span>, int)</text:p>
      <text:p text:style-name="Standard">(6):<text:tab/><text:tab/>T<text:span text:style-name="Default_20_Paragraph_20_Font"><text:span text:style-name="T7">c</text:span></text:span> = type of 1.0 = T<text:span text:style-name="Default_20_Paragraph_20_Font"><text:span text:style-name="T7">6</text:span></text:span> = real</text:p>
      <text:p text:style-name="Standard"><text:tab/><text:tab/>T<text:span text:style-name="Default_20_Paragraph_20_Font"><text:span text:style-name="T7">(6)</text:span></text:span> = real, T<text:span text:style-name="Default_20_Paragraph_20_Font"><text:span text:style-name="T7">(6)</text:span></text:span> = int</text:p>
      <text:p text:style-name="Standard"><text:tab/><text:tab/>TYPE MISMATCH</text:p>
      <text:p text:style-name="Standard"/>
      <text:p text:style-name="Standard">T<text:span text:style-name="Default_20_Paragraph_20_Font"><text:span text:style-name="T7">f</text:span></text:span> =</text:p>
      <text:p text:style-name="Standard">T<text:span text:style-name="Default_20_Paragraph_20_Font"><text:span text:style-name="T7">a</text:span></text:span> = int</text:p>
      <text:p text:style-name="Standard">T<text:span text:style-name="Default_20_Paragraph_20_Font"><text:span text:style-name="T7">b</text:span></text:span> = int</text:p>
      <text:p text:style-name="Standard">T<text:span text:style-name="Default_20_Paragraph_20_Font"><text:span text:style-name="T7">c</text:span></text:span> =</text:p>
      <text:p text:style-name="Standard">T<text:span text:style-name="Default_20_Paragraph_20_Font"><text:span text:style-name="T7">d</text:span></text:span> = int</text:p>
      <text:p text:style-name="Standard">T<text:span text:style-name="Default_20_Paragraph_20_Font"><text:span text:style-name="T7">(0)</text:span></text:span> =</text:p>
      <text:p text:style-name="Standard">T<text:span text:style-name="Default_20_Paragraph_20_Font"><text:span text:style-name="T7">(1)</text:span></text:span> =</text:p>
      <text:p text:style-name="Standard">T<text:span text:style-name="Default_20_Paragraph_20_Font"><text:span text:style-name="T7">(2)</text:span></text:span> =</text:p>
      <text:p text:style-name="Standard">T<text:span text:style-name="Default_20_Paragraph_20_Font"><text:span text:style-name="T7">(3)</text:span></text:span> =</text:p>
      <text:p text:style-name="Standard">T<text:span text:style-name="Default_20_Paragraph_20_Font"><text:span text:style-name="T7">(4)</text:span></text:span> = bool</text:p>
      <text:p text:style-name="Standard">T<text:span text:style-name="Default_20_Paragraph_20_Font"><text:span text:style-name="T7">(5)</text:span></text:span> = int</text:p>
      <text:p text:style-name="Standard">T<text:span text:style-name="Default_20_Paragraph_20_Font"><text:span text:style-name="T7">(6)</text:span></text:span> = int</text:p>
      <text:p text:style-name="Standard"/>
      <text:p text:style-name="Standard"><text:span text:style-name="Default_20_Paragraph_20_Font"><text:span text:style-name="T6">Note:</text:span></text:span> Can visit in any order, and it's generally best to visit nodes in an order that lets you set a built-in type right away.</text:p>
      <text:p text:style-name="Standard"/>
      <text:p text:style-name="Standard">Big example from yesterday (other section, hopefully identical, see pictures)</text:p>
      <text:p text:style-name="Standard">T<text:span text:style-name="Default_20_Paragraph_20_Font"><text:span text:style-name="T7">7</text:span></text:span> is a function that returns T<text:span text:style-name="Default_20_Paragraph_20_Font"><text:span text:style-name="T7">5</text:span></text:span>.</text:p>
      <text:p text:style-name="Standard"/>
      <text:p text:style-name="Standard">hint: If we do f(a, b) and f(b, a), then a and b must be same type</text:p>
      <text:p text:style-name="Standard"/>
      <text:p text:style-name="Standard"/>
      <text:p text:style-name="P1">Friday</text:p>
      <text:p text:style-name="P3">Week 12</text:p>
      <text:p text:style-name="P3">4-7-17</text:p>
      <text:p text:style-name="Standard"/>
      <text:p text:style-name="Standard">Homework:</text:p>
      <text:p text:style-name="Standard">Don't have to do 14 × 14 matrix for</text:p>
      <text:p text:style-name="Standard"/>
      <text:p text:style-name="Standard">Question 3: We covered something related to the infinite stuff in λ-calculus and recursion.</text:p>
      <text:p text:style-name="Standard">If we wanted to implement it, we'd have to worry about using the element.</text:p>
      <text:p text:style-name="Standard"/>
      <text:p text:style-name="Standard"/>
      <text:p text:style-name="Standard">Last time:</text:p>
      <text:list xml:id="list5913028030254950253" text:style-name="L28">
        <text:list-item>
          <text:p text:style-name="P49">Hindley-Milner</text:p>
        </text:list-item>
      </text:list>
      <text:p text:style-name="Standard">Today:</text:p>
      <text:list xml:id="list4198569993458944532" text:style-name="L29">
        <text:list-item>
          <text:p text:style-name="P50">Memory allocation</text:p>
        </text:list-item>
        <text:list-item>
          <text:p text:style-name="P50">Activation records</text:p>
        </text:list-item>
      </text:list>
      <text:p text:style-name="Standard"/>
      <text:p text:style-name="Standard">What does is mean to allocate memory for A?</text:p>
      <text:p text:style-name="Standard">We put something in a spot in memory, and only things associated with A go there.</text:p>
      <text:p text:style-name="Standard"/>
      <text:p text:style-name="Standard">Memory allocation for global variables.</text:p>
      <text:p text:style-name="Standard"/>
      <text:p text:style-name="P4">a : int; //declaration: decide on a location</text:p>
      <text:p text:style-name="P4">b : int;</text:p>
      <text:p text:style-name="P4">c : real;</text:p>
      <text:p text:style-name="P4"/>
      <text:p text:style-name="P4">a = 5;<text:tab/>//use: lookup location</text:p>
      <text:p text:style-name="P4">//Equivalent to: mem[1024] = 5;</text:p>
      <text:p text:style-name="P4">b = a;</text:p>
      <text:p text:style-name="P4">//Equivalent to: mem[1028] = mem[1024];</text:p>
      <text:p text:style-name="P4"/>
      <text:p text:style-name="P4">print b;</text:p>
      <text:p text:style-name="P4">//Equivalent to: sys_print mem[1028];</text:p>
      <text:p text:style-name="P4">//think of assembly language:</text:p>
      <text:p text:style-name="P4">//1024 = a_offset</text:p>
      <text:p text:style-name="P4">//1028 = b_offset</text:p>
      <text:p text:style-name="P4"/>
      <text:p text:style-name="P4">a = a + b;</text:p>
      <text:p text:style-name="P4">//Equivalent to: mem[1024] = mem[1024]+ mem[1028]</text:p>
      <text:p text:style-name="P4">//This can easily be translated to assembly.</text:p>
      <text:p text:style-name="P4"/>
      <text:p text:style-name="Standard">We are assuming variables are in memory. In reality, they might be stored in registers instead. In general, it doesn't particularly matter. What matters is that there is a location associated with a and another location associated with b.</text:p>
      <text:p text:style-name="Standard"/>
      <text:p text:style-name="P4">a = a + b * b;</text:p>
      <text:p text:style-name="P4">//Want to represent a + b * b as expression tree. See photo</text:p>
      <text:p text:style-name="P4"/>
      <text:p text:style-name="P4">//computes expression on RHS</text:p>
      <text:p text:style-name="P4"><text:soft-page-break/>//Node 1:</text:p>
      <text:p text:style-name="P4">//mem[1040] = mem[1028] * mem[1028];</text:p>
      <text:p text:style-name="P4">//Node 2:</text:p>
      <text:p text:style-name="P4">//mem[1044] = mem[1024] + mem[1040];</text:p>
      <text:p text:style-name="P4"/>
      <text:p text:style-name="P4">//each node contains value of expression</text:p>
      <text:p text:style-name="P4"/>
      <text:p text:style-name="P4">//a = expr</text:p>
      <text:p text:style-name="P4">//mem[1024] = mem[1044];</text:p>
      <text:p text:style-name="P4"/>
      <text:p text:style-name="P4"/>
      <text:p text:style-name="Standard">How do we decide where the intermediate values for each node live?</text:p>
      <text:p text:style-name="Standard"/>
      <text:p text:style-name="P19"/>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table:number-rows-spanned="2" office:value-type="string">
            <text:p text:style-name="P17">Symbol Table</text:p>
          </table:table-cell>
          <table:table-cell table:style-name="Table10.B1" office:value-type="string">
            <text:p text:style-name="P16"/>
          </table:table-cell>
          <table:table-cell table:style-name="Table10.C1" table:number-columns-spanned="4" office:value-type="string">
            <text:p text:style-name="P17">Memory</text:p>
          </table:table-cell>
          <table:covered-table-cell/>
          <table:covered-table-cell/>
          <table:covered-table-cell/>
        </table:table-row>
        <table:table-row>
          <table:covered-table-cell/>
          <table:table-cell table:style-name="Table10.B2" office:value-type="string">
            <text:p text:style-name="P14"/>
          </table:table-cell>
          <table:table-cell table:style-name="Table10.B2" office:value-type="string">
            <text:p text:style-name="P16">Address</text:p>
          </table:table-cell>
          <table:table-cell table:style-name="Table10.B2" office:value-type="string">
            <text:p text:style-name="P16">label</text:p>
          </table:table-cell>
          <table:table-cell table:style-name="Table10.B2" office:value-type="string">
            <text:p text:style-name="P16">Size/Type</text:p>
          </table:table-cell>
          <table:table-cell table:style-name="Table10.F2" office:value-type="string">
            <text:p text:style-name="P16">Data</text:p>
          </table:table-cell>
        </table:table-row>
        <table:table-row>
          <table:table-cell table:style-name="Table10.B2" office:value-type="string">
            <text:p text:style-name="P14">“a”, int</text:p>
            <text:p text:style-name="Table_20_Contents"><text:span text:style-name="Default_20_Paragraph_20_Font"><text:span text:style-name="T2">1024 </text:span></text:span>← Address of “a”</text:p>
          </table:table-cell>
          <table:table-cell table:style-name="Table10.B2" office:value-type="string">
            <text:p text:style-name="P14"/>
          </table:table-cell>
          <table:table-cell table:style-name="Table10.B2" office:value-type="string">
            <text:p text:style-name="P14">1024</text:p>
          </table:table-cell>
          <table:table-cell table:style-name="Table10.B2" office:value-type="string">
            <text:p text:style-name="P14">a</text:p>
          </table:table-cell>
          <table:table-cell table:style-name="Table10.B2" office:value-type="string">
            <text:p text:style-name="P14">4 bytes/int</text:p>
          </table:table-cell>
          <table:table-cell table:style-name="Table10.F2" office:value-type="string">
            <text:p text:style-name="Table_20_Contents"><text:span text:style-name="Default_20_Paragraph_20_Font"><text:span text:style-name="T9">5</text:span></text:span><text:span text:style-name="Default_20_Paragraph_20_Font"><text:span text:style-name="T2"> </text:span></text:span><text:span text:style-name="Default_20_Paragraph_20_Font"><text:span text:style-name="T9">10</text:span></text:span><text:span text:style-name="Default_20_Paragraph_20_Font"><text:span text:style-name="T2"> 30</text:span></text:span></text:p>
          </table:table-cell>
        </table:table-row>
        <table:table-row>
          <table:table-cell table:style-name="Table10.B2" office:value-type="string">
            <text:p text:style-name="P14">“b”, int</text:p>
            <text:p text:style-name="P14">1028</text:p>
          </table:table-cell>
          <table:table-cell table:style-name="Table10.B2" office:value-type="string">
            <text:p text:style-name="P14"/>
          </table:table-cell>
          <table:table-cell table:style-name="Table10.B2" office:value-type="string">
            <text:p text:style-name="P14">1028</text:p>
          </table:table-cell>
          <table:table-cell table:style-name="Table10.B2" office:value-type="string">
            <text:p text:style-name="P14">b</text:p>
          </table:table-cell>
          <table:table-cell table:style-name="Table10.B2" office:value-type="string">
            <text:p text:style-name="P14">4 bytes/int</text:p>
          </table:table-cell>
          <table:table-cell table:style-name="Table10.F2" office:value-type="string">
            <text:p text:style-name="P14">5</text:p>
          </table:table-cell>
        </table:table-row>
        <table:table-row>
          <table:table-cell table:style-name="Table10.B2" office:value-type="string">
            <text:p text:style-name="P14">“c”, real</text:p>
            <text:p text:style-name="P14">1032</text:p>
          </table:table-cell>
          <table:table-cell table:style-name="Table10.B2" office:value-type="string">
            <text:p text:style-name="P14"/>
          </table:table-cell>
          <table:table-cell table:style-name="Table10.B2" office:value-type="string">
            <text:p text:style-name="P14">1032</text:p>
          </table:table-cell>
          <table:table-cell table:style-name="Table10.B2" office:value-type="string">
            <text:p text:style-name="P14">c</text:p>
          </table:table-cell>
          <table:table-cell table:style-name="Table10.B2" office:value-type="string">
            <text:p text:style-name="P14">8 bytes/real</text:p>
          </table:table-cell>
          <table:table-cell table:style-name="Table10.F2" office:value-type="string">
            <text:p text:style-name="P14"/>
          </table:table-cell>
        </table:table-row>
        <table:table-row>
          <table:table-cell table:style-name="Table10.B2" office:value-type="string">
            <text:p text:style-name="P14"/>
          </table:table-cell>
          <table:table-cell table:style-name="Table10.B2" office:value-type="string">
            <text:p text:style-name="P14"/>
          </table:table-cell>
          <table:table-cell table:style-name="Table10.B2" office:value-type="string">
            <text:p text:style-name="P14">1040</text:p>
          </table:table-cell>
          <table:table-cell table:style-name="Table10.B2" office:value-type="string">
            <text:p text:style-name="P14">(1)</text:p>
          </table:table-cell>
          <table:table-cell table:style-name="Table10.B2" office:value-type="string">
            <text:p text:style-name="P14">4 bytes/int</text:p>
          </table:table-cell>
          <table:table-cell table:style-name="Table10.F2" office:value-type="string">
            <text:p text:style-name="P14">25</text:p>
          </table:table-cell>
        </table:table-row>
        <table:table-row>
          <table:table-cell table:style-name="Table10.B2" office:value-type="string">
            <text:p text:style-name="P14"/>
          </table:table-cell>
          <table:table-cell table:style-name="Table10.B2" office:value-type="string">
            <text:p text:style-name="P14"/>
          </table:table-cell>
          <table:table-cell table:style-name="Table10.B2" office:value-type="string">
            <text:p text:style-name="P14">1044</text:p>
          </table:table-cell>
          <table:table-cell table:style-name="Table10.B2" office:value-type="string">
            <text:p text:style-name="P14">(2)</text:p>
          </table:table-cell>
          <table:table-cell table:style-name="Table10.B2" office:value-type="string">
            <text:p text:style-name="P14">4 bytes/int</text:p>
          </table:table-cell>
          <table:table-cell table:style-name="Table10.F2" office:value-type="string">
            <text:p text:style-name="P14">30</text:p>
          </table:table-cell>
        </table:table-row>
        <table:table-row>
          <table:table-cell table:style-name="Table10.B2" office:value-type="string">
            <text:p text:style-name="P14"/>
          </table:table-cell>
          <table:table-cell table:style-name="Table10.B2" office:value-type="string">
            <text:p text:style-name="P14"/>
          </table:table-cell>
          <table:table-cell table:style-name="Table10.B2" office:value-type="string">
            <text:p text:style-name="P14">1048</text:p>
          </table:table-cell>
          <table:table-cell table:style-name="Table10.B2" office:value-type="string">
            <text:p text:style-name="P14"/>
          </table:table-cell>
          <table:table-cell table:style-name="Table10.B2" office:value-type="string">
            <text:p text:style-name="P14"/>
          </table:table-cell>
          <table:table-cell table:style-name="Table10.F2" office:value-type="string">
            <text:p text:style-name="P14"/>
          </table:table-cell>
        </table:table-row>
      </table:table>
      <text:p text:style-name="Standard"/>
      <text:p text:style-name="Standard">Symbol Table: Accessed at compile time</text:p>
      <text:p text:style-name="Standard">Memory: Accessed at runtime</text:p>
      <text:p text:style-name="Standard"/>
      <text:p text:style-name="Standard"/>
      <text:p text:style-name="Standard">For expressions, introduce intermediate locations. Reserve space for it.</text:p>
      <text:p text:style-name="Standard">We can then deallocate it when done, and reserve it again for something else.</text:p>
      <text:p text:style-name="Standard"/>
      <text:p text:style-name="Standard">Where are we going with all of this?</text:p>
      <text:p text:style-name="Standard"/>
      <text:p text:style-name="Standard">Let's consider:</text:p>
      <text:p text:style-name="Standard"/>
      <text:p text:style-name="P4">int f()</text:p>
      <text:p text:style-name="P4">{</text:p>
      <text:p text:style-name="P4"><text:tab/>int a;</text:p>
      <text:p text:style-name="P4"><text:tab/>int b;</text:p>
      <text:p text:style-name="P4"><text:tab/>int c;</text:p>
      <text:p text:style-name="P4"><text:tab/>…</text:p>
      <text:p text:style-name="P4"><text:tab/>…</text:p>
      <text:p text:style-name="P4"><text:tab/>a = 5;</text:p>
      <text:p text:style-name="P4"><text:tab/>b = a;</text:p>
      <text:p text:style-name="P4">}</text:p>
      <text:p text:style-name="P4"><text:soft-page-break/></text:p>
      <text:p text:style-name="Standard">Where are a, b, and c?</text:p>
      <text:p text:style-name="Standard"/>
      <text:p text:style-name="Standard">In previous case, a, b, and c were global. Here, they're local. Every time we call the function, we have a new a, b, and c. If we have a recursive function, then we might have an unbounded number of a's, b's, and c's. We can't reserve space ahead of time. We reserve when the function is called.</text:p>
      <text:p text:style-name="Standard"/>
      <text:p text:style-name="Standard">Table too complicated, see photo.</text:p>
      <text:p text:style-name="Standard"/>
      <table:table table:name="Table11" table:style-name="Table11">
        <table:table-column table:style-name="Table11.A" table:number-columns-repeated="4"/>
        <table:table-row>
          <table:table-cell table:style-name="Table11.A1" office:value-type="string">
            <text:p text:style-name="Table_20_Contents">return value</text:p>
          </table:table-cell>
          <table:table-cell table:style-name="Table11.A1" office:value-type="string">
            <text:p text:style-name="Table_20_Contents"/>
          </table:table-cell>
          <table:table-cell table:style-name="Table11.A1" table:number-rows-spanned="6" office:value-type="string">
            <text:p text:style-name="Table_20_Contents"/>
          </table:table-cell>
          <table:table-cell table:style-name="Table11.D1" office:value-type="string">
            <text:p text:style-name="Table_20_Contents">← fp</text:p>
          </table:table-cell>
        </table:table-row>
        <table:table-row>
          <table:table-cell table:style-name="Table11.A1" office:value-type="string">
            <text:p text:style-name="Table_20_Contents">…</text:p>
          </table:table-cell>
          <table:table-cell table:style-name="Table11.A1" office:value-type="string">
            <text:p text:style-name="Table_20_Contents"/>
          </table:table-cell>
          <table:covered-table-cell/>
          <table:table-cell table:style-name="Table11.D2" office:value-type="string">
            <text:p text:style-name="Table_20_Contents">activation record of frame</text:p>
          </table:table-cell>
        </table:table-row>
        <table:table-row>
          <table:table-cell table:style-name="Table11.A3" office:value-type="string">
            <text:p text:style-name="Table_20_Contents">…</text:p>
          </table:table-cell>
          <table:table-cell table:style-name="Table11.A3" office:value-type="string">
            <text:p text:style-name="Table_20_Contents"/>
          </table:table-cell>
          <table:covered-table-cell/>
          <table:table-cell table:style-name="Table11.D2" office:value-type="string">
            <text:p text:style-name="Table_20_Contents"/>
          </table:table-cell>
        </table:table-row>
        <table:table-row>
          <table:table-cell table:style-name="Table11.A3" office:value-type="string">
            <text:p text:style-name="Table_20_Contents">a</text:p>
          </table:table-cell>
          <table:table-cell table:style-name="Table11.A3" office:value-type="string">
            <text:p text:style-name="Table_20_Contents"/>
          </table:table-cell>
          <table:covered-table-cell/>
          <table:table-cell table:style-name="Table11.D2" office:value-type="string">
            <text:p text:style-name="Table_20_Contents"/>
          </table:table-cell>
        </table:table-row>
        <table:table-row>
          <table:table-cell table:style-name="Table11.A1" office:value-type="string">
            <text:p text:style-name="Table_20_Contents">b</text:p>
          </table:table-cell>
          <table:table-cell table:style-name="Table11.A1" office:value-type="string">
            <text:p text:style-name="Table_20_Contents"/>
          </table:table-cell>
          <table:covered-table-cell/>
          <table:table-cell table:style-name="Table11.D2" office:value-type="string">
            <text:p text:style-name="Table_20_Contents">← sp</text:p>
          </table:table-cell>
        </table:table-row>
        <table:table-row>
          <table:table-cell table:style-name="Table11.A3" office:value-type="string">
            <text:p text:style-name="Table_20_Contents">c</text:p>
          </table:table-cell>
          <table:table-cell table:style-name="Table11.A3" office:value-type="string">
            <text:p text:style-name="Table_20_Contents"/>
          </table:table-cell>
          <table:covered-table-cell/>
          <table:table-cell table:style-name="Table11.D2" office:value-type="string">
            <text:p text:style-name="Table_20_Contents"/>
          </table:table-cell>
        </table:table-row>
        <table:table-row>
          <table:table-cell table:style-name="Table11.A3" office:value-type="string">
            <text:p text:style-name="Table_20_Contents"/>
          </table:table-cell>
          <table:table-cell table:style-name="Table11.A3" office:value-type="string">
            <text:p text:style-name="Table_20_Contents"/>
          </table:table-cell>
          <table:table-cell table:style-name="Table11.A3" office:value-type="string">
            <text:p text:style-name="Table_20_Contents"/>
          </table:table-cell>
          <table:table-cell table:style-name="Table11.D2" office:value-type="string">
            <text:p text:style-name="Table_20_Contents"/>
          </table:table-cell>
        </table:table-row>
      </table:table>
      <text:p text:style-name="Standard"/>
      <text:p text:style-name="Standard">fp: frame pointer (environment pointer)</text:p>
      <text:p text:style-name="Standard">sp: stack pointer</text:p>
      <text:p text:style-name="Standard">frame: between fp and sp.</text:p>
      <text:p text:style-name="Standard"/>
      <text:p text:style-name="Standard">The values of fp and sp are not known ahead of time.</text:p>
      <text:p text:style-name="Standard"/>
      <text:p text:style-name="Standard">Main idea is we want to find out as much as possible at compile time for efficiency.</text:p>
      <text:p text:style-name="Standard"/>
      <text:p text:style-name="Standard">What do we do with <text:span text:style-name="Default_20_Paragraph_20_Font"><text:span text:style-name="T2">a = 5</text:span></text:span>?</text:p>
      <text:p text:style-name="Standard"/>
      <text:p text:style-name="Standard">→ <text:span text:style-name="Default_20_Paragraph_20_Font"><text:span text:style-name="T2">mem[fp + a_offset] = 5;</text:span></text:span></text:p>
      <text:p text:style-name="Standard"/>
      <text:p text:style-name="Standard">fp 's value is determined at runtime.</text:p>
      <text:p text:style-name="Standard">a_offset is determined at compile time.</text:p>
      <text:p text:style-name="Standard"/>
      <text:p text:style-name="Standard">Even though the address is not known at compile time, we learn as much as possible about the location (a_offset in this case), and use that.</text:p>
      <text:p text:style-name="Standard"/>
      <text:p text:style-name="Standard">What about</text:p>
      <text:p text:style-name="Standard"/>
      <text:p text:style-name="P4">f()</text:p>
      <text:p text:style-name="P4">{</text:p>
      <text:p text:style-name="P4"><text:tab/>…</text:p>
      <text:p text:style-name="P4">}</text:p>
      <text:p text:style-name="P4"/>
      <text:p text:style-name="P4">g()</text:p>
      <text:p text:style-name="P4">{</text:p>
      <text:p text:style-name="P4"><text:tab/>…</text:p>
      <text:p text:style-name="P4"><text:soft-page-break/><text:tab/>h();</text:p>
      <text:p text:style-name="P4"><text:tab/>…</text:p>
      <text:p text:style-name="P4">}</text:p>
      <text:p text:style-name="P4"/>
      <text:p text:style-name="P4">h()</text:p>
      <text:p text:style-name="P4">{</text:p>
      <text:p text:style-name="P4"><text:tab/>…</text:p>
      <text:p text:style-name="P4"><text:tab/>g();</text:p>
      <text:p text:style-name="P4"><text:tab/>…</text:p>
      <text:p text:style-name="P4">}</text:p>
      <text:p text:style-name="P4"/>
      <text:p text:style-name="P4">main()</text:p>
      <text:p text:style-name="P4">{</text:p>
      <text:p text:style-name="P4"><text:tab/>f();</text:p>
      <text:p text:style-name="P4"><text:tab/>g();</text:p>
      <text:p text:style-name="P4">}</text:p>
      <text:p text:style-name="P4"/>
      <table:table table:name="Table12" table:style-name="Table12">
        <table:table-column table:style-name="Table12.A" table:number-columns-repeated="2"/>
        <table:table-row>
          <table:table-cell table:style-name="Table12.A1" office:value-type="string">
            <text:p text:style-name="P16">Label</text:p>
          </table:table-cell>
          <table:table-cell table:style-name="Table12.B1" office:value-type="string">
            <text:p text:style-name="P16"/>
          </table:table-cell>
        </table:table-row>
        <table:table-row>
          <table:table-cell table:style-name="Table12.A2" office:value-type="string">
            <text:p text:style-name="P14">Global</text:p>
          </table:table-cell>
          <table:table-cell table:style-name="Table12.B2" office:value-type="string">
            <text:p text:style-name="P14">…</text:p>
          </table:table-cell>
        </table:table-row>
        <table:table-row>
          <table:table-cell table:style-name="Table12.A2" office:value-type="string">
            <text:p text:style-name="P14">main</text:p>
          </table:table-cell>
          <table:table-cell table:style-name="Table12.B2" office:value-type="string">
            <text:p text:style-name="P14"/>
          </table:table-cell>
        </table:table-row>
        <table:table-row>
          <table:table-cell table:style-name="Table12.A2" office:value-type="string">
            <text:p text:style-name="P14">f</text:p>
          </table:table-cell>
          <table:table-cell table:style-name="Table12.B2" office:value-type="string">
            <text:p text:style-name="P14"/>
          </table:table-cell>
        </table:table-row>
        <table:table-row>
          <table:table-cell table:style-name="Table12.A2" office:value-type="string">
            <text:p text:style-name="P14">g</text:p>
          </table:table-cell>
          <table:table-cell table:style-name="Table12.B2" office:value-type="string">
            <text:p text:style-name="P14"/>
          </table:table-cell>
        </table:table-row>
        <table:table-row>
          <table:table-cell table:style-name="Table12.A2" office:value-type="string">
            <text:p text:style-name="P14">h</text:p>
          </table:table-cell>
          <table:table-cell table:style-name="Table12.B2" office:value-type="string">
            <text:p text:style-name="P14"/>
          </table:table-cell>
        </table:table-row>
        <table:table-row>
          <table:table-cell table:style-name="Table12.A2" office:value-type="string">
            <text:p text:style-name="P14">g</text:p>
          </table:table-cell>
          <table:table-cell table:style-name="Table12.B2" office:value-type="string">
            <text:p text:style-name="P14"/>
          </table:table-cell>
        </table:table-row>
        <table:table-row>
          <table:table-cell table:style-name="Table12.A2" office:value-type="string">
            <text:p text:style-name="P14">…</text:p>
          </table:table-cell>
          <table:table-cell table:style-name="Table12.B2" office:value-type="string">
            <text:p text:style-name="P14">…</text:p>
          </table:table-cell>
        </table:table-row>
        <table:table-row>
          <table:table-cell table:style-name="Table12.A2" office:value-type="string">
            <text:p text:style-name="P14">heap</text:p>
          </table:table-cell>
          <table:table-cell table:style-name="Table12.B2" office:value-type="string">
            <text:p text:style-name="P14"/>
          </table:table-cell>
        </table:table-row>
      </table:table>
      <text:p text:style-name="P4"/>
      <text:p text:style-name="Standard"/>
      <text:p text:style-name="P1">Monday</text:p>
      <text:p text:style-name="P3">Week 13</text:p>
      <text:p text:style-name="P3">4-10-17</text:p>
      <text:p text:style-name="Standard"/>
      <text:p text:style-name="Standard">Exam on Friday.</text:p>
      <text:p text:style-name="Standard"/>
      <text:p text:style-name="Standard">Note from last time: We don't know where a particular frame will be at run time.</text:p>
      <text:p text:style-name="Standard"/>
      <text:p text:style-name="P2">Note: Mistake in today's notes. Check Wednesday's.</text:p>
      <text:p text:style-name="Standard"/>
      <text:p text:style-name="Standard">Last time:</text:p>
      <text:list xml:id="list8409522772752375273" text:style-name="L30">
        <text:list-item>
          <text:p text:style-name="P51">Global and local variables</text:p>
        </text:list-item>
      </text:list>
      <text:p text:style-name="Standard">Today:</text:p>
      <text:list xml:id="list1845484624443002832" text:style-name="L31">
        <text:list-item>
          <text:p text:style-name="P52">Runtime environment</text:p>
          <text:list>
            <text:list-item>
              <text:p text:style-name="P52">Function frame</text:p>
            </text:list-item>
            <text:list-item>
              <text:p text:style-name="P52">call &amp; return</text:p>
            </text:list-item>
          </text:list>
        </text:list-item>
      </text:list>
      <text:p text:style-name="Standard"/>
      <text:p text:style-name="Standard">Saw we have a function f that calls a function g.</text:p>
      <text:p text:style-name="Standard"/>
      <text:p text:style-name="Standard">g has:</text:p>
      <text:list xml:id="list7037298054415976454" text:style-name="L32">
        <text:list-item>
          <text:p text:style-name="P53">a return value</text:p>
        </text:list-item>
        <text:list-item>
          <text:p text:style-name="P53">some local variables</text:p>
        </text:list-item>
      </text:list>
      <text:p text:style-name="Standard"/>
      <text:p text:style-name="Standard">Before the call (Photo)</text:p>
      <text:p text:style-name="Standard">After the call (Photo).</text:p>
      <text:p text:style-name="Standard">After return (Photo).</text:p>
      <text:p text:style-name="Standard"/>
      <text:p text:style-name="Standard">We need to keep track of the frame pointer and the stack pointer with each function call.</text:p>
      <text:p text:style-name="Standard">They move when we call g, but then they go back to what they were before when we're done with g.</text:p>
      <text:p text:style-name="Standard"/>
      <text:p text:style-name="Standard">fp<text:span text:style-name="T10">new</text:span><text:span text:style-name="T12"> = sp</text:span><text:span text:style-name="T10">old</text:span></text:p>
      <text:p text:style-name="Standard"><text:span text:style-name="T12">sp</text:span><text:span text:style-name="T10">new</text:span><text:span text:style-name="T12"> = fp</text:span><text:span text:style-name="T10">new</text:span><text:span text:style-name="T21"> </text:span><text:span text:style-name="T12">+ frame size</text:span></text:p>
      <text:p text:style-name="P8"/>
      <text:p text:style-name="P8">The caller may or may not know the frame size.</text:p>
      <text:p text:style-name="P8">The function signature has types of parameters and the type of return value.</text:p>
      <text:p text:style-name="P8"/>
      <text:p text:style-name="P8">However, the callee does know it, so:</text:p>
      <text:p text:style-name="Standard"><text:span text:style-name="T12">“sp</text:span><text:span text:style-name="T10">new</text:span><text:span text:style-name="T12"> = fp</text:span><text:span text:style-name="T10">new</text:span><text:span text:style-name="T21"> </text:span><text:span text:style-name="T12">+ frame size” needs to be executed by callee.</text:span></text:p>
      <text:p text:style-name="P8"/>
      <text:p text:style-name="Standard"><text:span text:style-name="T12">“fp</text:span><text:span text:style-name="T10">new</text:span><text:span text:style-name="T12"> = sp</text:span><text:span text:style-name="T10">old</text:span><text:span text:style-name="T12">” can be executed by caller or callee.</text:span></text:p>
      <text:p text:style-name="P8"/>
      <text:p text:style-name="Standard"><text:span text:style-name="T12">Since some steps in a call can be executed either by caller or by callee, we need a </text:span><text:span text:style-name="T13">calling convention</text:span><text:span text:style-name="T12"> to decide who does what.</text:span></text:p>
      <text:p text:style-name="P8"/>
      <text:p text:style-name="Standard"><text:span text:style-name="T12">There are many calling conventions, and knowing them is not important. What is important, what we need to know, is </text:span><text:span text:style-name="T14">why</text:span><text:span text:style-name="T16"> we have them.</text:span></text:p>
      <text:p text:style-name="P9"/>
      <text:p text:style-name="P9">Calling conventions can be dependent on:</text:p>
      <text:list xml:id="list8509811929166351339" text:style-name="L33">
        <text:list-item>
          <text:p text:style-name="P55"><text:soft-page-break/>architecture</text:p>
        </text:list-item>
        <text:list-item>
          <text:p text:style-name="P55">programming language</text:p>
        </text:list-item>
      </text:list>
      <text:p text:style-name="P9"/>
      <text:p text:style-name="Standard"><text:span text:style-name="T16">So fp</text:span><text:span text:style-name="T11">new</text:span><text:span text:style-name="T16"> = sp</text:span><text:span text:style-name="T11">old</text:span><text:span text:style-name="T16">. But when we're done, we need fp</text:span><text:span text:style-name="T11">old</text:span><text:span text:style-name="T16">. What is fp</text:span><text:span text:style-name="T11">old</text:span><text:span text:style-name="T16">?</text:span></text:p>
      <text:p text:style-name="P9"/>
      <text:p text:style-name="Standard"><text:span text:style-name="T16">fp</text:span><text:span text:style-name="T11">old</text:span><text:span text:style-name="T16"> = sp</text:span><text:span text:style-name="T11">new</text:span><text:span text:style-name="T16"> – frame size of caller.</text:span></text:p>
      <text:p text:style-name="P9"/>
      <text:p text:style-name="P9">So the caller should theoretically call it.</text:p>
      <text:p text:style-name="P9">This is not how it works.</text:p>
      <text:p text:style-name="P9"/>
      <text:p text:style-name="Standard"><text:span text:style-name="T16">But it could be things have been done on the stack, so frame size is not constant. So we need to recover fp</text:span><text:span text:style-name="T11">old</text:span><text:span text:style-name="T16"> directly.</text:span></text:p>
      <text:p text:style-name="P9"/>
      <text:p text:style-name="Standard"><text:span text:style-name="T16">So we need to save fp</text:span><text:span text:style-name="T11">old</text:span><text:span text:style-name="T16"> somewhere. (photo)</text:span></text:p>
      <text:p text:style-name="P9">We need some offset where we're going to save it.</text:p>
      <text:p text:style-name="P9"/>
      <text:p text:style-name="P9">The old frame pointer is known by caller, not callee (callee doesn't know what's calling it), so the caller should save it.</text:p>
      <text:p text:style-name="P9"/>
      <text:p text:style-name="P9">So that offset should be known by the caller. (photo)</text:p>
      <text:p text:style-name="P9">There cannot be a variable number of things in there. It cannot be after the local variables because that can change.</text:p>
      <text:p text:style-name="Standard"><text:span text:style-name="T16">It </text:span><text:span text:style-name="T14">can</text:span><text:span text:style-name="T16"> be after the parameters, because the caller knows the number of parameters.</text:span></text:p>
      <text:p text:style-name="P9"/>
      <text:p text:style-name="P9">Unless we have a variable number of paramters.</text:p>
      <text:p text:style-name="P9"/>
      <text:p text:style-name="P9">Really, what matters is that we know it.</text:p>
      <text:p text:style-name="P9"/>
      <text:p text:style-name="Standard"><text:span text:style-name="T16">How do we recover fp</text:span><text:span text:style-name="T11">old</text:span><text:span text:style-name="T16">?</text:span></text:p>
      <text:p text:style-name="P9"/>
      <text:p text:style-name="Standard"><text:span text:style-name="T16">fp</text:span><text:span text:style-name="T11">old</text:span><text:span text:style-name="T16"> <text:tab/>= mem[fp</text:span><text:span text:style-name="T11">new</text:span><text:span text:style-name="T16"> + fp</text:span><text:span text:style-name="T11">offset</text:span><text:span text:style-name="T16">]</text:span></text:p>
      <text:p text:style-name="Standard"><text:span text:style-name="T16"><text:tab/>= mem[sp</text:span><text:span text:style-name="T11">old</text:span><text:span text:style-name="T16"> + fp</text:span><text:span text:style-name="T11">offset</text:span><text:span text:style-name="T16">]</text:span></text:p>
      <text:p text:style-name="P9"/>
      <text:p text:style-name="P9">The caller and the callee can both execute this when the call returns.</text:p>
      <text:list xml:id="list4398794421420033819" text:style-name="L34">
        <text:list-item>
          <text:p text:style-name="P56">Caller can execute just after call return</text:p>
        </text:list-item>
        <text:list-item>
          <text:p text:style-name="P56">Callee can execute just before call return</text:p>
        </text:list-item>
      </text:list>
      <text:p text:style-name="P9"/>
      <text:p text:style-name="P9">Let's see some actual code (posted on blackboard, allocation.c).</text:p>
      <text:p text:style-name="P9"/>
      <text:p text:style-name="P9">For simplicity, we're assuming variable is stored in memory always, instead of sometimes in registers.</text:p>
      <text:p text:style-name="P9">Also, assuming fp and sp are stored in individual registers.</text:p>
      <text:p text:style-name="P9"/>
      <text:p text:style-name="Standard"><text:span text:style-name="T16">Skipping factorial function for now, going to example function implementation of </text:span><text:span text:style-name="T17">int f</text:span><text:span text:style-name="T18"> (</text:span><text:span text:style-name="T17">void f</text:span><text:span text:style-name="T18"> for memory stuff)</text:span></text:p>
      <text:p text:style-name="P10"/>
      <text:p text:style-name="P4"><text:span text:style-name="T16">b_f_offset</text:span><text:span text:style-name="T18"> is used so we know it's the offset for b in function f. Note we are not using local variables.</text:span></text:p>
      <text:p text:style-name="P10"/>
      <text:p text:style-name="P10"><text:soft-page-break/>The return value is all relative to the frame pointer.</text:p>
      <text:p text:style-name="P10"/>
      <text:p text:style-name="P4"><text:span text:style-name="T18">Skip to main where we do </text:span><text:span text:style-name="T16">a = f(c);</text:span><text:span text:style-name="T18">.</text:span></text:p>
      <text:p text:style-name="P10"/>
      <text:p text:style-name="P5"><text:span text:style-name="T18">Note the off-by-one adjustments</text:span><text:span text:style-name="T19">.</text:span></text:p>
      <text:p text:style-name="P11"/>
      <text:p text:style-name="P11">When you declare in a header file, you can compile without the body because all you need to know it return type, parameter types, and amount of parameters.</text:p>
      <text:p text:style-name="P11"/>
      <text:p text:style-name="P13">sp = sp + 1;</text:p>
      <text:p text:style-name="P11">Depending on your convention, do you point to the end of the frame, or beyond?</text:p>
      <text:p text:style-name="P11">This one points to the end of the frame.</text:p>
      <text:p text:style-name="P11"/>
      <text:p text:style-name="P11">The return address also needs to be saved.</text:p>
      <text:p text:style-name="P11"/>
      <text:p text:style-name="P11"/>
      <text:p text:style-name="P1">Wednesday</text:p>
      <text:p text:style-name="P3">Week 13</text:p>
      <text:p text:style-name="P3">4-12-17</text:p>
      <text:p text:style-name="Standard"/>
      <text:p text:style-name="P11">Exam 3:</text:p>
      <text:p text:style-name="P11">20 Questions</text:p>
      <text:list xml:id="list1904926126190424790" text:style-name="L35">
        <text:list-item>
          <text:p text:style-name="P57">7 type-checking/equivalence</text:p>
        </text:list-item>
        <text:list-item>
          <text:p text:style-name="P57">7 Hindley-Milner</text:p>
        </text:list-item>
        <text:list-item>
          <text:p text:style-name="P57">6 parsing</text:p>
        </text:list-item>
      </text:list>
      <text:p text:style-name="P20"/>
      <text:p text:style-name="P11"/>
      <text:p text:style-name="P11">Last time:</text:p>
      <text:list xml:id="list4323589290233802302" text:style-name="L36">
        <text:list-item>
          <text:p text:style-name="P58">Activation Record</text:p>
        </text:list-item>
        <text:list-item>
          <text:p text:style-name="P58">Frame Pointer</text:p>
        </text:list-item>
        <text:list-item>
          <text:p text:style-name="P58">Stack Pointer</text:p>
        </text:list-item>
        <text:list-item>
          <text:p text:style-name="P58">Local Variables</text:p>
        </text:list-item>
      </text:list>
      <text:p text:style-name="P11">Today:</text:p>
      <text:list xml:id="list2516444916173592199" text:style-name="L37">
        <text:list-item>
          <text:p text:style-name="P59">More of the same</text:p>
        </text:list-item>
      </text:list>
      <text:p text:style-name="P11"/>
      <text:p text:style-name="P11">Photo</text:p>
      <text:p text:style-name="P11"/>
      <text:p text:style-name="P11">fp: Frame pointer points to first byte of frame. Beginning of frame. Also called environment pointer.</text:p>
      <text:p text:style-name="P11">sp: Stack pointer points to end of frame <text:span text:style-name="T4">or</text:span> to location immediately after the frame.</text:p>
      <text:p text:style-name="P11"/>
      <text:p text:style-name="P11">Note the “Or.” We need to decide on which for our calling convention. It doesn't matter which one it is, as long as it is consistent.</text:p>
      <text:p text:style-name="P11"/>
      <text:p text:style-name="P12">In the teacher's explanation, we assume it points to the end of the frame.</text:p>
      <text:p text:style-name="P60"/>
      <text:p text:style-name="P60">Frame:</text:p>
      <table:table table:name="Table13" table:style-name="Table13">
        <table:table-column table:style-name="Table13.A"/>
        <table:table-column table:style-name="Table13.B"/>
        <table:table-row>
          <table:table-cell table:style-name="Table13.A1" office:value-type="string">
            <text:p text:style-name="P18">fp →</text:p>
          </table:table-cell>
          <table:table-cell table:style-name="Table13.B1" office:value-type="string">
            <text:p text:style-name="P18">return value</text:p>
          </table:table-cell>
        </table:table-row>
        <table:table-row>
          <table:table-cell table:style-name="Table13.A2" office:value-type="string">
            <text:p text:style-name="P18"/>
          </table:table-cell>
          <table:table-cell table:style-name="Table13.B2" office:value-type="string">
            <text:p text:style-name="P18">parameters (if any)</text:p>
          </table:table-cell>
        </table:table-row>
        <table:table-row>
          <table:table-cell table:style-name="Table13.A2" office:value-type="string">
            <text:p text:style-name="P18"/>
          </table:table-cell>
          <table:table-cell table:style-name="Table13.B2" office:value-type="string">
            <text:p text:style-name="P18">fp of caller</text:p>
          </table:table-cell>
        </table:table-row>
        <table:table-row>
          <table:table-cell table:style-name="Table13.A2" office:value-type="string">
            <text:p text:style-name="P18"/>
          </table:table-cell>
          <table:table-cell table:style-name="Table13.B2" office:value-type="string">
            <text:p text:style-name="P18">return address</text:p>
            <text:p text:style-name="P18">(code address, which is the address of the the next instruction to be executed after call returns).</text:p>
          </table:table-cell>
        </table:table-row>
        <table:table-row>
          <table:table-cell table:style-name="Table13.A2" office:value-type="string">
            <text:p text:style-name="P18"/>
          </table:table-cell>
          <table:table-cell table:style-name="Table13.B2" office:value-type="string">
            <text:p text:style-name="P18">local variables</text:p>
          </table:table-cell>
        </table:table-row>
        <table:table-row>
          <table:table-cell table:style-name="Table13.A2" office:value-type="string">
            <text:p text:style-name="P18">sp →</text:p>
          </table:table-cell>
          <table:table-cell table:style-name="Table13.B2" office:value-type="string">
            <text:p text:style-name="P18"/>
          </table:table-cell>
        </table:table-row>
      </table:table>
      <text:p text:style-name="P60"/>
      <text:p text:style-name="P60">When we finish the call, we have to go back to the caller. So fp and sp have to be stored. But we also need to know where to return to, so we need the address of the instruction after the one calling the function.</text:p>
      <text:p text:style-name="P60"/>
      <text:p text:style-name="P60">But Callee doesn't know, so caller needs to set that address.</text:p>
      <text:p text:style-name="P60"/>
      <text:p text:style-name="P12"><text:soft-page-break/><text:span text:style-name="T22">We had a </text:span><text:span text:style-name="T23">mistake</text:span><text:span text:style-name="T22"> last time:</text:span></text:p>
      <text:p text:style-name="P60"/>
      <table:table table:name="Table14" table:style-name="Table14">
        <table:table-column table:style-name="Table14.A"/>
        <table:table-column table:style-name="Table14.B"/>
        <table:table-row>
          <table:table-cell table:style-name="Table14.A1" office:value-type="string">
            <text:p text:style-name="P18">fp → (at very first byte)</text:p>
          </table:table-cell>
          <table:table-cell table:style-name="Table14.B1" office:value-type="string">
            <text:p text:style-name="P18">return value</text:p>
          </table:table-cell>
        </table:table-row>
        <table:table-row>
          <table:table-cell table:style-name="Table14.A2" office:value-type="string">
            <text:p text:style-name="P18"/>
          </table:table-cell>
          <table:table-cell table:style-name="Table14.B2" office:value-type="string">
            <text:p text:style-name="P18">parameters (if any)</text:p>
            <text:p text:style-name="P18">(one spot for each parameter)</text:p>
          </table:table-cell>
        </table:table-row>
        <table:table-row>
          <table:table-cell table:style-name="Table14.A2" office:value-type="string">
            <text:p text:style-name="P18">fp offset</text:p>
          </table:table-cell>
          <table:table-cell table:style-name="Table14.B2" office:value-type="string">
            <text:p text:style-name="P18">fp of caller</text:p>
          </table:table-cell>
        </table:table-row>
        <table:table-row>
          <table:table-cell table:style-name="Table14.A2" office:value-type="string">
            <text:p text:style-name="P18"/>
          </table:table-cell>
          <table:table-cell table:style-name="Table14.B2" office:value-type="string">
            <text:p text:style-name="P18">return address</text:p>
          </table:table-cell>
        </table:table-row>
        <table:table-row>
          <table:table-cell table:style-name="Table14.A2" office:value-type="string">
            <text:p text:style-name="P18"/>
          </table:table-cell>
          <table:table-cell table:style-name="Table14.B2" office:value-type="string">
            <text:p text:style-name="P18">local variables</text:p>
            <text:p text:style-name="P18">(One spot for each local variable)</text:p>
          </table:table-cell>
        </table:table-row>
        <table:table-row>
          <table:table-cell table:style-name="Table14.A2" office:value-type="string">
            <text:p text:style-name="P18">sp → (at very last byte)</text:p>
          </table:table-cell>
          <table:table-cell table:style-name="Table14.B2" office:value-type="string">
            <text:p text:style-name="P18"/>
          </table:table-cell>
        </table:table-row>
      </table:table>
      <text:p text:style-name="Standard"/>
      <text:p text:style-name="Standard">So how do we set:</text:p>
      <text:list xml:id="list2295444457103941458" text:style-name="L38">
        <text:list-item>
          <text:p text:style-name="P67">fp of callee?</text:p>
          <text:list>
            <text:list-item>
              <text:p text:style-name="P67">fp<text:span text:style-name="T10">new</text:span><text:span text:style-name="T12"> = sp</text:span><text:span text:style-name="T10">old</text:span><text:span text:style-name="T12"> + 1</text:span></text:p>
            </text:list-item>
          </text:list>
        </text:list-item>
        <text:list-item>
          <text:p text:style-name="P61">sp of callee?</text:p>
          <text:list>
            <text:list-item>
              <text:p text:style-name="P67"><text:span text:style-name="T12">sp</text:span><text:span text:style-name="T10">new</text:span><text:span text:style-name="T12"> = fp</text:span><text:span text:style-name="T10">new</text:span><text:span text:style-name="T12"> + FRAMESIZE – 1</text:span></text:p>
            </text:list-item>
          </text:list>
        </text:list-item>
      </text:list>
      <text:p text:style-name="P8"/>
      <text:p text:style-name="P8">If we wanted to set fp and sp by callee:</text:p>
      <text:p text:style-name="P8">fp = sp + 1 //callee</text:p>
      <text:p text:style-name="P8">sp = fp + FRAMESIZE – 1</text:p>
      <text:p text:style-name="P8"/>
      <text:p text:style-name="P8">Other possibility: Set fp by caller and sp by callee</text:p>
      <text:p text:style-name="P8">fp = sp + 1 //caller</text:p>
      <text:p text:style-name="P8">sp = fp + FRAMESIZE – 1 //callee</text:p>
      <text:p text:style-name="P8"/>
      <text:p text:style-name="P8">sp has to be set by callee because caller does not know the frame size of the callee</text:p>
      <text:p text:style-name="P8"/>
      <text:p text:style-name="P62">Restoring caller environment:</text:p>
      <text:list xml:id="list2646495628900845392" text:style-name="L39">
        <text:list-item>
          <text:p text:style-name="P63">By Callee:</text:p>
          <text:list>
            <text:list-item>
              <text:p text:style-name="P63">sp = fp – 1</text:p>
            </text:list-item>
            <text:list-item>
              <text:p text:style-name="P63">fp = mem[fp + fp_offset]</text:p>
            </text:list-item>
          </text:list>
        </text:list-item>
        <text:list-item>
          <text:p text:style-name="P63">By Caller:</text:p>
          <text:list>
            <text:list-item>
              <text:p text:style-name="P63">Note: Callee leaves fp &amp; sp unchanged</text:p>
            </text:list-item>
            <text:list-item>
              <text:p text:style-name="P63">sp = fp – 1</text:p>
            </text:list-item>
            <text:list-item>
              <text:p text:style-name="P63">fp = mem[fp + fp_offset]</text:p>
            </text:list-item>
          </text:list>
        </text:list-item>
      </text:list>
      <text:p text:style-name="P62">Return Value:</text:p>
      <text:list xml:id="list26936559077732007" text:style-name="L40">
        <text:list-item>
          <text:p text:style-name="P64">Has to be set by callee:</text:p>
          <text:list>
            <text:list-item>
              <text:p text:style-name="P68"><text:span text:style-name="T15">Could</text:span><text:span text:style-name="T20"> go in a register, but we'll assume it's on the stack for this case</text:span></text:p>
            </text:list-item>
            <text:list-item>
              <text:p text:style-name="P64">mem[fp + return_offset] = value;</text:p>
            </text:list-item>
          </text:list>
        </text:list-item>
        <text:list-item>
          <text:p text:style-name="P64">It is read by caller (assuming after it restored its environment):</text:p>
          <text:list>
            <text:list-item>
              <text:p text:style-name="P64">mem[some variable] = mem[sp + 1 + return_offset]</text:p>
            </text:list-item>
          </text:list>
        </text:list-item>
      </text:list>
      <text:p text:style-name="P62">Passive arguments:</text:p>
      <text:list xml:id="list3118593581129653389" text:style-name="L41">
        <text:list-item>
          <text:p text:style-name="P65">Caller sets them:</text:p>
          <text:list>
            <text:list-item>
              <text:p text:style-name="P69"><text:span text:style-name="T20">mem[sp+1+arg_1_offset] = v1<text:line-break/>mem[sp+1+arg_2_offset] = v2<text:line-break/></text:span><text:soft-page-break/><text:span text:style-name="T20">…<text:line-break/>mem[sp+1+arg_k_offset] = vk</text:span></text:p>
            </text:list-item>
            <text:list-item>
              <text:p text:style-name="P65">Note that we can add a different number than one, we're just using it to make it clear that we're in the next frame (???)</text:p>
            </text:list-item>
          </text:list>
        </text:list-item>
        <text:list-item>
          <text:p text:style-name="P65">Callee can access them:</text:p>
          <text:list>
            <text:list-item>
              <text:p text:style-name="P65">mem[some variable] = mem[sp+1+arg_1_offset]<text:line-break/>mem[some variable] = mem[sp+1+arg_2_offset]<text:line-break/>…<text:line-break/>mem[some variable] = mem[sp+1+arg_k_offset]</text:p>
            </text:list-item>
          </text:list>
        </text:list-item>
      </text:list>
      <text:p text:style-name="P62">Return Address:</text:p>
      <text:list xml:id="list3777971473983048473" text:style-name="L42">
        <text:list-item>
          <text:p text:style-name="P66">Set by the caller:</text:p>
          <text:list>
            <text:list-item>
              <text:p text:style-name="P71">mem[sp+1+return_offset] = return address</text:p>
            </text:list-item>
          </text:list>
        </text:list-item>
      </text:list>
      <text:p text:style-name="P70"/>
      <text:p text:style-name="P70">Looking at factorial coded function.</text:p>
      <text:p text:style-name="P70"/>
      <text:list xml:id="list4825810838335798578" text:style-name="L43">
        <text:list-item>
          <text:p text:style-name="P72">in else statement:</text:p>
          <text:list>
            <text:list-item>
              <text:p text:style-name="P72">in call setup</text:p>
              <text:list>
                <text:list-item>
                  <text:p text:style-name="P72">a is local</text:p>
                </text:list-item>
                <text:list-item>
                  <text:p text:style-name="P72">we're saving it in a temporary variable</text:p>
                </text:list-item>
                <text:list-item>
                  <text:p text:style-name="P72">advance sp by 1</text:p>
                </text:list-item>
                <text:list-item>
                  <text:p text:style-name="P72">copying argument from callee factorial function to ???</text:p>
                </text:list-item>
                <text:list-item>
                  <text:p text:style-name="P72">then saving caller's frame pointer</text:p>
                </text:list-item>
                <text:list-item>
                  <text:p text:style-name="P72">Then it makes the call again.</text:p>
                </text:list-item>
              </text:list>
            </text:list-item>
            <text:list-item>
              <text:p text:style-name="P72">recover caller environment after return</text:p>
              <text:list>
                <text:list-item>
                  <text:p text:style-name="P72">recover the stack pointer and the frame pointer</text:p>
                </text:list-item>
              </text:list>
            </text:list-item>
            <text:list-item>
              <text:p text:style-name="P72">calculate return value</text:p>
              <text:list>
                <text:list-item>
                  <text:p text:style-name="P72">return value of fact(a) is LHS</text:p>
                </text:list-item>
                <text:list-item>
                  <text:p text:style-name="P72">RHS:</text:p>
                  <text:list>
                    <text:list-item>
                      <text:p text:style-name="P72">fp+a_fact_offset = a</text:p>
                    </text:list-item>
                    <text:list-item>
                      <text:p text:style-name="P72">multiplied by result of fact(a – 1)</text:p>
                    </text:list-item>
                  </text:list>
                </text:list-item>
              </text:list>
            </text:list-item>
          </text:list>
        </text:list-item>
      </text:list>
      <text:p text:style-name="P70"/>
      <text:p text:style-name="P70">In main:</text:p>
      <text:list xml:id="list3249951484131119350" text:style-name="L44">
        <text:list-item>
          <text:p text:style-name="P73">a = fact(c)</text:p>
        </text:list-item>
        <text:list-item>
          <text:p text:style-name="P73">call setup:</text:p>
          <text:list>
            <text:list-item>
              <text:p text:style-name="P73">global c</text:p>
            </text:list-item>
          </text:list>
        </text:list-item>
      </text:list>
      <text:p text:style-name="P70"/>
      <text:p text:style-name="P70">See code comments</text:p>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7-03-22T08:15:00Z</meta:creation-date>
    <dc:date>2017-04-14T08:28:28.17</dc:date>
    <meta:editing-cycles>67</meta:editing-cycles>
    <meta:editing-duration>PT1H47M34S</meta:editing-duration>
    <meta:document-statistic meta:table-count="14" meta:image-count="0" meta:object-count="0" meta:page-count="35" meta:paragraph-count="1087" meta:word-count="6143" meta:character-count="30734"/>
    <meta:template xlink:type="simple" xlink:actuate="onRequest" xlink:title="" xlink:href="Normal.dotm"/>
  </office:meta>
</office:document-meta>
</file>